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10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gmaA</text:p>
          </table:table-cell>
          <table:table-cell table:style-name="ce1" office:value-type="float" office:value="2.82569E-025" calcext:value-type="float">
            <text:p>2.83E-02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pa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Ws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calc</text:p>
          </table:table-cell>
          <table:table-cell office:value-type="string" calcext:value-type="string">
            <text:p>Ppcalc</text:p>
          </table:table-cell>
          <table:table-cell table:number-columns-repeated="2"/>
          <table:table-cell office:value-type="string" calcext:value-type="string">
            <text:p>pas</text:p>
          </table:table-cell>
        </table:table-row>
        <table:table-row table:style-name="ro1">
          <table:table-cell office:value-type="string" calcext:value-type="string">
            <text:p>sigmaE</text:p>
          </table:table-cell>
          <table:table-cell table:style-name="ce1" office:value-type="float" office:value="4.11349E-025" calcext:value-type="float">
            <text:p>4.11E-0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17]" office:value-type="float" office:value="0.03" calcext:value-type="float">
            <text:p>3.00E-02</text:p>
          </table:table-cell>
          <table:table-cell table:formula="of:=[.$B$16]" office:value-type="float" office:value="0.000001" calcext:value-type="float">
            <text:p>1.00E-06</text:p>
          </table:table-cell>
          <table:table-cell table:formula="of:=[.$B$1]*[.$B$18]*[.E2]/([.$B$10]*[.$B$15]*[.$B$9])" office:value-type="float" office:value="1065.20381999379" calcext:value-type="float">
            <text:p>1.07E+03</text:p>
          </table:table-cell>
          <table:table-cell table:formula="of:=[.$B$1]*[.$B$18]*[.F2]/([.$B$10]*[.$B$14]*[.$B$9])" office:value-type="float" office:value="0.0561587047955911" calcext:value-type="float">
            <text:p>5.62E-02</text:p>
          </table:table-cell>
          <table:table-cell table:formula="of:=[.$B$2]*[.$B$18]*[.F2]/([.$B$10]*[.$B$14]*[.$B$9])" office:value-type="float" office:value="0.081752871188848" calcext:value-type="float">
            <text:p>8.18E-02</text:p>
          </table:table-cell>
          <table:table-cell table:formula="of:=[.$B$4]" office:value-type="float" office:value="5E-027" calcext:value-type="float">
            <text:p>5.00E-27</text:p>
          </table:table-cell>
          <table:table-cell table:formula="of:=[.$B$5]" office:value-type="float" office:value="9.5E-026" calcext:value-type="float">
            <text:p>9.50E-26</text:p>
          </table:table-cell>
          <table:table-cell/>
          <table:table-cell table:formula="of:=[.$B$3]*([.G2]+[.H2])/([.G2]+[.H2]+[.I2])" office:value-type="float" office:value="9.99923261364155E-026" calcext:value-type="float">
            <text:p>1.00E-25</text:p>
          </table:table-cell>
          <table:table-cell table:formula="of:=[.$B$10]*[.$B$15]*[.$B$9]*[.G2]/([.$B$1]*[.$B$18])" office:value-type="float" office:value="0.03" calcext:value-type="float">
            <text:p>3.00E-02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0</text:p>
          </table:table-cell>
          <table:table-cell table:style-name="ce1" office:value-type="float" office:value="1E-025" calcext:value-type="float">
            <text:p>1.00E-025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E2]+[.$B$21]*(-[.$B$1]*[.K2]*[.E2])" office:value-type="float" office:value="0.0299919467835" calcext:value-type="float">
            <text:p>3.00E-02</text:p>
          </table:table-cell>
          <table:table-cell table:formula="of:=[.F2]+[.$B$21]*([.$B$2]*[.J2]-[.$B$1]*[.K2])*[.F2]" office:value-type="float" office:value="0.0000009997521269" calcext:value-type="float">
            <text:p>1.00E-06</text:p>
          </table:table-cell>
          <table:table-cell table:formula="of:=[.$B$1]*[.$B$18]*[.E3]/([.$B$10]*[.$B$15]*[.$B$9])" office:value-type="float" office:value="1064.91787609449" calcext:value-type="float">
            <text:p>1.06E+03</text:p>
          </table:table-cell>
          <table:table-cell table:formula="of:=[.$B$1]*[.$B$18]*[.F3]/([.$B$10]*[.$B$14]*[.$B$9])" office:value-type="float" office:value="0.0561447845633414" calcext:value-type="float">
            <text:p>5.61E-02</text:p>
          </table:table-cell>
          <table:table-cell table:formula="of:=[.$B$2]*[.$B$18]*[.F3]/([.$B$10]*[.$B$14]*[.$B$9])" office:value-type="float" office:value="0.0817326068512325" calcext:value-type="float">
            <text:p>8.17E-02</text:p>
          </table:table-cell>
          <table:table-cell table:formula="of:=[.$B$3]*([.E3]+[.F3])/([.E3]+[.F3]+[.G3])" office:value-type="float" office:value="2.81637697088734E-030" calcext:value-type="float">
            <text:p>2.82E-30</text:p>
          </table:table-cell>
          <table:table-cell table:formula="of:=[.$B$3]-[.J3]" office:value-type="float" office:value="9.99971836230291E-026" calcext:value-type="float">
            <text:p>1.00E-25</text:p>
          </table:table-cell>
          <table:table-cell/>
          <table:table-cell table:formula="of:=[.$B$3]*([.G3]+[.H3])/([.G3]+[.H3]+[.I3])" office:value-type="float" office:value="9.99923259785618E-026" calcext:value-type="float">
            <text:p>1.00E-25</text:p>
          </table:table-cell>
          <table:table-cell table:formula="of:=[.$B$10]*[.$B$15]*[.$B$9]*[.G3]/([.$B$1]*[.$B$18])" office:value-type="float" office:value="0.0299919467835" calcext:value-type="float">
            <text:p>3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init</text:p>
          </table:table-cell>
          <table:table-cell table:formula="of:=[.B3]/20" office:value-type="float" office:value="5E-027" calcext:value-type="float">
            <text:p>5E-027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E3]+[.$B$21]*(-[.$B$1]*[.K3]*[.E3])" office:value-type="float" office:value="0.0299834722277715" calcext:value-type="float">
            <text:p>3.00E-02</text:p>
          </table:table-cell>
          <table:table-cell table:formula="of:=[.F3]+[.$B$21]*([.$B$2]*[.J3]-[.$B$1]*[.K3])*[.F3]" office:value-type="float" office:value="0.000000999469647479757" calcext:value-type="float">
            <text:p>9.99E-07</text:p>
          </table:table-cell>
          <table:table-cell table:formula="of:=[.$B$1]*[.$B$18]*[.E4]/([.$B$10]*[.$B$15]*[.$B$9])" office:value-type="float" office:value="1064.61697179" calcext:value-type="float">
            <text:p>1.06E+03</text:p>
          </table:table-cell>
          <table:table-cell table:formula="of:=[.$B$1]*[.$B$18]*[.F4]/([.$B$10]*[.$B$14]*[.$B$9])" office:value-type="float" office:value="0.0561289208849691" calcext:value-type="float">
            <text:p>5.61E-02</text:p>
          </table:table-cell>
          <table:table-cell table:formula="of:=[.$B$2]*[.$B$18]*[.F4]/([.$B$10]*[.$B$14]*[.$B$9])" office:value-type="float" office:value="0.0817095133475759" calcext:value-type="float">
            <text:p>8.17E-02</text:p>
          </table:table-cell>
          <table:table-cell table:formula="of:=[.$B$3]*([.E4]+[.F4])/([.E4]+[.F4]+[.G4])" office:value-type="float" office:value="2.81637697088843E-030" calcext:value-type="float">
            <text:p>2.82E-30</text:p>
          </table:table-cell>
          <table:table-cell table:formula="of:=[.$B$3]-[.J4]" office:value-type="float" office:value="9.99971836230291E-026" calcext:value-type="float">
            <text:p>1.00E-25</text:p>
          </table:table-cell>
          <table:table-cell/>
          <table:table-cell table:formula="of:=[.$B$3]*([.G4]+[.H4])/([.G4]+[.H4]+[.I4])" office:value-type="float" office:value="9.99923259784729E-026" calcext:value-type="float">
            <text:p>1.00E-25</text:p>
          </table:table-cell>
          <table:table-cell table:formula="of:=[.$B$10]*[.$B$15]*[.$B$9]*[.G4]/([.$B$1]*[.$B$18])" office:value-type="float" office:value="0.0299834722277715" calcext:value-type="float">
            <text:p>3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init</text:p>
          </table:table-cell>
          <table:table-cell table:formula="of:=[.B3]-[.B4]" office:value-type="float" office:value="9.5E-026" calcext:value-type="float">
            <text:p>9.5E-026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E4]+[.$B$21]*(-[.$B$1]*[.K4]*[.E4])" office:value-type="float" office:value="0.0299750000666223" calcext:value-type="float">
            <text:p>3.00E-02</text:p>
          </table:table-cell>
          <table:table-cell table:formula="of:=[.F4]+[.$B$21]*([.$B$2]*[.J4]-[.$B$1]*[.K4])*[.F4]" office:value-type="float" office:value="0.00000099918724787392" calcext:value-type="float">
            <text:p>9.99E-07</text:p>
          </table:table-cell>
          <table:table-cell table:formula="of:=[.$B$1]*[.$B$18]*[.E5]/([.$B$10]*[.$B$15]*[.$B$9])" office:value-type="float" office:value="1064.31615250934" calcext:value-type="float">
            <text:p>1.06E+03</text:p>
          </table:table-cell>
          <table:table-cell table:formula="of:=[.$B$1]*[.$B$18]*[.F5]/([.$B$10]*[.$B$14]*[.$B$9])" office:value-type="float" office:value="0.0561130616888705" calcext:value-type="float">
            <text:p>5.61E-02</text:p>
          </table:table-cell>
          <table:table-cell table:formula="of:=[.$B$2]*[.$B$18]*[.F5]/([.$B$10]*[.$B$14]*[.$B$9])" office:value-type="float" office:value="0.0816864263689761" calcext:value-type="float">
            <text:p>8.17E-02</text:p>
          </table:table-cell>
          <table:table-cell table:formula="of:=[.$B$3]*([.E5]+[.F5])/([.E5]+[.F5]+[.G5])" office:value-type="float" office:value="2.81637697088951E-030" calcext:value-type="float">
            <text:p>2.82E-30</text:p>
          </table:table-cell>
          <table:table-cell table:formula="of:=[.$B$3]-[.J5]" office:value-type="float" office:value="9.99971836230291E-026" calcext:value-type="float">
            <text:p>1.00E-25</text:p>
          </table:table-cell>
          <table:table-cell/>
          <table:table-cell table:formula="of:=[.$B$3]*([.G5]+[.H5])/([.G5]+[.H5]+[.I5])" office:value-type="float" office:value="9.9992325978384E-026" calcext:value-type="float">
            <text:p>1.00E-25</text:p>
          </table:table-cell>
          <table:table-cell table:formula="of:=[.$B$10]*[.$B$15]*[.$B$9]*[.G5]/([.$B$1]*[.$B$18])" office:value-type="float" office:value="0.0299750000666223" calcext:value-type="float">
            <text:p>3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0.000005" calcext:value-type="float">
            <text:p>5.00E-006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E5]+[.$B$21]*(-[.$B$1]*[.K5]*[.E5])" office:value-type="float" office:value="0.0299665302993757" calcext:value-type="float">
            <text:p>3.00E-02</text:p>
          </table:table-cell>
          <table:table-cell table:formula="of:=[.F5]+[.$B$21]*([.$B$2]*[.J5]-[.$B$1]*[.K5])*[.F5]" office:value-type="float" office:value="0.000000998904928059938" calcext:value-type="float">
            <text:p>9.99E-07</text:p>
          </table:table-cell>
          <table:table-cell table:formula="of:=[.$B$1]*[.$B$18]*[.E6]/([.$B$10]*[.$B$15]*[.$B$9])" office:value-type="float" office:value="1064.01541822849" calcext:value-type="float">
            <text:p>1.06E+03</text:p>
          </table:table-cell>
          <table:table-cell table:formula="of:=[.$B$1]*[.$B$18]*[.F6]/([.$B$10]*[.$B$14]*[.$B$9])" office:value-type="float" office:value="0.0560972069737792" calcext:value-type="float">
            <text:p>5.61E-02</text:p>
          </table:table-cell>
          <table:table-cell table:formula="of:=[.$B$2]*[.$B$18]*[.F6]/([.$B$10]*[.$B$14]*[.$B$9])" office:value-type="float" office:value="0.0816633459135896" calcext:value-type="float">
            <text:p>8.17E-02</text:p>
          </table:table-cell>
          <table:table-cell table:formula="of:=[.$B$3]*([.E6]+[.F6])/([.E6]+[.F6]+[.G6])" office:value-type="float" office:value="2.8163769708906E-030" calcext:value-type="float">
            <text:p>2.82E-30</text:p>
          </table:table-cell>
          <table:table-cell table:formula="of:=[.$B$3]-[.J6]" office:value-type="float" office:value="9.99971836230291E-026" calcext:value-type="float">
            <text:p>1.00E-25</text:p>
          </table:table-cell>
          <table:table-cell/>
          <table:table-cell table:formula="of:=[.$B$3]*([.G6]+[.H6])/([.G6]+[.H6]+[.I6])" office:value-type="float" office:value="9.99923259782951E-026" calcext:value-type="float">
            <text:p>1.00E-25</text:p>
          </table:table-cell>
          <table:table-cell table:formula="of:=[.$B$10]*[.$B$15]*[.$B$9]*[.G6]/([.$B$1]*[.$B$18])" office:value-type="float" office:value="0.0299665302993757" calcext:value-type="float">
            <text:p>3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table:style-name="ce1" table:formula="of:=[.B6]" office:value-type="float" office:value="0.000005" calcext:value-type="float">
            <text:p>5.00E-006</text:p>
          </table:table-cell>
          <table:table-cell/>
          <table:table-cell table:formula="of:=[.D6]+1" office:value-type="float" office:value="5" calcext:value-type="float">
            <text:p>5</text:p>
          </table:table-cell>
          <table:table-cell table:formula="of:=[.E6]+[.$B$21]*(-[.$B$1]*[.K6]*[.E6])" office:value-type="float" office:value="0.0299580629253555" calcext:value-type="float">
            <text:p>3.00E-02</text:p>
          </table:table-cell>
          <table:table-cell table:formula="of:=[.F6]+[.$B$21]*([.$B$2]*[.J6]-[.$B$1]*[.K6])*[.F6]" office:value-type="float" office:value="0.000000998622688015267" calcext:value-type="float">
            <text:p>9.99E-07</text:p>
          </table:table-cell>
          <table:table-cell table:formula="of:=[.$B$1]*[.$B$18]*[.E7]/([.$B$10]*[.$B$15]*[.$B$9])" office:value-type="float" office:value="1063.71476892343" calcext:value-type="float">
            <text:p>1.06E+03</text:p>
          </table:table-cell>
          <table:table-cell table:formula="of:=[.$B$1]*[.$B$18]*[.F7]/([.$B$10]*[.$B$14]*[.$B$9])" office:value-type="float" office:value="0.056081356738429" calcext:value-type="float">
            <text:p>5.61E-02</text:p>
          </table:table-cell>
          <table:table-cell table:formula="of:=[.$B$2]*[.$B$18]*[.F7]/([.$B$10]*[.$B$14]*[.$B$9])" office:value-type="float" office:value="0.0816402719795732" calcext:value-type="float">
            <text:p>8.16E-02</text:p>
          </table:table-cell>
          <table:table-cell table:formula="of:=[.$B$3]*([.E7]+[.F7])/([.E7]+[.F7]+[.G7])" office:value-type="float" office:value="2.81637697089169E-030" calcext:value-type="float">
            <text:p>2.82E-30</text:p>
          </table:table-cell>
          <table:table-cell table:formula="of:=[.$B$3]-[.J7]" office:value-type="float" office:value="9.99971836230291E-026" calcext:value-type="float">
            <text:p>1.00E-25</text:p>
          </table:table-cell>
          <table:table-cell/>
          <table:table-cell table:formula="of:=[.$B$3]*([.G7]+[.H7])/([.G7]+[.H7]+[.I7])" office:value-type="float" office:value="9.99923259782061E-026" calcext:value-type="float">
            <text:p>1.00E-25</text:p>
          </table:table-cell>
          <table:table-cell table:formula="of:=[.$B$10]*[.$B$15]*[.$B$9]*[.G7]/([.$B$1]*[.$B$18])" office:value-type="float" office:value="0.0299580629253555" calcext:value-type="float">
            <text:p>3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</text:p>
          </table:table-cell>
          <table:table-cell table:formula="of:=[.B6]/SQRT(2)" office:value-type="float" office:value="0.00000353553390593274" calcext:value-type="float">
            <text:p>3.53553390593274E-006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[.E7]+[.$B$21]*(-[.$B$1]*[.K7]*[.E7])" office:value-type="float" office:value="0.0299495979438852" calcext:value-type="float">
            <text:p>2.99E-02</text:p>
          </table:table-cell>
          <table:table-cell table:formula="of:=[.F7]+[.$B$21]*([.$B$2]*[.J7]-[.$B$1]*[.K7])*[.F7]" office:value-type="float" office:value="0.000000998340527717366" calcext:value-type="float">
            <text:p>9.98E-07</text:p>
          </table:table-cell>
          <table:table-cell table:formula="of:=[.$B$1]*[.$B$18]*[.E8]/([.$B$10]*[.$B$15]*[.$B$9])" office:value-type="float" office:value="1063.41420457016" calcext:value-type="float">
            <text:p>1.06E+03</text:p>
          </table:table-cell>
          <table:table-cell table:formula="of:=[.$B$1]*[.$B$18]*[.F8]/([.$B$10]*[.$B$14]*[.$B$9])" office:value-type="float" office:value="0.0560655109815542" calcext:value-type="float">
            <text:p>5.61E-02</text:p>
          </table:table-cell>
          <table:table-cell table:formula="of:=[.$B$2]*[.$B$18]*[.F8]/([.$B$10]*[.$B$14]*[.$B$9])" office:value-type="float" office:value="0.0816172045650844" calcext:value-type="float">
            <text:p>8.16E-02</text:p>
          </table:table-cell>
          <table:table-cell table:formula="of:=[.$B$3]*([.E8]+[.F8])/([.E8]+[.F8]+[.G8])" office:value-type="float" office:value="2.81637697089278E-030" calcext:value-type="float">
            <text:p>2.82E-30</text:p>
          </table:table-cell>
          <table:table-cell table:formula="of:=[.$B$3]-[.J8]" office:value-type="float" office:value="9.99971836230291E-026" calcext:value-type="float">
            <text:p>1.00E-25</text:p>
          </table:table-cell>
          <table:table-cell/>
          <table:table-cell table:formula="of:=[.$B$3]*([.G8]+[.H8])/([.G8]+[.H8]+[.I8])" office:value-type="float" office:value="9.99923259781172E-026" calcext:value-type="float">
            <text:p>1.00E-25</text:p>
          </table:table-cell>
          <table:table-cell table:formula="of:=[.$B$10]*[.$B$15]*[.$B$9]*[.G8]/([.$B$1]*[.$B$18])" office:value-type="float" office:value="0.0299495979438852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ff</text:p>
          </table:table-cell>
          <table:table-cell table:formula="of:=PI()*[.B8]^2" office:value-type="float" office:value="0.0000000000392699081698724" calcext:value-type="float">
            <text:p>3.92699081698724E-011</text:p>
          </table:table-cell>
          <table:table-cell/>
          <table:table-cell table:formula="of:=[.D8]+1" office:value-type="float" office:value="7" calcext:value-type="float">
            <text:p>7</text:p>
          </table:table-cell>
          <table:table-cell table:formula="of:=[.E8]+[.$B$21]*(-[.$B$1]*[.K8]*[.E8])" office:value-type="float" office:value="0.0299411353542889" calcext:value-type="float">
            <text:p>2.99E-02</text:p>
          </table:table-cell>
          <table:table-cell table:formula="of:=[.F8]+[.$B$21]*([.$B$2]*[.J8]-[.$B$1]*[.K8])*[.F8]" office:value-type="float" office:value="0.000000998058447143705" calcext:value-type="float">
            <text:p>9.98E-07</text:p>
          </table:table-cell>
          <table:table-cell table:formula="of:=[.$B$1]*[.$B$18]*[.E9]/([.$B$10]*[.$B$15]*[.$B$9])" office:value-type="float" office:value="1063.11372514466" calcext:value-type="float">
            <text:p>1.06E+03</text:p>
          </table:table-cell>
          <table:table-cell table:formula="of:=[.$B$1]*[.$B$18]*[.F9]/([.$B$10]*[.$B$14]*[.$B$9])" office:value-type="float" office:value="0.0560496697018893" calcext:value-type="float">
            <text:p>5.60E-02</text:p>
          </table:table-cell>
          <table:table-cell table:formula="of:=[.$B$2]*[.$B$18]*[.F9]/([.$B$10]*[.$B$14]*[.$B$9])" office:value-type="float" office:value="0.0815941436682809" calcext:value-type="float">
            <text:p>8.16E-02</text:p>
          </table:table-cell>
          <table:table-cell table:formula="of:=[.$B$3]*([.E9]+[.F9])/([.E9]+[.F9]+[.G9])" office:value-type="float" office:value="2.81637697089387E-030" calcext:value-type="float">
            <text:p>2.82E-30</text:p>
          </table:table-cell>
          <table:table-cell table:formula="of:=[.$B$3]-[.J9]" office:value-type="float" office:value="9.99971836230291E-026" calcext:value-type="float">
            <text:p>1.00E-25</text:p>
          </table:table-cell>
          <table:table-cell/>
          <table:table-cell table:formula="of:=[.$B$3]*([.G9]+[.H9])/([.G9]+[.H9]+[.I9])" office:value-type="float" office:value="9.99923259780283E-026" calcext:value-type="float">
            <text:p>1.00E-25</text:p>
          </table:table-cell>
          <table:table-cell table:formula="of:=[.$B$10]*[.$B$15]*[.$B$9]*[.G9]/([.$B$1]*[.$B$18])" office:value-type="float" office:value="0.0299411353542889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float" office:value="6.62E-034" calcext:value-type="float">
            <text:p>6.62E-034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table:formula="of:=[.E9]+[.$B$21]*(-[.$B$1]*[.K9]*[.E9])" office:value-type="float" office:value="0.0299326751558908" calcext:value-type="float">
            <text:p>2.99E-02</text:p>
          </table:table-cell>
          <table:table-cell table:formula="of:=[.F9]+[.$B$21]*([.$B$2]*[.J9]-[.$B$1]*[.K9])*[.F9]" office:value-type="float" office:value="0.000000997776446271756" calcext:value-type="float">
            <text:p>9.98E-07</text:p>
          </table:table-cell>
          <table:table-cell table:formula="of:=[.$B$1]*[.$B$18]*[.E10]/([.$B$10]*[.$B$15]*[.$B$9])" office:value-type="float" office:value="1062.81333062294" calcext:value-type="float">
            <text:p>1.06E+03</text:p>
          </table:table-cell>
          <table:table-cell table:formula="of:=[.$B$1]*[.$B$18]*[.F10]/([.$B$10]*[.$B$14]*[.$B$9])" office:value-type="float" office:value="0.0560338328981695" calcext:value-type="float">
            <text:p>5.60E-02</text:p>
          </table:table-cell>
          <table:table-cell table:formula="of:=[.$B$2]*[.$B$18]*[.F10]/([.$B$10]*[.$B$14]*[.$B$9])" office:value-type="float" office:value="0.0815710892873214" calcext:value-type="float">
            <text:p>8.16E-02</text:p>
          </table:table-cell>
          <table:table-cell table:formula="of:=[.$B$3]*([.E10]+[.F10])/([.E10]+[.F10]+[.G10])" office:value-type="float" office:value="2.81637697089495E-030" calcext:value-type="float">
            <text:p>2.82E-30</text:p>
          </table:table-cell>
          <table:table-cell table:formula="of:=[.$B$3]-[.J10]" office:value-type="float" office:value="9.99971836230291E-026" calcext:value-type="float">
            <text:p>1.00E-25</text:p>
          </table:table-cell>
          <table:table-cell/>
          <table:table-cell table:formula="of:=[.$B$3]*([.G10]+[.H10])/([.G10]+[.H10]+[.I10])" office:value-type="float" office:value="9.99923259779394E-026" calcext:value-type="float">
            <text:p>1.00E-25</text:p>
          </table:table-cell>
          <table:table-cell table:formula="of:=[.$B$10]*[.$B$15]*[.$B$9]*[.G10]/([.$B$1]*[.$B$18])" office:value-type="float" office:value="0.0299326751558908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300000000" calcext:value-type="float">
            <text:p>3.00E+008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table:formula="of:=[.E10]+[.$B$21]*(-[.$B$1]*[.K10]*[.E10])" office:value-type="float" office:value="0.0299242173480151" calcext:value-type="float">
            <text:p>2.99E-02</text:p>
          </table:table-cell>
          <table:table-cell table:formula="of:=[.F10]+[.$B$21]*([.$B$2]*[.J10]-[.$B$1]*[.K10])*[.F10]" office:value-type="float" office:value="0.000000997494525079001" calcext:value-type="float">
            <text:p>9.97E-07</text:p>
          </table:table-cell>
          <table:table-cell table:formula="of:=[.$B$1]*[.$B$18]*[.E11]/([.$B$10]*[.$B$15]*[.$B$9])" office:value-type="float" office:value="1062.51302098101" calcext:value-type="float">
            <text:p>1.06E+03</text:p>
          </table:table-cell>
          <table:table-cell table:formula="of:=[.$B$1]*[.$B$18]*[.F11]/([.$B$10]*[.$B$14]*[.$B$9])" office:value-type="float" office:value="0.0560180005691299" calcext:value-type="float">
            <text:p>5.60E-02</text:p>
          </table:table-cell>
          <table:table-cell table:formula="of:=[.$B$2]*[.$B$18]*[.F11]/([.$B$10]*[.$B$14]*[.$B$9])" office:value-type="float" office:value="0.0815480414203646" calcext:value-type="float">
            <text:p>8.15E-02</text:p>
          </table:table-cell>
          <table:table-cell table:formula="of:=[.$B$3]*([.E11]+[.F11])/([.E11]+[.F11]+[.G11])" office:value-type="float" office:value="2.81637697089604E-030" calcext:value-type="float">
            <text:p>2.82E-30</text:p>
          </table:table-cell>
          <table:table-cell table:formula="of:=[.$B$3]-[.J11]" office:value-type="float" office:value="9.99971836230291E-026" calcext:value-type="float">
            <text:p>1.00E-25</text:p>
          </table:table-cell>
          <table:table-cell/>
          <table:table-cell table:formula="of:=[.$B$3]*([.G11]+[.H11])/([.G11]+[.H11]+[.I11])" office:value-type="float" office:value="9.99923259778505E-026" calcext:value-type="float">
            <text:p>1.00E-25</text:p>
          </table:table-cell>
          <table:table-cell table:formula="of:=[.$B$10]*[.$B$15]*[.$B$9]*[.G11]/([.$B$1]*[.$B$18])" office:value-type="float" office:value="0.0299242173480151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S</text:p>
          </table:table-cell>
          <table:table-cell table:style-name="ce1" office:value-type="float" office:value="0.00000155" calcext:value-type="float">
            <text:p>1.55E-006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[.E11]+[.$B$21]*(-[.$B$1]*[.K11]*[.E11])" office:value-type="float" office:value="0.0299157619299865" calcext:value-type="float">
            <text:p>2.99E-02</text:p>
          </table:table-cell>
          <table:table-cell table:formula="of:=[.F11]+[.$B$21]*([.$B$2]*[.J11]-[.$B$1]*[.K11])*[.F11]" office:value-type="float" office:value="0.000000997212683542925" calcext:value-type="float">
            <text:p>9.97E-07</text:p>
          </table:table-cell>
          <table:table-cell table:formula="of:=[.$B$1]*[.$B$18]*[.E12]/([.$B$10]*[.$B$15]*[.$B$9])" office:value-type="float" office:value="1062.21279619488" calcext:value-type="float">
            <text:p>1.06E+03</text:p>
          </table:table-cell>
          <table:table-cell table:formula="of:=[.$B$1]*[.$B$18]*[.F12]/([.$B$10]*[.$B$14]*[.$B$9])" office:value-type="float" office:value="0.0560021727135063" calcext:value-type="float">
            <text:p>5.60E-02</text:p>
          </table:table-cell>
          <table:table-cell table:formula="of:=[.$B$2]*[.$B$18]*[.F12]/([.$B$10]*[.$B$14]*[.$B$9])" office:value-type="float" office:value="0.0815250000655702" calcext:value-type="float">
            <text:p>8.15E-02</text:p>
          </table:table-cell>
          <table:table-cell table:formula="of:=[.$B$3]*([.E12]+[.F12])/([.E12]+[.F12]+[.G12])" office:value-type="float" office:value="2.81637697089713E-030" calcext:value-type="float">
            <text:p>2.82E-30</text:p>
          </table:table-cell>
          <table:table-cell table:formula="of:=[.$B$3]-[.J12]" office:value-type="float" office:value="9.99971836230291E-026" calcext:value-type="float">
            <text:p>1.00E-25</text:p>
          </table:table-cell>
          <table:table-cell/>
          <table:table-cell table:formula="of:=[.$B$3]*([.G12]+[.H12])/([.G12]+[.H12]+[.I12])" office:value-type="float" office:value="9.99923259777616E-026" calcext:value-type="float">
            <text:p>1.00E-25</text:p>
          </table:table-cell>
          <table:table-cell table:formula="of:=[.$B$10]*[.$B$15]*[.$B$9]*[.G12]/([.$B$1]*[.$B$18])" office:value-type="float" office:value="0.0299157619299865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P</text:p>
          </table:table-cell>
          <table:table-cell table:style-name="ce1" office:value-type="float" office:value="0.00000098" calcext:value-type="float">
            <text:p>9.80E-007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table:formula="of:=[.E12]+[.$B$21]*(-[.$B$1]*[.K12]*[.E12])" office:value-type="float" office:value="0.0299073089011296" calcext:value-type="float">
            <text:p>2.99E-02</text:p>
          </table:table-cell>
          <table:table-cell table:formula="of:=[.F12]+[.$B$21]*([.$B$2]*[.J12]-[.$B$1]*[.K12])*[.F12]" office:value-type="float" office:value="0.000000996930921641022" calcext:value-type="float">
            <text:p>9.97E-07</text:p>
          </table:table-cell>
          <table:table-cell table:formula="of:=[.$B$1]*[.$B$18]*[.E13]/([.$B$10]*[.$B$15]*[.$B$9])" office:value-type="float" office:value="1061.91265624058" calcext:value-type="float">
            <text:p>1.06E+03</text:p>
          </table:table-cell>
          <table:table-cell table:formula="of:=[.$B$1]*[.$B$18]*[.F13]/([.$B$10]*[.$B$14]*[.$B$9])" office:value-type="float" office:value="0.0559863493300347" calcext:value-type="float">
            <text:p>5.60E-02</text:p>
          </table:table-cell>
          <table:table-cell table:formula="of:=[.$B$2]*[.$B$18]*[.F13]/([.$B$10]*[.$B$14]*[.$B$9])" office:value-type="float" office:value="0.081501965221098" calcext:value-type="float">
            <text:p>8.15E-02</text:p>
          </table:table-cell>
          <table:table-cell table:formula="of:=[.$B$3]*([.E13]+[.F13])/([.E13]+[.F13]+[.G13])" office:value-type="float" office:value="2.81637697089822E-030" calcext:value-type="float">
            <text:p>2.82E-30</text:p>
          </table:table-cell>
          <table:table-cell table:formula="of:=[.$B$3]-[.J13]" office:value-type="float" office:value="9.99971836230291E-026" calcext:value-type="float">
            <text:p>1.00E-25</text:p>
          </table:table-cell>
          <table:table-cell/>
          <table:table-cell table:formula="of:=[.$B$3]*([.G13]+[.H13])/([.G13]+[.H13]+[.I13])" office:value-type="float" office:value="9.99923259776726E-026" calcext:value-type="float">
            <text:p>1.00E-25</text:p>
          </table:table-cell>
          <table:table-cell table:formula="of:=[.$B$10]*[.$B$15]*[.$B$9]*[.G13]/([.$B$1]*[.$B$18])" office:value-type="float" office:value="0.0299073089011296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</text:p>
          </table:table-cell>
          <table:table-cell table:formula="of:=[.B11]/[.B12]" office:value-type="float" office:value="193548387096774" calcext:value-type="float">
            <text:p>193548387096774</text:p>
          </table:table-cell>
          <table:table-cell/>
          <table:table-cell table:formula="of:=[.D13]+1" office:value-type="float" office:value="12" calcext:value-type="float">
            <text:p>12</text:p>
          </table:table-cell>
          <table:table-cell table:formula="of:=[.E13]+[.$B$21]*(-[.$B$1]*[.K13]*[.E13])" office:value-type="float" office:value="0.0298988582607693" calcext:value-type="float">
            <text:p>2.99E-02</text:p>
          </table:table-cell>
          <table:table-cell table:formula="of:=[.F13]+[.$B$21]*([.$B$2]*[.J13]-[.$B$1]*[.K13])*[.F13]" office:value-type="float" office:value="0.000000996649239350792" calcext:value-type="float">
            <text:p>9.97E-07</text:p>
          </table:table-cell>
          <table:table-cell table:formula="of:=[.$B$1]*[.$B$18]*[.E14]/([.$B$10]*[.$B$15]*[.$B$9])" office:value-type="float" office:value="1061.61260109415" calcext:value-type="float">
            <text:p>1.06E+03</text:p>
          </table:table-cell>
          <table:table-cell table:formula="of:=[.$B$1]*[.$B$18]*[.F14]/([.$B$10]*[.$B$14]*[.$B$9])" office:value-type="float" office:value="0.0559705304174515" calcext:value-type="float">
            <text:p>5.60E-02</text:p>
          </table:table-cell>
          <table:table-cell table:formula="of:=[.$B$2]*[.$B$18]*[.F14]/([.$B$10]*[.$B$14]*[.$B$9])" office:value-type="float" office:value="0.0814789368851086" calcext:value-type="float">
            <text:p>8.15E-02</text:p>
          </table:table-cell>
          <table:table-cell table:formula="of:=[.$B$3]*([.E14]+[.F14])/([.E14]+[.F14]+[.G14])" office:value-type="float" office:value="2.8163769708993E-030" calcext:value-type="float">
            <text:p>2.82E-30</text:p>
          </table:table-cell>
          <table:table-cell table:formula="of:=[.$B$3]-[.J14]" office:value-type="float" office:value="9.99971836230291E-026" calcext:value-type="float">
            <text:p>1.00E-25</text:p>
          </table:table-cell>
          <table:table-cell/>
          <table:table-cell table:formula="of:=[.$B$3]*([.G14]+[.H14])/([.G14]+[.H14]+[.I14])" office:value-type="float" office:value="9.99923259775837E-026" calcext:value-type="float">
            <text:p>1.00E-25</text:p>
          </table:table-cell>
          <table:table-cell table:formula="of:=[.$B$10]*[.$B$15]*[.$B$9]*[.G14]/([.$B$1]*[.$B$18])" office:value-type="float" office:value="0.0298988582607693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P</text:p>
          </table:table-cell>
          <table:table-cell table:formula="of:=[.B11]/[.B13]" office:value-type="float" office:value="306122448979592" calcext:value-type="float">
            <text:p>306122448979592</text:p>
          </table:table-cell>
          <table:table-cell/>
          <table:table-cell table:formula="of:=[.D14]+1" office:value-type="float" office:value="13" calcext:value-type="float">
            <text:p>13</text:p>
          </table:table-cell>
          <table:table-cell table:formula="of:=[.E14]+[.$B$21]*(-[.$B$1]*[.K14]*[.E14])" office:value-type="float" office:value="0.0298904100082307" calcext:value-type="float">
            <text:p>2.99E-02</text:p>
          </table:table-cell>
          <table:table-cell table:formula="of:=[.F14]+[.$B$21]*([.$B$2]*[.J14]-[.$B$1]*[.K14])*[.F14]" office:value-type="float" office:value="0.000000996367636649739" calcext:value-type="float">
            <text:p>9.96E-07</text:p>
          </table:table-cell>
          <table:table-cell table:formula="of:=[.$B$1]*[.$B$18]*[.E15]/([.$B$10]*[.$B$15]*[.$B$9])" office:value-type="float" office:value="1061.3126307316" calcext:value-type="float">
            <text:p>1.06E+03</text:p>
          </table:table-cell>
          <table:table-cell table:formula="of:=[.$B$1]*[.$B$18]*[.F15]/([.$B$10]*[.$B$14]*[.$B$9])" office:value-type="float" office:value="0.0559547159744934" calcext:value-type="float">
            <text:p>5.60E-02</text:p>
          </table:table-cell>
          <table:table-cell table:formula="of:=[.$B$2]*[.$B$18]*[.F15]/([.$B$10]*[.$B$14]*[.$B$9])" office:value-type="float" office:value="0.081455915055763" calcext:value-type="float">
            <text:p>8.15E-02</text:p>
          </table:table-cell>
          <table:table-cell table:formula="of:=[.$B$3]*([.E15]+[.F15])/([.E15]+[.F15]+[.G15])" office:value-type="float" office:value="2.81637697090039E-030" calcext:value-type="float">
            <text:p>2.82E-30</text:p>
          </table:table-cell>
          <table:table-cell table:formula="of:=[.$B$3]-[.J15]" office:value-type="float" office:value="9.99971836230291E-026" calcext:value-type="float">
            <text:p>1.00E-25</text:p>
          </table:table-cell>
          <table:table-cell/>
          <table:table-cell table:formula="of:=[.$B$3]*([.G15]+[.H15])/([.G15]+[.H15]+[.I15])" office:value-type="float" office:value="9.99923259774948E-026" calcext:value-type="float">
            <text:p>1.00E-25</text:p>
          </table:table-cell>
          <table:table-cell table:formula="of:=[.$B$10]*[.$B$15]*[.$B$9]*[.G15]/([.$B$1]*[.$B$18])" office:value-type="float" office:value="0.0298904100082307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nit</text:p>
          </table:table-cell>
          <table:table-cell table:style-name="ce1" office:value-type="float" office:value="0.000001" calcext:value-type="float">
            <text:p>1.00E-006</text:p>
          </table:table-cell>
          <table:table-cell/>
          <table:table-cell table:formula="of:=[.D15]+1" office:value-type="float" office:value="14" calcext:value-type="float">
            <text:p>14</text:p>
          </table:table-cell>
          <table:table-cell table:formula="of:=[.E15]+[.$B$21]*(-[.$B$1]*[.K15]*[.E15])" office:value-type="float" office:value="0.0298819641428392" calcext:value-type="float">
            <text:p>2.99E-02</text:p>
          </table:table-cell>
          <table:table-cell table:formula="of:=[.F15]+[.$B$21]*([.$B$2]*[.J15]-[.$B$1]*[.K15])*[.F15]" office:value-type="float" office:value="0.000000996086113515377" calcext:value-type="float">
            <text:p>9.96E-07</text:p>
          </table:table-cell>
          <table:table-cell table:formula="of:=[.$B$1]*[.$B$18]*[.E16]/([.$B$10]*[.$B$15]*[.$B$9])" office:value-type="float" office:value="1061.01274512899" calcext:value-type="float">
            <text:p>1.06E+03</text:p>
          </table:table-cell>
          <table:table-cell table:formula="of:=[.$B$1]*[.$B$18]*[.F16]/([.$B$10]*[.$B$14]*[.$B$9])" office:value-type="float" office:value="0.0559389059998977" calcext:value-type="float">
            <text:p>5.59E-02</text:p>
          </table:table-cell>
          <table:table-cell table:formula="of:=[.$B$2]*[.$B$18]*[.F16]/([.$B$10]*[.$B$14]*[.$B$9])" office:value-type="float" office:value="0.0814328997312228" calcext:value-type="float">
            <text:p>8.14E-02</text:p>
          </table:table-cell>
          <table:table-cell table:formula="of:=[.$B$3]*([.E16]+[.F16])/([.E16]+[.F16]+[.G16])" office:value-type="float" office:value="2.81637697090148E-030" calcext:value-type="float">
            <text:p>2.82E-30</text:p>
          </table:table-cell>
          <table:table-cell table:formula="of:=[.$B$3]-[.J16]" office:value-type="float" office:value="9.99971836230291E-026" calcext:value-type="float">
            <text:p>1.00E-25</text:p>
          </table:table-cell>
          <table:table-cell/>
          <table:table-cell table:formula="of:=[.$B$3]*([.G16]+[.H16])/([.G16]+[.H16]+[.I16])" office:value-type="float" office:value="9.99923259774059E-026" calcext:value-type="float">
            <text:p>1.00E-25</text:p>
          </table:table-cell>
          <table:table-cell table:formula="of:=[.$B$10]*[.$B$15]*[.$B$9]*[.G16]/([.$B$1]*[.$B$18])" office:value-type="float" office:value="0.0298819641428392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init</text:p>
          </table:table-cell>
          <table:table-cell table:style-name="ce1" office:value-type="float" office:value="0.03" calcext:value-type="float">
            <text:p>3.00E-002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table:formula="of:=[.E16]+[.$B$21]*(-[.$B$1]*[.K16]*[.E16])" office:value-type="float" office:value="0.0298735206639202" calcext:value-type="float">
            <text:p>2.99E-02</text:p>
          </table:table-cell>
          <table:table-cell table:formula="of:=[.F16]+[.$B$21]*([.$B$2]*[.J16]-[.$B$1]*[.K16])*[.F16]" office:value-type="float" office:value="0.000000995804669925223" calcext:value-type="float">
            <text:p>9.96E-07</text:p>
          </table:table-cell>
          <table:table-cell table:formula="of:=[.$B$1]*[.$B$18]*[.E17]/([.$B$10]*[.$B$15]*[.$B$9])" office:value-type="float" office:value="1060.71294426238" calcext:value-type="float">
            <text:p>1.06E+03</text:p>
          </table:table-cell>
          <table:table-cell table:formula="of:=[.$B$1]*[.$B$18]*[.F17]/([.$B$10]*[.$B$14]*[.$B$9])" office:value-type="float" office:value="0.0559231004924016" calcext:value-type="float">
            <text:p>5.59E-02</text:p>
          </table:table-cell>
          <table:table-cell table:formula="of:=[.$B$2]*[.$B$18]*[.F17]/([.$B$10]*[.$B$14]*[.$B$9])" office:value-type="float" office:value="0.0814098909096501" calcext:value-type="float">
            <text:p>8.14E-02</text:p>
          </table:table-cell>
          <table:table-cell table:formula="of:=[.$B$3]*([.E17]+[.F17])/([.E17]+[.F17]+[.G17])" office:value-type="float" office:value="2.81637697090257E-030" calcext:value-type="float">
            <text:p>2.82E-30</text:p>
          </table:table-cell>
          <table:table-cell table:formula="of:=[.$B$3]-[.J17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table:formula="of:=[.E17]+[.$B$21]*(-[.$B$1]*[.K17]*[.E17])" office:value-type="float" office:value="0.0298650795707994" calcext:value-type="float">
            <text:p>2.99E-02</text:p>
          </table:table-cell>
          <table:table-cell table:formula="of:=[.F17]+[.$B$21]*([.$B$2]*[.J17]-[.$B$1]*[.K17])*[.F17]" office:value-type="float" office:value="0.000000995523305856803" calcext:value-type="float">
            <text:p>9.96E-07</text:p>
          </table:table-cell>
          <table:table-cell table:formula="of:=[.$B$1]*[.$B$18]*[.E18]/([.$B$10]*[.$B$15]*[.$B$9])" office:value-type="float" office:value="1060.4132281078" calcext:value-type="float">
            <text:p>1.06E+03</text:p>
          </table:table-cell>
          <table:table-cell table:formula="of:=[.$B$1]*[.$B$18]*[.F18]/([.$B$10]*[.$B$14]*[.$B$9])" office:value-type="float" office:value="0.0559072994507431" calcext:value-type="float">
            <text:p>5.59E-02</text:p>
          </table:table-cell>
          <table:table-cell table:formula="of:=[.$B$2]*[.$B$18]*[.F18]/([.$B$10]*[.$B$14]*[.$B$9])" office:value-type="float" office:value="0.0813868885892074" calcext:value-type="float">
            <text:p>8.14E-02</text:p>
          </table:table-cell>
          <table:table-cell table:formula="of:=[.$B$3]*([.E18]+[.F18])/([.E18]+[.F18]+[.G18])" office:value-type="float" office:value="2.81637697090366E-030" calcext:value-type="float">
            <text:p>2.82E-30</text:p>
          </table:table-cell>
          <table:table-cell table:formula="of:=[.$B$3]-[.J18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S</text:p>
          </table:table-cell>
          <table:table-cell table:formula="of:=[.B18]" office:value-type="float" office:value="1" calcext:value-type="float">
            <text:p>1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table:formula="of:=[.E18]+[.$B$21]*(-[.$B$1]*[.K18]*[.E18])" office:value-type="float" office:value="0.0298566408628027" calcext:value-type="float">
            <text:p>2.99E-02</text:p>
          </table:table-cell>
          <table:table-cell table:formula="of:=[.F18]+[.$B$21]*([.$B$2]*[.J18]-[.$B$1]*[.K18])*[.F18]" office:value-type="float" office:value="0.000000995242021287648" calcext:value-type="float">
            <text:p>9.95E-07</text:p>
          </table:table-cell>
          <table:table-cell table:formula="of:=[.$B$1]*[.$B$18]*[.E19]/([.$B$10]*[.$B$15]*[.$B$9])" office:value-type="float" office:value="1060.11359664134" calcext:value-type="float">
            <text:p>1.06E+03</text:p>
          </table:table-cell>
          <table:table-cell table:formula="of:=[.$B$1]*[.$B$18]*[.F19]/([.$B$10]*[.$B$14]*[.$B$9])" office:value-type="float" office:value="0.0558915028736604" calcext:value-type="float">
            <text:p>5.59E-02</text:p>
          </table:table-cell>
          <table:table-cell table:formula="of:=[.$B$2]*[.$B$18]*[.F19]/([.$B$10]*[.$B$14]*[.$B$9])" office:value-type="float" office:value="0.0813638927680578" calcext:value-type="float">
            <text:p>8.14E-02</text:p>
          </table:table-cell>
          <table:table-cell table:formula="of:=[.$B$3]*([.E19]+[.F19])/([.E19]+[.F19]+[.G19])" office:value-type="float" office:value="2.81637697090474E-030" calcext:value-type="float">
            <text:p>2.82E-30</text:p>
          </table:table-cell>
          <table:table-cell table:formula="of:=[.$B$3]-[.J19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P</text:p>
          </table:table-cell>
          <table:table-cell table:formula="of:=[.B18]" office:value-type="float" office:value="1" calcext:value-type="float">
            <text:p>1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table:formula="of:=[.E19]+[.$B$21]*(-[.$B$1]*[.K19]*[.E19])" office:value-type="float" office:value="0.0298482045392561" calcext:value-type="float">
            <text:p>2.98E-02</text:p>
          </table:table-cell>
          <table:table-cell table:formula="of:=[.F19]+[.$B$21]*([.$B$2]*[.J19]-[.$B$1]*[.K19])*[.F19]" office:value-type="float" office:value="0.000000994960816195295" calcext:value-type="float">
            <text:p>9.95E-07</text:p>
          </table:table-cell>
          <table:table-cell table:formula="of:=[.$B$1]*[.$B$18]*[.E20]/([.$B$10]*[.$B$15]*[.$B$9])" office:value-type="float" office:value="1059.81404983906" calcext:value-type="float">
            <text:p>1.06E+03</text:p>
          </table:table-cell>
          <table:table-cell table:formula="of:=[.$B$1]*[.$B$18]*[.F20]/([.$B$10]*[.$B$14]*[.$B$9])" office:value-type="float" office:value="0.0558757107598919" calcext:value-type="float">
            <text:p>5.59E-02</text:p>
          </table:table-cell>
          <table:table-cell table:formula="of:=[.$B$2]*[.$B$18]*[.F20]/([.$B$10]*[.$B$14]*[.$B$9])" office:value-type="float" office:value="0.081340903444365" calcext:value-type="float">
            <text:p>8.13E-02</text:p>
          </table:table-cell>
          <table:table-cell table:formula="of:=[.$B$3]*([.E20]+[.F20])/([.E20]+[.F20]+[.G20])" office:value-type="float" office:value="2.81637697090583E-030" calcext:value-type="float">
            <text:p>2.82E-30</text:p>
          </table:table-cell>
          <table:table-cell table:formula="of:=[.$B$3]-[.J20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z</text:p>
          </table:table-cell>
          <table:table-cell table:style-name="ce1" office:value-type="float" office:value="1E+046" calcext:value-type="float">
            <text:p>1.00E+046</text:p>
          </table:table-cell>
          <table:table-cell/>
          <table:table-cell table:formula="of:=[.D20]+1" office:value-type="float" office:value="19" calcext:value-type="float">
            <text:p>19</text:p>
          </table:table-cell>
          <table:table-cell table:formula="of:=[.E20]+[.$B$21]*(-[.$B$1]*[.K20]*[.E20])" office:value-type="float" office:value="0.0298397705994859" calcext:value-type="float">
            <text:p>2.98E-02</text:p>
          </table:table-cell>
          <table:table-cell table:formula="of:=[.F20]+[.$B$21]*([.$B$2]*[.J20]-[.$B$1]*[.K20])*[.F20]" office:value-type="float" office:value="0.000000994679690557287" calcext:value-type="float">
            <text:p>9.95E-07</text:p>
          </table:table-cell>
          <table:table-cell table:formula="of:=[.$B$1]*[.$B$18]*[.E21]/([.$B$10]*[.$B$15]*[.$B$9])" office:value-type="float" office:value="1059.51458767703" calcext:value-type="float">
            <text:p>1.06E+03</text:p>
          </table:table-cell>
          <table:table-cell table:formula="of:=[.$B$1]*[.$B$18]*[.F21]/([.$B$10]*[.$B$14]*[.$B$9])" office:value-type="float" office:value="0.0558599231081766" calcext:value-type="float">
            <text:p>5.59E-02</text:p>
          </table:table-cell>
          <table:table-cell table:formula="of:=[.$B$2]*[.$B$18]*[.F21]/([.$B$10]*[.$B$14]*[.$B$9])" office:value-type="float" office:value="0.0813179206162931" calcext:value-type="float">
            <text:p>8.13E-02</text:p>
          </table:table-cell>
          <table:table-cell table:formula="of:=[.$B$3]*([.E21]+[.F21])/([.E21]+[.F21]+[.G21])" office:value-type="float" office:value="2.81637697090692E-030" calcext:value-type="float">
            <text:p>2.82E-30</text:p>
          </table:table-cell>
          <table:table-cell table:formula="of:=[.$B$3]-[.J21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+1" office:value-type="float" office:value="20" calcext:value-type="float">
            <text:p>20</text:p>
          </table:table-cell>
          <table:table-cell table:formula="of:=[.E21]+[.$B$21]*(-[.$B$1]*[.K21]*[.E21])" office:value-type="float" office:value="0.0298313390428185" calcext:value-type="float">
            <text:p>2.98E-02</text:p>
          </table:table-cell>
          <table:table-cell table:formula="of:=[.F21]+[.$B$21]*([.$B$2]*[.J21]-[.$B$1]*[.K21])*[.F21]" office:value-type="float" office:value="0.000000994398644351176" calcext:value-type="float">
            <text:p>9.94E-07</text:p>
          </table:table-cell>
          <table:table-cell table:formula="of:=[.$B$1]*[.$B$18]*[.E22]/([.$B$10]*[.$B$15]*[.$B$9])" office:value-type="float" office:value="1059.21521013134" calcext:value-type="float">
            <text:p>1.06E+03</text:p>
          </table:table-cell>
          <table:table-cell table:formula="of:=[.$B$1]*[.$B$18]*[.F22]/([.$B$10]*[.$B$14]*[.$B$9])" office:value-type="float" office:value="0.0558441399172536" calcext:value-type="float">
            <text:p>5.58E-02</text:p>
          </table:table-cell>
          <table:table-cell table:formula="of:=[.$B$2]*[.$B$18]*[.F22]/([.$B$10]*[.$B$14]*[.$B$9])" office:value-type="float" office:value="0.0812949442820068" calcext:value-type="float">
            <text:p>8.13E-02</text:p>
          </table:table-cell>
          <table:table-cell table:formula="of:=[.$B$3]*([.E22]+[.F22])/([.E22]+[.F22]+[.G22])" office:value-type="float" office:value="2.81637697090801E-030" calcext:value-type="float">
            <text:p>2.82E-30</text:p>
          </table:table-cell>
          <table:table-cell table:formula="of:=[.$B$3]-[.J22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2]+1" office:value-type="float" office:value="21" calcext:value-type="float">
            <text:p>21</text:p>
          </table:table-cell>
          <table:table-cell table:formula="of:=[.E22]+[.$B$21]*(-[.$B$1]*[.K22]*[.E22])" office:value-type="float" office:value="0.0298229098685805" calcext:value-type="float">
            <text:p>2.98E-02</text:p>
          </table:table-cell>
          <table:table-cell table:formula="of:=[.F22]+[.$B$21]*([.$B$2]*[.J22]-[.$B$1]*[.K22])*[.F22]" office:value-type="float" office:value="0.000000994117677554518" calcext:value-type="float">
            <text:p>9.94E-07</text:p>
          </table:table-cell>
          <table:table-cell table:formula="of:=[.$B$1]*[.$B$18]*[.E23]/([.$B$10]*[.$B$15]*[.$B$9])" office:value-type="float" office:value="1058.91591717808" calcext:value-type="float">
            <text:p>1.06E+03</text:p>
          </table:table-cell>
          <table:table-cell table:formula="of:=[.$B$1]*[.$B$18]*[.F23]/([.$B$10]*[.$B$14]*[.$B$9])" office:value-type="float" office:value="0.0558283611858628" calcext:value-type="float">
            <text:p>5.58E-02</text:p>
          </table:table-cell>
          <table:table-cell table:formula="of:=[.$B$2]*[.$B$18]*[.F23]/([.$B$10]*[.$B$14]*[.$B$9])" office:value-type="float" office:value="0.0812719744396712" calcext:value-type="float">
            <text:p>8.13E-02</text:p>
          </table:table-cell>
          <table:table-cell table:formula="of:=[.$B$3]*([.E23]+[.F23])/([.E23]+[.F23]+[.G23])" office:value-type="float" office:value="2.8163769709091E-030" calcext:value-type="float">
            <text:p>2.82E-30</text:p>
          </table:table-cell>
          <table:table-cell table:formula="of:=[.$B$3]-[.J23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3]+1" office:value-type="float" office:value="22" calcext:value-type="float">
            <text:p>22</text:p>
          </table:table-cell>
          <table:table-cell table:formula="of:=[.E23]+[.$B$21]*(-[.$B$1]*[.K23]*[.E23])" office:value-type="float" office:value="0.0298144830760988" calcext:value-type="float">
            <text:p>2.98E-02</text:p>
          </table:table-cell>
          <table:table-cell table:formula="of:=[.F23]+[.$B$21]*([.$B$2]*[.J23]-[.$B$1]*[.K23])*[.F23]" office:value-type="float" office:value="0.000000993836790144876" calcext:value-type="float">
            <text:p>9.94E-07</text:p>
          </table:table-cell>
          <table:table-cell table:formula="of:=[.$B$1]*[.$B$18]*[.E24]/([.$B$10]*[.$B$15]*[.$B$9])" office:value-type="float" office:value="1058.61670879336" calcext:value-type="float">
            <text:p>1.06E+03</text:p>
          </table:table-cell>
          <table:table-cell table:formula="of:=[.$B$1]*[.$B$18]*[.F24]/([.$B$10]*[.$B$14]*[.$B$9])" office:value-type="float" office:value="0.0558125869127439" calcext:value-type="float">
            <text:p>5.58E-02</text:p>
          </table:table-cell>
          <table:table-cell table:formula="of:=[.$B$2]*[.$B$18]*[.F24]/([.$B$10]*[.$B$14]*[.$B$9])" office:value-type="float" office:value="0.0812490110874522" calcext:value-type="float">
            <text:p>8.12E-02</text:p>
          </table:table-cell>
          <table:table-cell table:formula="of:=[.$B$3]*([.E24]+[.F24])/([.E24]+[.F24]+[.G24])" office:value-type="float" office:value="2.81637697091018E-030" calcext:value-type="float">
            <text:p>2.82E-30</text:p>
          </table:table-cell>
          <table:table-cell table:formula="of:=[.$B$3]-[.J24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+1" office:value-type="float" office:value="23" calcext:value-type="float">
            <text:p>23</text:p>
          </table:table-cell>
          <table:table-cell table:formula="of:=[.E24]+[.$B$21]*(-[.$B$1]*[.K24]*[.E24])" office:value-type="float" office:value="0.0298060586647003" calcext:value-type="float">
            <text:p>2.98E-02</text:p>
          </table:table-cell>
          <table:table-cell table:formula="of:=[.F24]+[.$B$21]*([.$B$2]*[.J24]-[.$B$1]*[.K24])*[.F24]" office:value-type="float" office:value="0.000000993555982099818" calcext:value-type="float">
            <text:p>9.94E-07</text:p>
          </table:table-cell>
          <table:table-cell table:formula="of:=[.$B$1]*[.$B$18]*[.E25]/([.$B$10]*[.$B$15]*[.$B$9])" office:value-type="float" office:value="1058.31758495326" calcext:value-type="float">
            <text:p>1.06E+03</text:p>
          </table:table-cell>
          <table:table-cell table:formula="of:=[.$B$1]*[.$B$18]*[.F25]/([.$B$10]*[.$B$14]*[.$B$9])" office:value-type="float" office:value="0.0557968170966373" calcext:value-type="float">
            <text:p>5.58E-02</text:p>
          </table:table-cell>
          <table:table-cell table:formula="of:=[.$B$2]*[.$B$18]*[.F25]/([.$B$10]*[.$B$14]*[.$B$9])" office:value-type="float" office:value="0.0812260542235158" calcext:value-type="float">
            <text:p>8.12E-02</text:p>
          </table:table-cell>
          <table:table-cell table:formula="of:=[.$B$3]*([.E25]+[.F25])/([.E25]+[.F25]+[.G25])" office:value-type="float" office:value="2.81637697091127E-030" calcext:value-type="float">
            <text:p>2.82E-30</text:p>
          </table:table-cell>
          <table:table-cell table:formula="of:=[.$B$3]-[.J25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5]+1" office:value-type="float" office:value="24" calcext:value-type="float">
            <text:p>24</text:p>
          </table:table-cell>
          <table:table-cell table:formula="of:=[.E25]+[.$B$21]*(-[.$B$1]*[.K25]*[.E25])" office:value-type="float" office:value="0.0297976366337123" calcext:value-type="float">
            <text:p>2.98E-02</text:p>
          </table:table-cell>
          <table:table-cell table:formula="of:=[.F25]+[.$B$21]*([.$B$2]*[.J25]-[.$B$1]*[.K25])*[.F25]" office:value-type="float" office:value="0.000000993275253396921" calcext:value-type="float">
            <text:p>9.93E-07</text:p>
          </table:table-cell>
          <table:table-cell table:formula="of:=[.$B$1]*[.$B$18]*[.E26]/([.$B$10]*[.$B$15]*[.$B$9])" office:value-type="float" office:value="1058.01854563391" calcext:value-type="float">
            <text:p>1.06E+03</text:p>
          </table:table-cell>
          <table:table-cell table:formula="of:=[.$B$1]*[.$B$18]*[.F26]/([.$B$10]*[.$B$14]*[.$B$9])" office:value-type="float" office:value="0.0557810517362836" calcext:value-type="float">
            <text:p>5.58E-02</text:p>
          </table:table-cell>
          <table:table-cell table:formula="of:=[.$B$2]*[.$B$18]*[.F26]/([.$B$10]*[.$B$14]*[.$B$9])" office:value-type="float" office:value="0.0812031038460289" calcext:value-type="float">
            <text:p>8.12E-02</text:p>
          </table:table-cell>
          <table:table-cell table:formula="of:=[.$B$3]*([.E26]+[.F26])/([.E26]+[.F26]+[.G26])" office:value-type="float" office:value="2.81637697091236E-030" calcext:value-type="float">
            <text:p>2.82E-30</text:p>
          </table:table-cell>
          <table:table-cell table:formula="of:=[.$B$3]-[.J26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+1" office:value-type="float" office:value="25" calcext:value-type="float">
            <text:p>25</text:p>
          </table:table-cell>
          <table:table-cell table:formula="of:=[.E26]+[.$B$21]*(-[.$B$1]*[.K26]*[.E26])" office:value-type="float" office:value="0.0297892169824621" calcext:value-type="float">
            <text:p>2.98E-02</text:p>
          </table:table-cell>
          <table:table-cell table:formula="of:=[.F26]+[.$B$21]*([.$B$2]*[.J26]-[.$B$1]*[.K26])*[.F26]" office:value-type="float" office:value="0.000000992994604013767" calcext:value-type="float">
            <text:p>9.93E-07</text:p>
          </table:table-cell>
          <table:table-cell table:formula="of:=[.$B$1]*[.$B$18]*[.E27]/([.$B$10]*[.$B$15]*[.$B$9])" office:value-type="float" office:value="1057.71959081142" calcext:value-type="float">
            <text:p>1.06E+03</text:p>
          </table:table-cell>
          <table:table-cell table:formula="of:=[.$B$1]*[.$B$18]*[.F27]/([.$B$10]*[.$B$14]*[.$B$9])" office:value-type="float" office:value="0.055765290830424" calcext:value-type="float">
            <text:p>5.58E-02</text:p>
          </table:table-cell>
          <table:table-cell table:formula="of:=[.$B$2]*[.$B$18]*[.F27]/([.$B$10]*[.$B$14]*[.$B$9])" office:value-type="float" office:value="0.0811801599531586" calcext:value-type="float">
            <text:p>8.12E-02</text:p>
          </table:table-cell>
          <table:table-cell table:formula="of:=[.$B$3]*([.E27]+[.F27])/([.E27]+[.F27]+[.G27])" office:value-type="float" office:value="2.81637697091345E-030" calcext:value-type="float">
            <text:p>2.82E-30</text:p>
          </table:table-cell>
          <table:table-cell table:formula="of:=[.$B$3]-[.J27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+1" office:value-type="float" office:value="26" calcext:value-type="float">
            <text:p>26</text:p>
          </table:table-cell>
          <table:table-cell table:formula="of:=[.E27]+[.$B$21]*(-[.$B$1]*[.K27]*[.E27])" office:value-type="float" office:value="0.0297807997102774" calcext:value-type="float">
            <text:p>2.98E-02</text:p>
          </table:table-cell>
          <table:table-cell table:formula="of:=[.F27]+[.$B$21]*([.$B$2]*[.J27]-[.$B$1]*[.K27])*[.F27]" office:value-type="float" office:value="0.000000992714033927943" calcext:value-type="float">
            <text:p>9.93E-07</text:p>
          </table:table-cell>
          <table:table-cell table:formula="of:=[.$B$1]*[.$B$18]*[.E28]/([.$B$10]*[.$B$15]*[.$B$9])" office:value-type="float" office:value="1057.42072046192" calcext:value-type="float">
            <text:p>1.06E+03</text:p>
          </table:table-cell>
          <table:table-cell table:formula="of:=[.$B$1]*[.$B$18]*[.F28]/([.$B$10]*[.$B$14]*[.$B$9])" office:value-type="float" office:value="0.0557495343777997" calcext:value-type="float">
            <text:p>5.57E-02</text:p>
          </table:table-cell>
          <table:table-cell table:formula="of:=[.$B$2]*[.$B$18]*[.F28]/([.$B$10]*[.$B$14]*[.$B$9])" office:value-type="float" office:value="0.0811572225430728" calcext:value-type="float">
            <text:p>8.12E-02</text:p>
          </table:table-cell>
          <table:table-cell table:formula="of:=[.$B$3]*([.E28]+[.F28])/([.E28]+[.F28]+[.G28])" office:value-type="float" office:value="2.81637697091453E-030" calcext:value-type="float">
            <text:p>2.82E-30</text:p>
          </table:table-cell>
          <table:table-cell table:formula="of:=[.$B$3]-[.J28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8]+1" office:value-type="float" office:value="27" calcext:value-type="float">
            <text:p>27</text:p>
          </table:table-cell>
          <table:table-cell table:formula="of:=[.E28]+[.$B$21]*(-[.$B$1]*[.K28]*[.E28])" office:value-type="float" office:value="0.0297723848164859" calcext:value-type="float">
            <text:p>2.98E-02</text:p>
          </table:table-cell>
          <table:table-cell table:formula="of:=[.F28]+[.$B$21]*([.$B$2]*[.J28]-[.$B$1]*[.K28])*[.F28]" office:value-type="float" office:value="0.000000992433543117045" calcext:value-type="float">
            <text:p>9.92E-07</text:p>
          </table:table-cell>
          <table:table-cell table:formula="of:=[.$B$1]*[.$B$18]*[.E29]/([.$B$10]*[.$B$15]*[.$B$9])" office:value-type="float" office:value="1057.12193456153" calcext:value-type="float">
            <text:p>1.06E+03</text:p>
          </table:table-cell>
          <table:table-cell table:formula="of:=[.$B$1]*[.$B$18]*[.F29]/([.$B$10]*[.$B$14]*[.$B$9])" office:value-type="float" office:value="0.0557337823771526" calcext:value-type="float">
            <text:p>5.57E-02</text:p>
          </table:table-cell>
          <table:table-cell table:formula="of:=[.$B$2]*[.$B$18]*[.F29]/([.$B$10]*[.$B$14]*[.$B$9])" office:value-type="float" office:value="0.0811342916139398" calcext:value-type="float">
            <text:p>8.11E-02</text:p>
          </table:table-cell>
          <table:table-cell table:formula="of:=[.$B$3]*([.E29]+[.F29])/([.E29]+[.F29]+[.G29])" office:value-type="float" office:value="2.81637697091562E-030" calcext:value-type="float">
            <text:p>2.82E-30</text:p>
          </table:table-cell>
          <table:table-cell table:formula="of:=[.$B$3]-[.J29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9]+1" office:value-type="float" office:value="28" calcext:value-type="float">
            <text:p>28</text:p>
          </table:table-cell>
          <table:table-cell table:formula="of:=[.E29]+[.$B$21]*(-[.$B$1]*[.K29]*[.E29])" office:value-type="float" office:value="0.0297639723004155" calcext:value-type="float">
            <text:p>2.98E-02</text:p>
          </table:table-cell>
          <table:table-cell table:formula="of:=[.F29]+[.$B$21]*([.$B$2]*[.J29]-[.$B$1]*[.K29])*[.F29]" office:value-type="float" office:value="0.000000992153131558673" calcext:value-type="float">
            <text:p>9.92E-07</text:p>
          </table:table-cell>
          <table:table-cell table:formula="of:=[.$B$1]*[.$B$18]*[.E30]/([.$B$10]*[.$B$15]*[.$B$9])" office:value-type="float" office:value="1056.8232330864" calcext:value-type="float">
            <text:p>1.06E+03</text:p>
          </table:table-cell>
          <table:table-cell table:formula="of:=[.$B$1]*[.$B$18]*[.F30]/([.$B$10]*[.$B$14]*[.$B$9])" office:value-type="float" office:value="0.0557180348272247" calcext:value-type="float">
            <text:p>5.57E-02</text:p>
          </table:table-cell>
          <table:table-cell table:formula="of:=[.$B$2]*[.$B$18]*[.F30]/([.$B$10]*[.$B$14]*[.$B$9])" office:value-type="float" office:value="0.0811113671639283" calcext:value-type="float">
            <text:p>8.11E-02</text:p>
          </table:table-cell>
          <table:table-cell table:formula="of:=[.$B$3]*([.E30]+[.F30])/([.E30]+[.F30]+[.G30])" office:value-type="float" office:value="2.81637697091671E-030" calcext:value-type="float">
            <text:p>2.82E-30</text:p>
          </table:table-cell>
          <table:table-cell table:formula="of:=[.$B$3]-[.J30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0]+1" office:value-type="float" office:value="29" calcext:value-type="float">
            <text:p>29</text:p>
          </table:table-cell>
          <table:table-cell table:formula="of:=[.E30]+[.$B$21]*(-[.$B$1]*[.K30]*[.E30])" office:value-type="float" office:value="0.0297555621613945" calcext:value-type="float">
            <text:p>2.98E-02</text:p>
          </table:table-cell>
          <table:table-cell table:formula="of:=[.F30]+[.$B$21]*([.$B$2]*[.J30]-[.$B$1]*[.K30])*[.F30]" office:value-type="float" office:value="0.000000991872799230434" calcext:value-type="float">
            <text:p>9.92E-07</text:p>
          </table:table-cell>
          <table:table-cell table:formula="of:=[.$B$1]*[.$B$18]*[.E31]/([.$B$10]*[.$B$15]*[.$B$9])" office:value-type="float" office:value="1056.52461601267" calcext:value-type="float">
            <text:p>1.06E+03</text:p>
          </table:table-cell>
          <table:table-cell table:formula="of:=[.$B$1]*[.$B$18]*[.F31]/([.$B$10]*[.$B$14]*[.$B$9])" office:value-type="float" office:value="0.0557022917267585" calcext:value-type="float">
            <text:p>5.57E-02</text:p>
          </table:table-cell>
          <table:table-cell table:formula="of:=[.$B$2]*[.$B$18]*[.F31]/([.$B$10]*[.$B$14]*[.$B$9])" office:value-type="float" office:value="0.0810884491912078" calcext:value-type="float">
            <text:p>8.11E-02</text:p>
          </table:table-cell>
          <table:table-cell table:formula="of:=[.$B$3]*([.E31]+[.F31])/([.E31]+[.F31]+[.G31])" office:value-type="float" office:value="2.8163769709178E-030" calcext:value-type="float">
            <text:p>2.82E-30</text:p>
          </table:table-cell>
          <table:table-cell table:formula="of:=[.$B$3]-[.J31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+1" office:value-type="float" office:value="30" calcext:value-type="float">
            <text:p>30</text:p>
          </table:table-cell>
          <table:table-cell table:formula="of:=[.E31]+[.$B$21]*(-[.$B$1]*[.K31]*[.E31])" office:value-type="float" office:value="0.029747154398751" calcext:value-type="float">
            <text:p>2.97E-02</text:p>
          </table:table-cell>
          <table:table-cell table:formula="of:=[.F31]+[.$B$21]*([.$B$2]*[.J31]-[.$B$1]*[.K31])*[.F31]" office:value-type="float" office:value="0.000000991592546109942" calcext:value-type="float">
            <text:p>9.92E-07</text:p>
          </table:table-cell>
          <table:table-cell table:formula="of:=[.$B$1]*[.$B$18]*[.E32]/([.$B$10]*[.$B$15]*[.$B$9])" office:value-type="float" office:value="1056.22608331649" calcext:value-type="float">
            <text:p>1.06E+03</text:p>
          </table:table-cell>
          <table:table-cell table:formula="of:=[.$B$1]*[.$B$18]*[.F32]/([.$B$10]*[.$B$14]*[.$B$9])" office:value-type="float" office:value="0.0556865530744968" calcext:value-type="float">
            <text:p>5.57E-02</text:p>
          </table:table-cell>
          <table:table-cell table:formula="of:=[.$B$2]*[.$B$18]*[.F32]/([.$B$10]*[.$B$14]*[.$B$9])" office:value-type="float" office:value="0.0810655376939479" calcext:value-type="float">
            <text:p>8.11E-02</text:p>
          </table:table-cell>
          <table:table-cell table:formula="of:=[.$B$3]*([.E32]+[.F32])/([.E32]+[.F32]+[.G32])" office:value-type="float" office:value="2.81637697091889E-030" calcext:value-type="float">
            <text:p>2.82E-30</text:p>
          </table:table-cell>
          <table:table-cell table:formula="of:=[.$B$3]-[.J32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2]+1" office:value-type="float" office:value="31" calcext:value-type="float">
            <text:p>31</text:p>
          </table:table-cell>
          <table:table-cell table:formula="of:=[.E32]+[.$B$21]*(-[.$B$1]*[.K32]*[.E32])" office:value-type="float" office:value="0.0297387490118138" calcext:value-type="float">
            <text:p>2.97E-02</text:p>
          </table:table-cell>
          <table:table-cell table:formula="of:=[.F32]+[.$B$21]*([.$B$2]*[.J32]-[.$B$1]*[.K32])*[.F32]" office:value-type="float" office:value="0.000000991312372174818" calcext:value-type="float">
            <text:p>9.91E-07</text:p>
          </table:table-cell>
          <table:table-cell table:formula="of:=[.$B$1]*[.$B$18]*[.E33]/([.$B$10]*[.$B$15]*[.$B$9])" office:value-type="float" office:value="1055.92763497402" calcext:value-type="float">
            <text:p>1.06E+03</text:p>
          </table:table-cell>
          <table:table-cell table:formula="of:=[.$B$1]*[.$B$18]*[.F33]/([.$B$10]*[.$B$14]*[.$B$9])" office:value-type="float" office:value="0.0556708188691827" calcext:value-type="float">
            <text:p>5.57E-02</text:p>
          </table:table-cell>
          <table:table-cell table:formula="of:=[.$B$2]*[.$B$18]*[.F33]/([.$B$10]*[.$B$14]*[.$B$9])" office:value-type="float" office:value="0.0810426326703192" calcext:value-type="float">
            <text:p>8.10E-02</text:p>
          </table:table-cell>
          <table:table-cell table:formula="of:=[.$B$3]*([.E33]+[.F33])/([.E33]+[.F33]+[.G33])" office:value-type="float" office:value="2.81637697091997E-030" calcext:value-type="float">
            <text:p>2.82E-30</text:p>
          </table:table-cell>
          <table:table-cell table:formula="of:=[.$B$3]-[.J33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3]+1" office:value-type="float" office:value="32" calcext:value-type="float">
            <text:p>32</text:p>
          </table:table-cell>
          <table:table-cell table:formula="of:=[.E33]+[.$B$21]*(-[.$B$1]*[.K33]*[.E33])" office:value-type="float" office:value="0.0297303459999114" calcext:value-type="float">
            <text:p>2.97E-02</text:p>
          </table:table-cell>
          <table:table-cell table:formula="of:=[.F33]+[.$B$21]*([.$B$2]*[.J33]-[.$B$1]*[.K33])*[.F33]" office:value-type="float" office:value="0.000000991032277402686" calcext:value-type="float">
            <text:p>9.91E-07</text:p>
          </table:table-cell>
          <table:table-cell table:formula="of:=[.$B$1]*[.$B$18]*[.E34]/([.$B$10]*[.$B$15]*[.$B$9])" office:value-type="float" office:value="1055.62927096143" calcext:value-type="float">
            <text:p>1.06E+03</text:p>
          </table:table-cell>
          <table:table-cell table:formula="of:=[.$B$1]*[.$B$18]*[.F34]/([.$B$10]*[.$B$14]*[.$B$9])" office:value-type="float" office:value="0.0556550891095597" calcext:value-type="float">
            <text:p>5.57E-02</text:p>
          </table:table-cell>
          <table:table-cell table:formula="of:=[.$B$2]*[.$B$18]*[.F34]/([.$B$10]*[.$B$14]*[.$B$9])" office:value-type="float" office:value="0.0810197341184924" calcext:value-type="float">
            <text:p>8.10E-02</text:p>
          </table:table-cell>
          <table:table-cell table:formula="of:=[.$B$3]*([.E34]+[.F34])/([.E34]+[.F34]+[.G34])" office:value-type="float" office:value="2.81637697092106E-030" calcext:value-type="float">
            <text:p>2.82E-30</text:p>
          </table:table-cell>
          <table:table-cell table:formula="of:=[.$B$3]-[.J34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4]+1" office:value-type="float" office:value="33" calcext:value-type="float">
            <text:p>33</text:p>
          </table:table-cell>
          <table:table-cell table:formula="of:=[.E34]+[.$B$21]*(-[.$B$1]*[.K34]*[.E34])" office:value-type="float" office:value="0.0297219453623729" calcext:value-type="float">
            <text:p>2.97E-02</text:p>
          </table:table-cell>
          <table:table-cell table:formula="of:=[.F34]+[.$B$21]*([.$B$2]*[.J34]-[.$B$1]*[.K34])*[.F34]" office:value-type="float" office:value="0.00000099075226177118" calcext:value-type="float">
            <text:p>9.91E-07</text:p>
          </table:table-cell>
          <table:table-cell table:formula="of:=[.$B$1]*[.$B$18]*[.E35]/([.$B$10]*[.$B$15]*[.$B$9])" office:value-type="float" office:value="1055.33099125488" calcext:value-type="float">
            <text:p>1.06E+03</text:p>
          </table:table-cell>
          <table:table-cell table:formula="of:=[.$B$1]*[.$B$18]*[.F35]/([.$B$10]*[.$B$14]*[.$B$9])" office:value-type="float" office:value="0.0556393637943719" calcext:value-type="float">
            <text:p>5.56E-02</text:p>
          </table:table-cell>
          <table:table-cell table:formula="of:=[.$B$2]*[.$B$18]*[.F35]/([.$B$10]*[.$B$14]*[.$B$9])" office:value-type="float" office:value="0.0809968420366391" calcext:value-type="float">
            <text:p>8.10E-02</text:p>
          </table:table-cell>
          <table:table-cell table:formula="of:=[.$B$3]*([.E35]+[.F35])/([.E35]+[.F35]+[.G35])" office:value-type="float" office:value="2.81637697092215E-030" calcext:value-type="float">
            <text:p>2.82E-30</text:p>
          </table:table-cell>
          <table:table-cell table:formula="of:=[.$B$3]-[.J35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5]+1" office:value-type="float" office:value="34" calcext:value-type="float">
            <text:p>34</text:p>
          </table:table-cell>
          <table:table-cell table:formula="of:=[.E35]+[.$B$21]*(-[.$B$1]*[.K35]*[.E35])" office:value-type="float" office:value="0.0297135470985272" calcext:value-type="float">
            <text:p>2.97E-02</text:p>
          </table:table-cell>
          <table:table-cell table:formula="of:=[.F35]+[.$B$21]*([.$B$2]*[.J35]-[.$B$1]*[.K35])*[.F35]" office:value-type="float" office:value="0.000000990472325257939" calcext:value-type="float">
            <text:p>9.90E-07</text:p>
          </table:table-cell>
          <table:table-cell table:formula="of:=[.$B$1]*[.$B$18]*[.E36]/([.$B$10]*[.$B$15]*[.$B$9])" office:value-type="float" office:value="1055.03279583055" calcext:value-type="float">
            <text:p>1.06E+03</text:p>
          </table:table-cell>
          <table:table-cell table:formula="of:=[.$B$1]*[.$B$18]*[.F36]/([.$B$10]*[.$B$14]*[.$B$9])" office:value-type="float" office:value="0.0556236429223632" calcext:value-type="float">
            <text:p>5.56E-02</text:p>
          </table:table-cell>
          <table:table-cell table:formula="of:=[.$B$2]*[.$B$18]*[.F36]/([.$B$10]*[.$B$14]*[.$B$9])" office:value-type="float" office:value="0.080973956422931" calcext:value-type="float">
            <text:p>8.10E-02</text:p>
          </table:table-cell>
          <table:table-cell table:formula="of:=[.$B$3]*([.E36]+[.F36])/([.E36]+[.F36]+[.G36])" office:value-type="float" office:value="2.81637697092324E-030" calcext:value-type="float">
            <text:p>2.82E-30</text:p>
          </table:table-cell>
          <table:table-cell table:formula="of:=[.$B$3]-[.J36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6]+1" office:value-type="float" office:value="35" calcext:value-type="float">
            <text:p>35</text:p>
          </table:table-cell>
          <table:table-cell table:formula="of:=[.E36]+[.$B$21]*(-[.$B$1]*[.K36]*[.E36])" office:value-type="float" office:value="0.0297051512077037" calcext:value-type="float">
            <text:p>2.97E-02</text:p>
          </table:table-cell>
          <table:table-cell table:formula="of:=[.F36]+[.$B$21]*([.$B$2]*[.J36]-[.$B$1]*[.K36])*[.F36]" office:value-type="float" office:value="0.000000990192467840607" calcext:value-type="float">
            <text:p>9.90E-07</text:p>
          </table:table-cell>
          <table:table-cell table:formula="of:=[.$B$1]*[.$B$18]*[.E37]/([.$B$10]*[.$B$15]*[.$B$9])" office:value-type="float" office:value="1054.73468466464" calcext:value-type="float">
            <text:p>1.05E+03</text:p>
          </table:table-cell>
          <table:table-cell table:formula="of:=[.$B$1]*[.$B$18]*[.F37]/([.$B$10]*[.$B$14]*[.$B$9])" office:value-type="float" office:value="0.0556079264922784" calcext:value-type="float">
            <text:p>5.56E-02</text:p>
          </table:table-cell>
          <table:table-cell table:formula="of:=[.$B$2]*[.$B$18]*[.F37]/([.$B$10]*[.$B$14]*[.$B$9])" office:value-type="float" office:value="0.0809510772755406" calcext:value-type="float">
            <text:p>8.10E-02</text:p>
          </table:table-cell>
          <table:table-cell table:formula="of:=[.$B$3]*([.E37]+[.F37])/([.E37]+[.F37]+[.G37])" office:value-type="float" office:value="2.81637697092433E-030" calcext:value-type="float">
            <text:p>2.82E-30</text:p>
          </table:table-cell>
          <table:table-cell table:formula="of:=[.$B$3]-[.J37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7]+1" office:value-type="float" office:value="36" calcext:value-type="float">
            <text:p>36</text:p>
          </table:table-cell>
          <table:table-cell table:formula="of:=[.E37]+[.$B$21]*(-[.$B$1]*[.K37]*[.E37])" office:value-type="float" office:value="0.0296967576892319" calcext:value-type="float">
            <text:p>2.97E-02</text:p>
          </table:table-cell>
          <table:table-cell table:formula="of:=[.F37]+[.$B$21]*([.$B$2]*[.J37]-[.$B$1]*[.K37])*[.F37]" office:value-type="float" office:value="0.000000989912689496836" calcext:value-type="float">
            <text:p>9.90E-07</text:p>
          </table:table-cell>
          <table:table-cell table:formula="of:=[.$B$1]*[.$B$18]*[.E38]/([.$B$10]*[.$B$15]*[.$B$9])" office:value-type="float" office:value="1054.43665773333" calcext:value-type="float">
            <text:p>1.05E+03</text:p>
          </table:table-cell>
          <table:table-cell table:formula="of:=[.$B$1]*[.$B$18]*[.F38]/([.$B$10]*[.$B$14]*[.$B$9])" office:value-type="float" office:value="0.0555922145028624" calcext:value-type="float">
            <text:p>5.56E-02</text:p>
          </table:table-cell>
          <table:table-cell table:formula="of:=[.$B$2]*[.$B$18]*[.F38]/([.$B$10]*[.$B$14]*[.$B$9])" office:value-type="float" office:value="0.0809282045926409" calcext:value-type="float">
            <text:p>8.09E-02</text:p>
          </table:table-cell>
          <table:table-cell table:formula="of:=[.$B$3]*([.E38]+[.F38])/([.E38]+[.F38]+[.G38])" office:value-type="float" office:value="2.81637697092541E-030" calcext:value-type="float">
            <text:p>2.82E-30</text:p>
          </table:table-cell>
          <table:table-cell table:formula="of:=[.$B$3]-[.J38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8]+1" office:value-type="float" office:value="37" calcext:value-type="float">
            <text:p>37</text:p>
          </table:table-cell>
          <table:table-cell table:formula="of:=[.E38]+[.$B$21]*(-[.$B$1]*[.K38]*[.E38])" office:value-type="float" office:value="0.0296883665424414" calcext:value-type="float">
            <text:p>2.97E-02</text:p>
          </table:table-cell>
          <table:table-cell table:formula="of:=[.F38]+[.$B$21]*([.$B$2]*[.J38]-[.$B$1]*[.K38])*[.F38]" office:value-type="float" office:value="0.000000989632990204285" calcext:value-type="float">
            <text:p>9.90E-07</text:p>
          </table:table-cell>
          <table:table-cell table:formula="of:=[.$B$1]*[.$B$18]*[.E39]/([.$B$10]*[.$B$15]*[.$B$9])" office:value-type="float" office:value="1054.13871501281" calcext:value-type="float">
            <text:p>1.05E+03</text:p>
          </table:table-cell>
          <table:table-cell table:formula="of:=[.$B$1]*[.$B$18]*[.F39]/([.$B$10]*[.$B$14]*[.$B$9])" office:value-type="float" office:value="0.0555765069528605" calcext:value-type="float">
            <text:p>5.56E-02</text:p>
          </table:table-cell>
          <table:table-cell table:formula="of:=[.$B$2]*[.$B$18]*[.F39]/([.$B$10]*[.$B$14]*[.$B$9])" office:value-type="float" office:value="0.0809053383724053" calcext:value-type="float">
            <text:p>8.09E-02</text:p>
          </table:table-cell>
          <table:table-cell table:formula="of:=[.$B$3]*([.E39]+[.F39])/([.E39]+[.F39]+[.G39])" office:value-type="float" office:value="2.8163769709265E-030" calcext:value-type="float">
            <text:p>2.82E-30</text:p>
          </table:table-cell>
          <table:table-cell table:formula="of:=[.$B$3]-[.J39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9]+1" office:value-type="float" office:value="38" calcext:value-type="float">
            <text:p>38</text:p>
          </table:table-cell>
          <table:table-cell table:formula="of:=[.E39]+[.$B$21]*(-[.$B$1]*[.K39]*[.E39])" office:value-type="float" office:value="0.029679977766662" calcext:value-type="float">
            <text:p>2.97E-02</text:p>
          </table:table-cell>
          <table:table-cell table:formula="of:=[.F39]+[.$B$21]*([.$B$2]*[.J39]-[.$B$1]*[.K39])*[.F39]" office:value-type="float" office:value="0.000000989353369940616" calcext:value-type="float">
            <text:p>9.89E-07</text:p>
          </table:table-cell>
          <table:table-cell table:formula="of:=[.$B$1]*[.$B$18]*[.E40]/([.$B$10]*[.$B$15]*[.$B$9])" office:value-type="float" office:value="1053.84085647931" calcext:value-type="float">
            <text:p>1.05E+03</text:p>
          </table:table-cell>
          <table:table-cell table:formula="of:=[.$B$1]*[.$B$18]*[.F40]/([.$B$10]*[.$B$14]*[.$B$9])" office:value-type="float" office:value="0.0555608038410183" calcext:value-type="float">
            <text:p>5.56E-02</text:p>
          </table:table-cell>
          <table:table-cell table:formula="of:=[.$B$2]*[.$B$18]*[.F40]/([.$B$10]*[.$B$14]*[.$B$9])" office:value-type="float" office:value="0.0808824786130079" calcext:value-type="float">
            <text:p>8.09E-02</text:p>
          </table:table-cell>
          <table:table-cell table:formula="of:=[.$B$3]*([.E40]+[.F40])/([.E40]+[.F40]+[.G40])" office:value-type="float" office:value="2.81637697092759E-030" calcext:value-type="float">
            <text:p>2.82E-30</text:p>
          </table:table-cell>
          <table:table-cell table:formula="of:=[.$B$3]-[.J40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0]+1" office:value-type="float" office:value="39" calcext:value-type="float">
            <text:p>39</text:p>
          </table:table-cell>
          <table:table-cell table:formula="of:=[.E40]+[.$B$21]*(-[.$B$1]*[.K40]*[.E40])" office:value-type="float" office:value="0.0296715913612239" calcext:value-type="float">
            <text:p>2.97E-02</text:p>
          </table:table-cell>
          <table:table-cell table:formula="of:=[.F40]+[.$B$21]*([.$B$2]*[.J40]-[.$B$1]*[.K40])*[.F40]" office:value-type="float" office:value="0.000000989073828683501" calcext:value-type="float">
            <text:p>9.89E-07</text:p>
          </table:table-cell>
          <table:table-cell table:formula="of:=[.$B$1]*[.$B$18]*[.E41]/([.$B$10]*[.$B$15]*[.$B$9])" office:value-type="float" office:value="1053.54308210902" calcext:value-type="float">
            <text:p>1.05E+03</text:p>
          </table:table-cell>
          <table:table-cell table:formula="of:=[.$B$1]*[.$B$18]*[.F41]/([.$B$10]*[.$B$14]*[.$B$9])" office:value-type="float" office:value="0.0555451051660817" calcext:value-type="float">
            <text:p>5.55E-02</text:p>
          </table:table-cell>
          <table:table-cell table:formula="of:=[.$B$2]*[.$B$18]*[.F41]/([.$B$10]*[.$B$14]*[.$B$9])" office:value-type="float" office:value="0.080859625312623" calcext:value-type="float">
            <text:p>8.09E-02</text:p>
          </table:table-cell>
          <table:table-cell table:formula="of:=[.$B$3]*([.E41]+[.F41])/([.E41]+[.F41]+[.G41])" office:value-type="float" office:value="2.81637697092868E-030" calcext:value-type="float">
            <text:p>2.82E-30</text:p>
          </table:table-cell>
          <table:table-cell table:formula="of:=[.$B$3]-[.J41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1]+1" office:value-type="float" office:value="40" calcext:value-type="float">
            <text:p>40</text:p>
          </table:table-cell>
          <table:table-cell table:formula="of:=[.E41]+[.$B$21]*(-[.$B$1]*[.K41]*[.E41])" office:value-type="float" office:value="0.0296632073254573" calcext:value-type="float">
            <text:p>2.97E-02</text:p>
          </table:table-cell>
          <table:table-cell table:formula="of:=[.F41]+[.$B$21]*([.$B$2]*[.J41]-[.$B$1]*[.K41])*[.F41]" office:value-type="float" office:value="0.000000988794366410617" calcext:value-type="float">
            <text:p>9.89E-07</text:p>
          </table:table-cell>
          <table:table-cell table:formula="of:=[.$B$1]*[.$B$18]*[.E42]/([.$B$10]*[.$B$15]*[.$B$9])" office:value-type="float" office:value="1053.24539187816" calcext:value-type="float">
            <text:p>1.05E+03</text:p>
          </table:table-cell>
          <table:table-cell table:formula="of:=[.$B$1]*[.$B$18]*[.F42]/([.$B$10]*[.$B$14]*[.$B$9])" office:value-type="float" office:value="0.0555294109267973" calcext:value-type="float">
            <text:p>5.55E-02</text:p>
          </table:table-cell>
          <table:table-cell table:formula="of:=[.$B$2]*[.$B$18]*[.F42]/([.$B$10]*[.$B$14]*[.$B$9])" office:value-type="float" office:value="0.0808367784694257" calcext:value-type="float">
            <text:p>8.08E-02</text:p>
          </table:table-cell>
          <table:table-cell table:formula="of:=[.$B$3]*([.E42]+[.F42])/([.E42]+[.F42]+[.G42])" office:value-type="float" office:value="2.81637697092976E-030" calcext:value-type="float">
            <text:p>2.82E-30</text:p>
          </table:table-cell>
          <table:table-cell table:formula="of:=[.$B$3]-[.J42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2]+1" office:value-type="float" office:value="41" calcext:value-type="float">
            <text:p>41</text:p>
          </table:table-cell>
          <table:table-cell table:formula="of:=[.E42]+[.$B$21]*(-[.$B$1]*[.K42]*[.E42])" office:value-type="float" office:value="0.0296548256586925" calcext:value-type="float">
            <text:p>2.97E-02</text:p>
          </table:table-cell>
          <table:table-cell table:formula="of:=[.F42]+[.$B$21]*([.$B$2]*[.J42]-[.$B$1]*[.K42])*[.F42]" office:value-type="float" office:value="0.000000988514983099646" calcext:value-type="float">
            <text:p>9.89E-07</text:p>
          </table:table-cell>
          <table:table-cell table:formula="of:=[.$B$1]*[.$B$18]*[.E43]/([.$B$10]*[.$B$15]*[.$B$9])" office:value-type="float" office:value="1052.94778576297" calcext:value-type="float">
            <text:p>1.05E+03</text:p>
          </table:table-cell>
          <table:table-cell table:formula="of:=[.$B$1]*[.$B$18]*[.F43]/([.$B$10]*[.$B$14]*[.$B$9])" office:value-type="float" office:value="0.0555137211219117" calcext:value-type="float">
            <text:p>5.55E-02</text:p>
          </table:table-cell>
          <table:table-cell table:formula="of:=[.$B$2]*[.$B$18]*[.F43]/([.$B$10]*[.$B$14]*[.$B$9])" office:value-type="float" office:value="0.0808139380815916" calcext:value-type="float">
            <text:p>8.08E-02</text:p>
          </table:table-cell>
          <table:table-cell table:formula="of:=[.$B$3]*([.E43]+[.F43])/([.E43]+[.F43]+[.G43])" office:value-type="float" office:value="2.81637697093085E-030" calcext:value-type="float">
            <text:p>2.82E-30</text:p>
          </table:table-cell>
          <table:table-cell table:formula="of:=[.$B$3]-[.J43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3]+1" office:value-type="float" office:value="42" calcext:value-type="float">
            <text:p>42</text:p>
          </table:table-cell>
          <table:table-cell table:formula="of:=[.E43]+[.$B$21]*(-[.$B$1]*[.K43]*[.E43])" office:value-type="float" office:value="0.0296464463602602" calcext:value-type="float">
            <text:p>2.96E-02</text:p>
          </table:table-cell>
          <table:table-cell table:formula="of:=[.F43]+[.$B$21]*([.$B$2]*[.J43]-[.$B$1]*[.K43])*[.F43]" office:value-type="float" office:value="0.000000988235678728277" calcext:value-type="float">
            <text:p>9.88E-07</text:p>
          </table:table-cell>
          <table:table-cell table:formula="of:=[.$B$1]*[.$B$18]*[.E44]/([.$B$10]*[.$B$15]*[.$B$9])" office:value-type="float" office:value="1052.65026373967" calcext:value-type="float">
            <text:p>1.05E+03</text:p>
          </table:table-cell>
          <table:table-cell table:formula="of:=[.$B$1]*[.$B$18]*[.F44]/([.$B$10]*[.$B$14]*[.$B$9])" office:value-type="float" office:value="0.0554980357501719" calcext:value-type="float">
            <text:p>5.55E-02</text:p>
          </table:table-cell>
          <table:table-cell table:formula="of:=[.$B$2]*[.$B$18]*[.F44]/([.$B$10]*[.$B$14]*[.$B$9])" office:value-type="float" office:value="0.0807911041472966" calcext:value-type="float">
            <text:p>8.08E-02</text:p>
          </table:table-cell>
          <table:table-cell table:formula="of:=[.$B$3]*([.E44]+[.F44])/([.E44]+[.F44]+[.G44])" office:value-type="float" office:value="2.81637697093194E-030" calcext:value-type="float">
            <text:p>2.82E-30</text:p>
          </table:table-cell>
          <table:table-cell table:formula="of:=[.$B$3]-[.J44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4]+1" office:value-type="float" office:value="43" calcext:value-type="float">
            <text:p>43</text:p>
          </table:table-cell>
          <table:table-cell table:formula="of:=[.E44]+[.$B$21]*(-[.$B$1]*[.K44]*[.E44])" office:value-type="float" office:value="0.0296380694294913" calcext:value-type="float">
            <text:p>2.96E-02</text:p>
          </table:table-cell>
          <table:table-cell table:formula="of:=[.F44]+[.$B$21]*([.$B$2]*[.J44]-[.$B$1]*[.K44])*[.F44]" office:value-type="float" office:value="0.000000987956453274208" calcext:value-type="float">
            <text:p>9.88E-07</text:p>
          </table:table-cell>
          <table:table-cell table:formula="of:=[.$B$1]*[.$B$18]*[.E45]/([.$B$10]*[.$B$15]*[.$B$9])" office:value-type="float" office:value="1052.35282578451" calcext:value-type="float">
            <text:p>1.05E+03</text:p>
          </table:table-cell>
          <table:table-cell table:formula="of:=[.$B$1]*[.$B$18]*[.F45]/([.$B$10]*[.$B$14]*[.$B$9])" office:value-type="float" office:value="0.0554823548103254" calcext:value-type="float">
            <text:p>5.55E-02</text:p>
          </table:table-cell>
          <table:table-cell table:formula="of:=[.$B$2]*[.$B$18]*[.F45]/([.$B$10]*[.$B$14]*[.$B$9])" office:value-type="float" office:value="0.0807682766647174" calcext:value-type="float">
            <text:p>8.08E-02</text:p>
          </table:table-cell>
          <table:table-cell table:formula="of:=[.$B$3]*([.E45]+[.F45])/([.E45]+[.F45]+[.G45])" office:value-type="float" office:value="2.81637697093303E-030" calcext:value-type="float">
            <text:p>2.82E-30</text:p>
          </table:table-cell>
          <table:table-cell table:formula="of:=[.$B$3]-[.J45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5]+1" office:value-type="float" office:value="44" calcext:value-type="float">
            <text:p>44</text:p>
          </table:table-cell>
          <table:table-cell table:formula="of:=[.E45]+[.$B$21]*(-[.$B$1]*[.K45]*[.E45])" office:value-type="float" office:value="0.0296296948657166" calcext:value-type="float">
            <text:p>2.96E-02</text:p>
          </table:table-cell>
          <table:table-cell table:formula="of:=[.F45]+[.$B$21]*([.$B$2]*[.J45]-[.$B$1]*[.K45])*[.F45]" office:value-type="float" office:value="0.000000987677306715138" calcext:value-type="float">
            <text:p>9.88E-07</text:p>
          </table:table-cell>
          <table:table-cell table:formula="of:=[.$B$1]*[.$B$18]*[.E46]/([.$B$10]*[.$B$15]*[.$B$9])" office:value-type="float" office:value="1052.05547187372" calcext:value-type="float">
            <text:p>1.05E+03</text:p>
          </table:table-cell>
          <table:table-cell table:formula="of:=[.$B$1]*[.$B$18]*[.F46]/([.$B$10]*[.$B$14]*[.$B$9])" office:value-type="float" office:value="0.0554666783011199" calcext:value-type="float">
            <text:p>5.55E-02</text:p>
          </table:table-cell>
          <table:table-cell table:formula="of:=[.$B$2]*[.$B$18]*[.F46]/([.$B$10]*[.$B$14]*[.$B$9])" office:value-type="float" office:value="0.080745455632031" calcext:value-type="float">
            <text:p>8.07E-02</text:p>
          </table:table-cell>
          <table:table-cell table:formula="of:=[.$B$3]*([.E46]+[.F46])/([.E46]+[.F46]+[.G46])" office:value-type="float" office:value="2.81637697093412E-030" calcext:value-type="float">
            <text:p>2.82E-30</text:p>
          </table:table-cell>
          <table:table-cell table:formula="of:=[.$B$3]-[.J46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6]+1" office:value-type="float" office:value="45" calcext:value-type="float">
            <text:p>45</text:p>
          </table:table-cell>
          <table:table-cell table:formula="of:=[.E46]+[.$B$21]*(-[.$B$1]*[.K46]*[.E46])" office:value-type="float" office:value="0.0296213226682673" calcext:value-type="float">
            <text:p>2.96E-02</text:p>
          </table:table-cell>
          <table:table-cell table:formula="of:=[.F46]+[.$B$21]*([.$B$2]*[.J46]-[.$B$1]*[.K46])*[.F46]" office:value-type="float" office:value="0.000000987398239028777" calcext:value-type="float">
            <text:p>9.87E-07</text:p>
          </table:table-cell>
          <table:table-cell table:formula="of:=[.$B$1]*[.$B$18]*[.E47]/([.$B$10]*[.$B$15]*[.$B$9])" office:value-type="float" office:value="1051.75820198357" calcext:value-type="float">
            <text:p>1.05E+03</text:p>
          </table:table-cell>
          <table:table-cell table:formula="of:=[.$B$1]*[.$B$18]*[.F47]/([.$B$10]*[.$B$14]*[.$B$9])" office:value-type="float" office:value="0.0554510062213035" calcext:value-type="float">
            <text:p>5.55E-02</text:p>
          </table:table-cell>
          <table:table-cell table:formula="of:=[.$B$2]*[.$B$18]*[.F47]/([.$B$10]*[.$B$14]*[.$B$9])" office:value-type="float" office:value="0.0807226410474149" calcext:value-type="float">
            <text:p>8.07E-02</text:p>
          </table:table-cell>
          <table:table-cell table:formula="of:=[.$B$3]*([.E47]+[.F47])/([.E47]+[.F47]+[.G47])" office:value-type="float" office:value="2.8163769709352E-030" calcext:value-type="float">
            <text:p>2.82E-30</text:p>
          </table:table-cell>
          <table:table-cell table:formula="of:=[.$B$3]-[.J47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7]+1" office:value-type="float" office:value="46" calcext:value-type="float">
            <text:p>46</text:p>
          </table:table-cell>
          <table:table-cell table:formula="of:=[.E47]+[.$B$21]*(-[.$B$1]*[.K47]*[.E47])" office:value-type="float" office:value="0.0296129528364749" calcext:value-type="float">
            <text:p>2.96E-02</text:p>
          </table:table-cell>
          <table:table-cell table:formula="of:=[.F47]+[.$B$21]*([.$B$2]*[.J47]-[.$B$1]*[.K47])*[.F47]" office:value-type="float" office:value="0.000000987119250192839" calcext:value-type="float">
            <text:p>9.87E-07</text:p>
          </table:table-cell>
          <table:table-cell table:formula="of:=[.$B$1]*[.$B$18]*[.E48]/([.$B$10]*[.$B$15]*[.$B$9])" office:value-type="float" office:value="1051.4610160903" calcext:value-type="float">
            <text:p>1.05E+03</text:p>
          </table:table-cell>
          <table:table-cell table:formula="of:=[.$B$1]*[.$B$18]*[.F48]/([.$B$10]*[.$B$14]*[.$B$9])" office:value-type="float" office:value="0.0554353385696248" calcext:value-type="float">
            <text:p>5.54E-02</text:p>
          </table:table-cell>
          <table:table-cell table:formula="of:=[.$B$2]*[.$B$18]*[.F48]/([.$B$10]*[.$B$14]*[.$B$9])" office:value-type="float" office:value="0.0806998329090474" calcext:value-type="float">
            <text:p>8.07E-02</text:p>
          </table:table-cell>
          <table:table-cell table:formula="of:=[.$B$3]*([.E48]+[.F48])/([.E48]+[.F48]+[.G48])" office:value-type="float" office:value="2.81637697093629E-030" calcext:value-type="float">
            <text:p>2.82E-30</text:p>
          </table:table-cell>
          <table:table-cell table:formula="of:=[.$B$3]-[.J48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8]+1" office:value-type="float" office:value="47" calcext:value-type="float">
            <text:p>47</text:p>
          </table:table-cell>
          <table:table-cell table:formula="of:=[.E48]+[.$B$21]*(-[.$B$1]*[.K48]*[.E48])" office:value-type="float" office:value="0.0296045853696709" calcext:value-type="float">
            <text:p>2.96E-02</text:p>
          </table:table-cell>
          <table:table-cell table:formula="of:=[.F48]+[.$B$21]*([.$B$2]*[.J48]-[.$B$1]*[.K48])*[.F48]" office:value-type="float" office:value="0.000000986840340185045" calcext:value-type="float">
            <text:p>9.87E-07</text:p>
          </table:table-cell>
          <table:table-cell table:formula="of:=[.$B$1]*[.$B$18]*[.E49]/([.$B$10]*[.$B$15]*[.$B$9])" office:value-type="float" office:value="1051.16391417019" calcext:value-type="float">
            <text:p>1.05E+03</text:p>
          </table:table-cell>
          <table:table-cell table:formula="of:=[.$B$1]*[.$B$18]*[.F49]/([.$B$10]*[.$B$14]*[.$B$9])" office:value-type="float" office:value="0.0554196753448326" calcext:value-type="float">
            <text:p>5.54E-02</text:p>
          </table:table-cell>
          <table:table-cell table:formula="of:=[.$B$2]*[.$B$18]*[.F49]/([.$B$10]*[.$B$14]*[.$B$9])" office:value-type="float" office:value="0.0806770312151069" calcext:value-type="float">
            <text:p>8.07E-02</text:p>
          </table:table-cell>
          <table:table-cell table:formula="of:=[.$B$3]*([.E49]+[.F49])/([.E49]+[.F49]+[.G49])" office:value-type="float" office:value="2.81637697093738E-030" calcext:value-type="float">
            <text:p>2.82E-30</text:p>
          </table:table-cell>
          <table:table-cell table:formula="of:=[.$B$3]-[.J49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9]+1" office:value-type="float" office:value="48" calcext:value-type="float">
            <text:p>48</text:p>
          </table:table-cell>
          <table:table-cell table:formula="of:=[.E49]+[.$B$21]*(-[.$B$1]*[.K49]*[.E49])" office:value-type="float" office:value="0.0295962202671871" calcext:value-type="float">
            <text:p>2.96E-02</text:p>
          </table:table-cell>
          <table:table-cell table:formula="of:=[.F49]+[.$B$21]*([.$B$2]*[.J49]-[.$B$1]*[.K49])*[.F49]" office:value-type="float" office:value="0.000000986561508983122" calcext:value-type="float">
            <text:p>9.87E-07</text:p>
          </table:table-cell>
          <table:table-cell table:formula="of:=[.$B$1]*[.$B$18]*[.E50]/([.$B$10]*[.$B$15]*[.$B$9])" office:value-type="float" office:value="1050.86689619951" calcext:value-type="float">
            <text:p>1.05E+03</text:p>
          </table:table-cell>
          <table:table-cell table:formula="of:=[.$B$1]*[.$B$18]*[.F50]/([.$B$10]*[.$B$14]*[.$B$9])" office:value-type="float" office:value="0.055404016545676" calcext:value-type="float">
            <text:p>5.54E-02</text:p>
          </table:table-cell>
          <table:table-cell table:formula="of:=[.$B$2]*[.$B$18]*[.F50]/([.$B$10]*[.$B$14]*[.$B$9])" office:value-type="float" office:value="0.0806542359637727" calcext:value-type="float">
            <text:p>8.07E-02</text:p>
          </table:table-cell>
          <table:table-cell table:formula="of:=[.$B$3]*([.E50]+[.F50])/([.E50]+[.F50]+[.G50])" office:value-type="float" office:value="2.81637697093847E-030" calcext:value-type="float">
            <text:p>2.82E-30</text:p>
          </table:table-cell>
          <table:table-cell table:formula="of:=[.$B$3]-[.J50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0]+1" office:value-type="float" office:value="49" calcext:value-type="float">
            <text:p>49</text:p>
          </table:table-cell>
          <table:table-cell table:formula="of:=[.E50]+[.$B$21]*(-[.$B$1]*[.K50]*[.E50])" office:value-type="float" office:value="0.0295878575283553" calcext:value-type="float">
            <text:p>2.96E-02</text:p>
          </table:table-cell>
          <table:table-cell table:formula="of:=[.F50]+[.$B$21]*([.$B$2]*[.J50]-[.$B$1]*[.K50])*[.F50]" office:value-type="float" office:value="0.000000986282756564804" calcext:value-type="float">
            <text:p>9.86E-07</text:p>
          </table:table-cell>
          <table:table-cell table:formula="of:=[.$B$1]*[.$B$18]*[.E51]/([.$B$10]*[.$B$15]*[.$B$9])" office:value-type="float" office:value="1050.56996215454" calcext:value-type="float">
            <text:p>1.05E+03</text:p>
          </table:table-cell>
          <table:table-cell table:formula="of:=[.$B$1]*[.$B$18]*[.F51]/([.$B$10]*[.$B$14]*[.$B$9])" office:value-type="float" office:value="0.0553883621709046" calcext:value-type="float">
            <text:p>5.54E-02</text:p>
          </table:table-cell>
          <table:table-cell table:formula="of:=[.$B$2]*[.$B$18]*[.F51]/([.$B$10]*[.$B$14]*[.$B$9])" office:value-type="float" office:value="0.0806314471532243" calcext:value-type="float">
            <text:p>8.06E-02</text:p>
          </table:table-cell>
          <table:table-cell table:formula="of:=[.$B$3]*([.E51]+[.F51])/([.E51]+[.F51]+[.G51])" office:value-type="float" office:value="2.81637697093956E-030" calcext:value-type="float">
            <text:p>2.82E-30</text:p>
          </table:table-cell>
          <table:table-cell table:formula="of:=[.$B$3]-[.J51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1]+1" office:value-type="float" office:value="50" calcext:value-type="float">
            <text:p>50</text:p>
          </table:table-cell>
          <table:table-cell table:formula="of:=[.E51]+[.$B$21]*(-[.$B$1]*[.K51]*[.E51])" office:value-type="float" office:value="0.0295794971525077" calcext:value-type="float">
            <text:p>2.96E-02</text:p>
          </table:table-cell>
          <table:table-cell table:formula="of:=[.F51]+[.$B$21]*([.$B$2]*[.J51]-[.$B$1]*[.K51])*[.F51]" office:value-type="float" office:value="0.00000098600408290783" calcext:value-type="float">
            <text:p>9.86E-07</text:p>
          </table:table-cell>
          <table:table-cell table:formula="of:=[.$B$1]*[.$B$18]*[.E52]/([.$B$10]*[.$B$15]*[.$B$9])" office:value-type="float" office:value="1050.27311201156" calcext:value-type="float">
            <text:p>1.05E+03</text:p>
          </table:table-cell>
          <table:table-cell table:formula="of:=[.$B$1]*[.$B$18]*[.F52]/([.$B$10]*[.$B$14]*[.$B$9])" office:value-type="float" office:value="0.0553727122192683" calcext:value-type="float">
            <text:p>5.54E-02</text:p>
          </table:table-cell>
          <table:table-cell table:formula="of:=[.$B$2]*[.$B$18]*[.F52]/([.$B$10]*[.$B$14]*[.$B$9])" office:value-type="float" office:value="0.080608664781642" calcext:value-type="float">
            <text:p>8.06E-02</text:p>
          </table:table-cell>
          <table:table-cell table:formula="of:=[.$B$3]*([.E52]+[.F52])/([.E52]+[.F52]+[.G52])" office:value-type="float" office:value="2.81637697094064E-030" calcext:value-type="float">
            <text:p>2.82E-30</text:p>
          </table:table-cell>
          <table:table-cell table:formula="of:=[.$B$3]-[.J52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2]+1" office:value-type="float" office:value="51" calcext:value-type="float">
            <text:p>51</text:p>
          </table:table-cell>
          <table:table-cell table:formula="of:=[.E52]+[.$B$21]*(-[.$B$1]*[.K52]*[.E52])" office:value-type="float" office:value="0.0295711391389766" calcext:value-type="float">
            <text:p>2.96E-02</text:p>
          </table:table-cell>
          <table:table-cell table:formula="of:=[.F52]+[.$B$21]*([.$B$2]*[.J52]-[.$B$1]*[.K52])*[.F52]" office:value-type="float" office:value="0.000000985725487989946" calcext:value-type="float">
            <text:p>9.86E-07</text:p>
          </table:table-cell>
          <table:table-cell table:formula="of:=[.$B$1]*[.$B$18]*[.E53]/([.$B$10]*[.$B$15]*[.$B$9])" office:value-type="float" office:value="1049.97634574686" calcext:value-type="float">
            <text:p>1.05E+03</text:p>
          </table:table-cell>
          <table:table-cell table:formula="of:=[.$B$1]*[.$B$18]*[.F53]/([.$B$10]*[.$B$14]*[.$B$9])" office:value-type="float" office:value="0.0553570666895173" calcext:value-type="float">
            <text:p>5.54E-02</text:p>
          </table:table-cell>
          <table:table-cell table:formula="of:=[.$B$2]*[.$B$18]*[.F53]/([.$B$10]*[.$B$14]*[.$B$9])" office:value-type="float" office:value="0.0805858888472064" calcext:value-type="float">
            <text:p>8.06E-02</text:p>
          </table:table-cell>
          <table:table-cell table:formula="of:=[.$B$3]*([.E53]+[.F53])/([.E53]+[.F53]+[.G53])" office:value-type="float" office:value="2.81637697094173E-030" calcext:value-type="float">
            <text:p>2.82E-30</text:p>
          </table:table-cell>
          <table:table-cell table:formula="of:=[.$B$3]-[.J53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3]+1" office:value-type="float" office:value="52" calcext:value-type="float">
            <text:p>52</text:p>
          </table:table-cell>
          <table:table-cell table:formula="of:=[.E53]+[.$B$21]*(-[.$B$1]*[.K53]*[.E53])" office:value-type="float" office:value="0.0295627834870945" calcext:value-type="float">
            <text:p>2.96E-02</text:p>
          </table:table-cell>
          <table:table-cell table:formula="of:=[.F53]+[.$B$21]*([.$B$2]*[.J53]-[.$B$1]*[.K53])*[.F53]" office:value-type="float" office:value="0.000000985446971788906" calcext:value-type="float">
            <text:p>9.85E-07</text:p>
          </table:table-cell>
          <table:table-cell table:formula="of:=[.$B$1]*[.$B$18]*[.E54]/([.$B$10]*[.$B$15]*[.$B$9])" office:value-type="float" office:value="1049.67966333675" calcext:value-type="float">
            <text:p>1.05E+03</text:p>
          </table:table-cell>
          <table:table-cell table:formula="of:=[.$B$1]*[.$B$18]*[.F54]/([.$B$10]*[.$B$14]*[.$B$9])" office:value-type="float" office:value="0.0553414255804023" calcext:value-type="float">
            <text:p>5.53E-02</text:p>
          </table:table-cell>
          <table:table-cell table:formula="of:=[.$B$2]*[.$B$18]*[.F54]/([.$B$10]*[.$B$14]*[.$B$9])" office:value-type="float" office:value="0.0805631193480987" calcext:value-type="float">
            <text:p>8.06E-02</text:p>
          </table:table-cell>
          <table:table-cell table:formula="of:=[.$B$3]*([.E54]+[.F54])/([.E54]+[.F54]+[.G54])" office:value-type="float" office:value="2.81637697094282E-030" calcext:value-type="float">
            <text:p>2.82E-30</text:p>
          </table:table-cell>
          <table:table-cell table:formula="of:=[.$B$3]-[.J54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4]+1" office:value-type="float" office:value="53" calcext:value-type="float">
            <text:p>53</text:p>
          </table:table-cell>
          <table:table-cell table:formula="of:=[.E54]+[.$B$21]*(-[.$B$1]*[.K54]*[.E54])" office:value-type="float" office:value="0.0295544301961941" calcext:value-type="float">
            <text:p>2.96E-02</text:p>
          </table:table-cell>
          <table:table-cell table:formula="of:=[.F54]+[.$B$21]*([.$B$2]*[.J54]-[.$B$1]*[.K54])*[.F54]" office:value-type="float" office:value="0.000000985168534282466" calcext:value-type="float">
            <text:p>9.85E-07</text:p>
          </table:table-cell>
          <table:table-cell table:formula="of:=[.$B$1]*[.$B$18]*[.E55]/([.$B$10]*[.$B$15]*[.$B$9])" office:value-type="float" office:value="1049.38306475753" calcext:value-type="float">
            <text:p>1.05E+03</text:p>
          </table:table-cell>
          <table:table-cell table:formula="of:=[.$B$1]*[.$B$18]*[.F55]/([.$B$10]*[.$B$14]*[.$B$9])" office:value-type="float" office:value="0.0553257888906742" calcext:value-type="float">
            <text:p>5.53E-02</text:p>
          </table:table-cell>
          <table:table-cell table:formula="of:=[.$B$2]*[.$B$18]*[.F55]/([.$B$10]*[.$B$14]*[.$B$9])" office:value-type="float" office:value="0.0805403562825006" calcext:value-type="float">
            <text:p>8.05E-02</text:p>
          </table:table-cell>
          <table:table-cell table:formula="of:=[.$B$3]*([.E55]+[.F55])/([.E55]+[.F55]+[.G55])" office:value-type="float" office:value="2.81637697094391E-030" calcext:value-type="float">
            <text:p>2.82E-30</text:p>
          </table:table-cell>
          <table:table-cell table:formula="of:=[.$B$3]-[.J55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5]+1" office:value-type="float" office:value="54" calcext:value-type="float">
            <text:p>54</text:p>
          </table:table-cell>
          <table:table-cell table:formula="of:=[.E55]+[.$B$21]*(-[.$B$1]*[.K55]*[.E55])" office:value-type="float" office:value="0.0295460792656083" calcext:value-type="float">
            <text:p>2.95E-02</text:p>
          </table:table-cell>
          <table:table-cell table:formula="of:=[.F55]+[.$B$21]*([.$B$2]*[.J55]-[.$B$1]*[.K55])*[.F55]" office:value-type="float" office:value="0.000000984890175448393" calcext:value-type="float">
            <text:p>9.85E-07</text:p>
          </table:table-cell>
          <table:table-cell table:formula="of:=[.$B$1]*[.$B$18]*[.E56]/([.$B$10]*[.$B$15]*[.$B$9])" office:value-type="float" office:value="1049.08654998551" calcext:value-type="float">
            <text:p>1.05E+03</text:p>
          </table:table-cell>
          <table:table-cell table:formula="of:=[.$B$1]*[.$B$18]*[.F56]/([.$B$10]*[.$B$14]*[.$B$9])" office:value-type="float" office:value="0.0553101566190842" calcext:value-type="float">
            <text:p>5.53E-02</text:p>
          </table:table-cell>
          <table:table-cell table:formula="of:=[.$B$2]*[.$B$18]*[.F56]/([.$B$10]*[.$B$14]*[.$B$9])" office:value-type="float" office:value="0.0805175996485943" calcext:value-type="float">
            <text:p>8.05E-02</text:p>
          </table:table-cell>
          <table:table-cell table:formula="of:=[.$B$3]*([.E56]+[.F56])/([.E56]+[.F56]+[.G56])" office:value-type="float" office:value="2.81637697094499E-030" calcext:value-type="float">
            <text:p>2.82E-30</text:p>
          </table:table-cell>
          <table:table-cell table:formula="of:=[.$B$3]-[.J56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6]+1" office:value-type="float" office:value="55" calcext:value-type="float">
            <text:p>55</text:p>
          </table:table-cell>
          <table:table-cell table:formula="of:=[.E56]+[.$B$21]*(-[.$B$1]*[.K56]*[.E56])" office:value-type="float" office:value="0.0295377306946702" calcext:value-type="float">
            <text:p>2.95E-02</text:p>
          </table:table-cell>
          <table:table-cell table:formula="of:=[.F56]+[.$B$21]*([.$B$2]*[.J56]-[.$B$1]*[.K56])*[.F56]" office:value-type="float" office:value="0.000000984611895264457" calcext:value-type="float">
            <text:p>9.85E-07</text:p>
          </table:table-cell>
          <table:table-cell table:formula="of:=[.$B$1]*[.$B$18]*[.E57]/([.$B$10]*[.$B$15]*[.$B$9])" office:value-type="float" office:value="1048.79011899702" calcext:value-type="float">
            <text:p>1.05E+03</text:p>
          </table:table-cell>
          <table:table-cell table:formula="of:=[.$B$1]*[.$B$18]*[.F57]/([.$B$10]*[.$B$14]*[.$B$9])" office:value-type="float" office:value="0.0552945287643841" calcext:value-type="float">
            <text:p>5.53E-02</text:p>
          </table:table-cell>
          <table:table-cell table:formula="of:=[.$B$2]*[.$B$18]*[.F57]/([.$B$10]*[.$B$14]*[.$B$9])" office:value-type="float" office:value="0.0804948494445626" calcext:value-type="float">
            <text:p>8.05E-02</text:p>
          </table:table-cell>
          <table:table-cell table:formula="of:=[.$B$3]*([.E57]+[.F57])/([.E57]+[.F57]+[.G57])" office:value-type="float" office:value="2.81637697094608E-030" calcext:value-type="float">
            <text:p>2.82E-30</text:p>
          </table:table-cell>
          <table:table-cell table:formula="of:=[.$B$3]-[.J57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7]+1" office:value-type="float" office:value="56" calcext:value-type="float">
            <text:p>56</text:p>
          </table:table-cell>
          <table:table-cell table:formula="of:=[.E57]+[.$B$21]*(-[.$B$1]*[.K57]*[.E57])" office:value-type="float" office:value="0.0295293844827129" calcext:value-type="float">
            <text:p>2.95E-02</text:p>
          </table:table-cell>
          <table:table-cell table:formula="of:=[.F57]+[.$B$21]*([.$B$2]*[.J57]-[.$B$1]*[.K57])*[.F57]" office:value-type="float" office:value="0.000000984333693708436" calcext:value-type="float">
            <text:p>9.84E-07</text:p>
          </table:table-cell>
          <table:table-cell table:formula="of:=[.$B$1]*[.$B$18]*[.E58]/([.$B$10]*[.$B$15]*[.$B$9])" office:value-type="float" office:value="1048.49377176837" calcext:value-type="float">
            <text:p>1.05E+03</text:p>
          </table:table-cell>
          <table:table-cell table:formula="of:=[.$B$1]*[.$B$18]*[.F58]/([.$B$10]*[.$B$14]*[.$B$9])" office:value-type="float" office:value="0.0552789053253258" calcext:value-type="float">
            <text:p>5.53E-02</text:p>
          </table:table-cell>
          <table:table-cell table:formula="of:=[.$B$2]*[.$B$18]*[.F58]/([.$B$10]*[.$B$14]*[.$B$9])" office:value-type="float" office:value="0.0804721056685887" calcext:value-type="float">
            <text:p>8.05E-02</text:p>
          </table:table-cell>
          <table:table-cell table:formula="of:=[.$B$3]*([.E58]+[.F58])/([.E58]+[.F58]+[.G58])" office:value-type="float" office:value="2.81637697094717E-030" calcext:value-type="float">
            <text:p>2.82E-30</text:p>
          </table:table-cell>
          <table:table-cell table:formula="of:=[.$B$3]-[.J58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8]+1" office:value-type="float" office:value="57" calcext:value-type="float">
            <text:p>57</text:p>
          </table:table-cell>
          <table:table-cell table:formula="of:=[.E58]+[.$B$21]*(-[.$B$1]*[.K58]*[.E58])" office:value-type="float" office:value="0.02952104062907" calcext:value-type="float">
            <text:p>2.95E-02</text:p>
          </table:table-cell>
          <table:table-cell table:formula="of:=[.F58]+[.$B$21]*([.$B$2]*[.J58]-[.$B$1]*[.K58])*[.F58]" office:value-type="float" office:value="0.000000984055570758113" calcext:value-type="float">
            <text:p>9.84E-07</text:p>
          </table:table-cell>
          <table:table-cell table:formula="of:=[.$B$1]*[.$B$18]*[.E59]/([.$B$10]*[.$B$15]*[.$B$9])" office:value-type="float" office:value="1048.19750827591" calcext:value-type="float">
            <text:p>1.05E+03</text:p>
          </table:table-cell>
          <table:table-cell table:formula="of:=[.$B$1]*[.$B$18]*[.F59]/([.$B$10]*[.$B$14]*[.$B$9])" office:value-type="float" office:value="0.0552632863006617" calcext:value-type="float">
            <text:p>5.53E-02</text:p>
          </table:table-cell>
          <table:table-cell table:formula="of:=[.$B$2]*[.$B$18]*[.F59]/([.$B$10]*[.$B$14]*[.$B$9])" office:value-type="float" office:value="0.0804493683188563" calcext:value-type="float">
            <text:p>8.04E-02</text:p>
          </table:table-cell>
          <table:table-cell table:formula="of:=[.$B$3]*([.E59]+[.F59])/([.E59]+[.F59]+[.G59])" office:value-type="float" office:value="2.81637697094826E-030" calcext:value-type="float">
            <text:p>2.82E-30</text:p>
          </table:table-cell>
          <table:table-cell table:formula="of:=[.$B$3]-[.J59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9]+1" office:value-type="float" office:value="58" calcext:value-type="float">
            <text:p>58</text:p>
          </table:table-cell>
          <table:table-cell table:formula="of:=[.E59]+[.$B$21]*(-[.$B$1]*[.K59]*[.E59])" office:value-type="float" office:value="0.0295126991330751" calcext:value-type="float">
            <text:p>2.95E-02</text:p>
          </table:table-cell>
          <table:table-cell table:formula="of:=[.F59]+[.$B$21]*([.$B$2]*[.J59]-[.$B$1]*[.K59])*[.F59]" office:value-type="float" office:value="0.000000983777526391278" calcext:value-type="float">
            <text:p>9.84E-07</text:p>
          </table:table-cell>
          <table:table-cell table:formula="of:=[.$B$1]*[.$B$18]*[.E60]/([.$B$10]*[.$B$15]*[.$B$9])" office:value-type="float" office:value="1047.90132849597" calcext:value-type="float">
            <text:p>1.05E+03</text:p>
          </table:table-cell>
          <table:table-cell table:formula="of:=[.$B$1]*[.$B$18]*[.F60]/([.$B$10]*[.$B$14]*[.$B$9])" office:value-type="float" office:value="0.0552476716891446" calcext:value-type="float">
            <text:p>5.52E-02</text:p>
          </table:table-cell>
          <table:table-cell table:formula="of:=[.$B$2]*[.$B$18]*[.F60]/([.$B$10]*[.$B$14]*[.$B$9])" office:value-type="float" office:value="0.0804266373935497" calcext:value-type="float">
            <text:p>8.04E-02</text:p>
          </table:table-cell>
          <table:table-cell table:formula="of:=[.$B$3]*([.E60]+[.F60])/([.E60]+[.F60]+[.G60])" office:value-type="float" office:value="2.81637697094935E-030" calcext:value-type="float">
            <text:p>2.82E-30</text:p>
          </table:table-cell>
          <table:table-cell table:formula="of:=[.$B$3]-[.J60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0]+1" office:value-type="float" office:value="59" calcext:value-type="float">
            <text:p>59</text:p>
          </table:table-cell>
          <table:table-cell table:formula="of:=[.E60]+[.$B$21]*(-[.$B$1]*[.K60]*[.E60])" office:value-type="float" office:value="0.029504359994062" calcext:value-type="float">
            <text:p>2.95E-02</text:p>
          </table:table-cell>
          <table:table-cell table:formula="of:=[.F60]+[.$B$21]*([.$B$2]*[.J60]-[.$B$1]*[.K60])*[.F60]" office:value-type="float" office:value="0.000000983499560585729" calcext:value-type="float">
            <text:p>9.83E-07</text:p>
          </table:table-cell>
          <table:table-cell table:formula="of:=[.$B$1]*[.$B$18]*[.E61]/([.$B$10]*[.$B$15]*[.$B$9])" office:value-type="float" office:value="1047.60523240489" calcext:value-type="float">
            <text:p>1.05E+03</text:p>
          </table:table-cell>
          <table:table-cell table:formula="of:=[.$B$1]*[.$B$18]*[.F61]/([.$B$10]*[.$B$14]*[.$B$9])" office:value-type="float" office:value="0.0552320614895275" calcext:value-type="float">
            <text:p>5.52E-02</text:p>
          </table:table-cell>
          <table:table-cell table:formula="of:=[.$B$2]*[.$B$18]*[.F61]/([.$B$10]*[.$B$14]*[.$B$9])" office:value-type="float" office:value="0.0804039128908537" calcext:value-type="float">
            <text:p>8.04E-02</text:p>
          </table:table-cell>
          <table:table-cell table:formula="of:=[.$B$3]*([.E61]+[.F61])/([.E61]+[.F61]+[.G61])" office:value-type="float" office:value="2.81637697095043E-030" calcext:value-type="float">
            <text:p>2.82E-30</text:p>
          </table:table-cell>
          <table:table-cell table:formula="of:=[.$B$3]-[.J61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1]+1" office:value-type="float" office:value="60" calcext:value-type="float">
            <text:p>60</text:p>
          </table:table-cell>
          <table:table-cell table:formula="of:=[.E61]+[.$B$21]*(-[.$B$1]*[.K61]*[.E61])" office:value-type="float" office:value="0.0294960232113646" calcext:value-type="float">
            <text:p>2.95E-02</text:p>
          </table:table-cell>
          <table:table-cell table:formula="of:=[.F61]+[.$B$21]*([.$B$2]*[.J61]-[.$B$1]*[.K61])*[.F61]" office:value-type="float" office:value="0.000000983221673319267" calcext:value-type="float">
            <text:p>9.83E-07</text:p>
          </table:table-cell>
          <table:table-cell table:formula="of:=[.$B$1]*[.$B$18]*[.E62]/([.$B$10]*[.$B$15]*[.$B$9])" office:value-type="float" office:value="1047.30921997904" calcext:value-type="float">
            <text:p>1.05E+03</text:p>
          </table:table-cell>
          <table:table-cell table:formula="of:=[.$B$1]*[.$B$18]*[.F62]/([.$B$10]*[.$B$14]*[.$B$9])" office:value-type="float" office:value="0.0552164557005638" calcext:value-type="float">
            <text:p>5.52E-02</text:p>
          </table:table-cell>
          <table:table-cell table:formula="of:=[.$B$2]*[.$B$18]*[.F62]/([.$B$10]*[.$B$14]*[.$B$9])" office:value-type="float" office:value="0.0803811948089536" calcext:value-type="float">
            <text:p>8.04E-02</text:p>
          </table:table-cell>
          <table:table-cell table:formula="of:=[.$B$3]*([.E62]+[.F62])/([.E62]+[.F62]+[.G62])" office:value-type="float" office:value="2.81637697095152E-030" calcext:value-type="float">
            <text:p>2.82E-30</text:p>
          </table:table-cell>
          <table:table-cell table:formula="of:=[.$B$3]-[.J62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2]+1" office:value-type="float" office:value="61" calcext:value-type="float">
            <text:p>61</text:p>
          </table:table-cell>
          <table:table-cell table:formula="of:=[.E62]+[.$B$21]*(-[.$B$1]*[.K62]*[.E62])" office:value-type="float" office:value="0.0294876887843173" calcext:value-type="float">
            <text:p>2.95E-02</text:p>
          </table:table-cell>
          <table:table-cell table:formula="of:=[.F62]+[.$B$21]*([.$B$2]*[.J62]-[.$B$1]*[.K62])*[.F62]" office:value-type="float" office:value="0.000000982943864569701" calcext:value-type="float">
            <text:p>9.83E-07</text:p>
          </table:table-cell>
          <table:table-cell table:formula="of:=[.$B$1]*[.$B$18]*[.E63]/([.$B$10]*[.$B$15]*[.$B$9])" office:value-type="float" office:value="1047.01329119476" calcext:value-type="float">
            <text:p>1.05E+03</text:p>
          </table:table-cell>
          <table:table-cell table:formula="of:=[.$B$1]*[.$B$18]*[.F63]/([.$B$10]*[.$B$14]*[.$B$9])" office:value-type="float" office:value="0.0552008543210073" calcext:value-type="float">
            <text:p>5.52E-02</text:p>
          </table:table-cell>
          <table:table-cell table:formula="of:=[.$B$2]*[.$B$18]*[.F63]/([.$B$10]*[.$B$14]*[.$B$9])" office:value-type="float" office:value="0.0803584831460352" calcext:value-type="float">
            <text:p>8.04E-02</text:p>
          </table:table-cell>
          <table:table-cell table:formula="of:=[.$B$3]*([.E63]+[.F63])/([.E63]+[.F63]+[.G63])" office:value-type="float" office:value="2.81637697095261E-030" calcext:value-type="float">
            <text:p>2.82E-30</text:p>
          </table:table-cell>
          <table:table-cell table:formula="of:=[.$B$3]-[.J63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3]+1" office:value-type="float" office:value="62" calcext:value-type="float">
            <text:p>62</text:p>
          </table:table-cell>
          <table:table-cell table:formula="of:=[.E63]+[.$B$21]*(-[.$B$1]*[.K63]*[.E63])" office:value-type="float" office:value="0.0294793567122544" calcext:value-type="float">
            <text:p>2.95E-02</text:p>
          </table:table-cell>
          <table:table-cell table:formula="of:=[.F63]+[.$B$21]*([.$B$2]*[.J63]-[.$B$1]*[.K63])*[.F63]" office:value-type="float" office:value="0.000000982666134314846" calcext:value-type="float">
            <text:p>9.83E-07</text:p>
          </table:table-cell>
          <table:table-cell table:formula="of:=[.$B$1]*[.$B$18]*[.E64]/([.$B$10]*[.$B$15]*[.$B$9])" office:value-type="float" office:value="1046.71744602843" calcext:value-type="float">
            <text:p>1.05E+03</text:p>
          </table:table-cell>
          <table:table-cell table:formula="of:=[.$B$1]*[.$B$18]*[.F64]/([.$B$10]*[.$B$14]*[.$B$9])" office:value-type="float" office:value="0.0551852573496121" calcext:value-type="float">
            <text:p>5.52E-02</text:p>
          </table:table-cell>
          <table:table-cell table:formula="of:=[.$B$2]*[.$B$18]*[.F64]/([.$B$10]*[.$B$14]*[.$B$9])" office:value-type="float" office:value="0.0803357779002848" calcext:value-type="float">
            <text:p>8.03E-02</text:p>
          </table:table-cell>
          <table:table-cell table:formula="of:=[.$B$3]*([.E64]+[.F64])/([.E64]+[.F64]+[.G64])" office:value-type="float" office:value="2.8163769709537E-030" calcext:value-type="float">
            <text:p>2.82E-30</text:p>
          </table:table-cell>
          <table:table-cell table:formula="of:=[.$B$3]-[.J64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4]+1" office:value-type="float" office:value="63" calcext:value-type="float">
            <text:p>63</text:p>
          </table:table-cell>
          <table:table-cell table:formula="of:=[.E64]+[.$B$21]*(-[.$B$1]*[.K64]*[.E64])" office:value-type="float" office:value="0.0294710269945104" calcext:value-type="float">
            <text:p>2.95E-02</text:p>
          </table:table-cell>
          <table:table-cell table:formula="of:=[.F64]+[.$B$21]*([.$B$2]*[.J64]-[.$B$1]*[.K64])*[.F64]" office:value-type="float" office:value="0.000000982388482532524" calcext:value-type="float">
            <text:p>9.82E-07</text:p>
          </table:table-cell>
          <table:table-cell table:formula="of:=[.$B$1]*[.$B$18]*[.E65]/([.$B$10]*[.$B$15]*[.$B$9])" office:value-type="float" office:value="1046.42168445642" calcext:value-type="float">
            <text:p>1.05E+03</text:p>
          </table:table-cell>
          <table:table-cell table:formula="of:=[.$B$1]*[.$B$18]*[.F65]/([.$B$10]*[.$B$14]*[.$B$9])" office:value-type="float" office:value="0.0551696647851327" calcext:value-type="float">
            <text:p>5.52E-02</text:p>
          </table:table-cell>
          <table:table-cell table:formula="of:=[.$B$2]*[.$B$18]*[.F65]/([.$B$10]*[.$B$14]*[.$B$9])" office:value-type="float" office:value="0.0803130790698893" calcext:value-type="float">
            <text:p>8.03E-02</text:p>
          </table:table-cell>
          <table:table-cell table:formula="of:=[.$B$3]*([.E65]+[.F65])/([.E65]+[.F65]+[.G65])" office:value-type="float" office:value="2.81637697095479E-030" calcext:value-type="float">
            <text:p>2.82E-30</text:p>
          </table:table-cell>
          <table:table-cell table:formula="of:=[.$B$3]-[.J65]" office:value-type="float" office:value="9.99971836230291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5]+1" office:value-type="float" office:value="64" calcext:value-type="float">
            <text:p>64</text:p>
          </table:table-cell>
          <table:table-cell table:formula="of:=[.E65]+[.$B$21]*(-[.$B$1]*[.K65]*[.E65])" office:value-type="float" office:value="0.0294626996304202" calcext:value-type="float">
            <text:p>2.95E-02</text:p>
          </table:table-cell>
          <table:table-cell table:formula="of:=[.F65]+[.$B$21]*([.$B$2]*[.J65]-[.$B$1]*[.K65])*[.F65]" office:value-type="float" office:value="0.000000982110909200562" calcext:value-type="float">
            <text:p>9.82E-07</text:p>
          </table:table-cell>
          <table:table-cell table:formula="of:=[.$B$1]*[.$B$18]*[.E66]/([.$B$10]*[.$B$15]*[.$B$9])" office:value-type="float" office:value="1046.12600645511" calcext:value-type="float">
            <text:p>1.05E+03</text:p>
          </table:table-cell>
          <table:table-cell table:formula="of:=[.$B$1]*[.$B$18]*[.F66]/([.$B$10]*[.$B$14]*[.$B$9])" office:value-type="float" office:value="0.0551540766263239" calcext:value-type="float">
            <text:p>5.52E-02</text:p>
          </table:table-cell>
          <table:table-cell table:formula="of:=[.$B$2]*[.$B$18]*[.F66]/([.$B$10]*[.$B$14]*[.$B$9])" office:value-type="float" office:value="0.0802903866530359" calcext:value-type="float">
            <text:p>8.03E-02</text:p>
          </table:table-cell>
          <table:table-cell table:formula="of:=[.$B$3]*([.E66]+[.F66])/([.E66]+[.F66]+[.G66])" office:value-type="float" office:value="2.81637697095587E-030" calcext:value-type="float">
            <text:p>2.82E-30</text:p>
          </table:table-cell>
          <table:table-cell table:formula="of:=[.$B$3]-[.J66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6]+1" office:value-type="float" office:value="65" calcext:value-type="float">
            <text:p>65</text:p>
          </table:table-cell>
          <table:table-cell table:formula="of:=[.E66]+[.$B$21]*(-[.$B$1]*[.K66]*[.E66])" office:value-type="float" office:value="0.0294543746193186" calcext:value-type="float">
            <text:p>2.95E-02</text:p>
          </table:table-cell>
          <table:table-cell table:formula="of:=[.F66]+[.$B$21]*([.$B$2]*[.J66]-[.$B$1]*[.K66])*[.F66]" office:value-type="float" office:value="0.000000981833414296794" calcext:value-type="float">
            <text:p>9.82E-07</text:p>
          </table:table-cell>
          <table:table-cell table:formula="of:=[.$B$1]*[.$B$18]*[.E67]/([.$B$10]*[.$B$15]*[.$B$9])" office:value-type="float" office:value="1045.83041200088" calcext:value-type="float">
            <text:p>1.05E+03</text:p>
          </table:table-cell>
          <table:table-cell table:formula="of:=[.$B$1]*[.$B$18]*[.F67]/([.$B$10]*[.$B$14]*[.$B$9])" office:value-type="float" office:value="0.0551384928719409" calcext:value-type="float">
            <text:p>5.51E-02</text:p>
          </table:table-cell>
          <table:table-cell table:formula="of:=[.$B$2]*[.$B$18]*[.F67]/([.$B$10]*[.$B$14]*[.$B$9])" office:value-type="float" office:value="0.0802677006479126" calcext:value-type="float">
            <text:p>8.03E-02</text:p>
          </table:table-cell>
          <table:table-cell table:formula="of:=[.$B$3]*([.E67]+[.F67])/([.E67]+[.F67]+[.G67])" office:value-type="float" office:value="2.81637697095696E-030" calcext:value-type="float">
            <text:p>2.82E-30</text:p>
          </table:table-cell>
          <table:table-cell table:formula="of:=[.$B$3]-[.J67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7]+1" office:value-type="float" office:value="66" calcext:value-type="float">
            <text:p>66</text:p>
          </table:table-cell>
          <table:table-cell table:formula="of:=[.E67]+[.$B$21]*(-[.$B$1]*[.K67]*[.E67])" office:value-type="float" office:value="0.0294460519605409" calcext:value-type="float">
            <text:p>2.94E-02</text:p>
          </table:table-cell>
          <table:table-cell table:formula="of:=[.F67]+[.$B$21]*([.$B$2]*[.J67]-[.$B$1]*[.K67])*[.F67]" office:value-type="float" office:value="0.00000098155599779906" calcext:value-type="float">
            <text:p>9.82E-07</text:p>
          </table:table-cell>
          <table:table-cell table:formula="of:=[.$B$1]*[.$B$18]*[.E68]/([.$B$10]*[.$B$15]*[.$B$9])" office:value-type="float" office:value="1045.53490107013" calcext:value-type="float">
            <text:p>1.05E+03</text:p>
          </table:table-cell>
          <table:table-cell table:formula="of:=[.$B$1]*[.$B$18]*[.F68]/([.$B$10]*[.$B$14]*[.$B$9])" office:value-type="float" office:value="0.0551229135207393" calcext:value-type="float">
            <text:p>5.51E-02</text:p>
          </table:table-cell>
          <table:table-cell table:formula="of:=[.$B$2]*[.$B$18]*[.F68]/([.$B$10]*[.$B$14]*[.$B$9])" office:value-type="float" office:value="0.0802450210527077" calcext:value-type="float">
            <text:p>8.02E-02</text:p>
          </table:table-cell>
          <table:table-cell table:formula="of:=[.$B$3]*([.E68]+[.F68])/([.E68]+[.F68]+[.G68])" office:value-type="float" office:value="2.81637697095805E-030" calcext:value-type="float">
            <text:p>2.82E-30</text:p>
          </table:table-cell>
          <table:table-cell table:formula="of:=[.$B$3]-[.J68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8]+1" office:value-type="float" office:value="67" calcext:value-type="float">
            <text:p>67</text:p>
          </table:table-cell>
          <table:table-cell table:formula="of:=[.E68]+[.$B$21]*(-[.$B$1]*[.K68]*[.E68])" office:value-type="float" office:value="0.0294377316534222" calcext:value-type="float">
            <text:p>2.94E-02</text:p>
          </table:table-cell>
          <table:table-cell table:formula="of:=[.F68]+[.$B$21]*([.$B$2]*[.J68]-[.$B$1]*[.K68])*[.F68]" office:value-type="float" office:value="0.000000981278659685208" calcext:value-type="float">
            <text:p>9.81E-07</text:p>
          </table:table-cell>
          <table:table-cell table:formula="of:=[.$B$1]*[.$B$18]*[.E69]/([.$B$10]*[.$B$15]*[.$B$9])" office:value-type="float" office:value="1045.23947363925" calcext:value-type="float">
            <text:p>1.05E+03</text:p>
          </table:table-cell>
          <table:table-cell table:formula="of:=[.$B$1]*[.$B$18]*[.F69]/([.$B$10]*[.$B$14]*[.$B$9])" office:value-type="float" office:value="0.0551073385714748" calcext:value-type="float">
            <text:p>5.51E-02</text:p>
          </table:table-cell>
          <table:table-cell table:formula="of:=[.$B$2]*[.$B$18]*[.F69]/([.$B$10]*[.$B$14]*[.$B$9])" office:value-type="float" office:value="0.0802223478656102" calcext:value-type="float">
            <text:p>8.02E-02</text:p>
          </table:table-cell>
          <table:table-cell table:formula="of:=[.$B$3]*([.E69]+[.F69])/([.E69]+[.F69]+[.G69])" office:value-type="float" office:value="2.81637697095914E-030" calcext:value-type="float">
            <text:p>2.82E-30</text:p>
          </table:table-cell>
          <table:table-cell table:formula="of:=[.$B$3]-[.J69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9]+1" office:value-type="float" office:value="68" calcext:value-type="float">
            <text:p>68</text:p>
          </table:table-cell>
          <table:table-cell table:formula="of:=[.E69]+[.$B$21]*(-[.$B$1]*[.K69]*[.E69])" office:value-type="float" office:value="0.0294294136972983" calcext:value-type="float">
            <text:p>2.94E-02</text:p>
          </table:table-cell>
          <table:table-cell table:formula="of:=[.F69]+[.$B$21]*([.$B$2]*[.J69]-[.$B$1]*[.K69])*[.F69]" office:value-type="float" office:value="0.000000981001399933088" calcext:value-type="float">
            <text:p>9.81E-07</text:p>
          </table:table-cell>
          <table:table-cell table:formula="of:=[.$B$1]*[.$B$18]*[.E70]/([.$B$10]*[.$B$15]*[.$B$9])" office:value-type="float" office:value="1044.94412968466" calcext:value-type="float">
            <text:p>1.04E+03</text:p>
          </table:table-cell>
          <table:table-cell table:formula="of:=[.$B$1]*[.$B$18]*[.F70]/([.$B$10]*[.$B$14]*[.$B$9])" office:value-type="float" office:value="0.0550917680229039" calcext:value-type="float">
            <text:p>5.51E-02</text:p>
          </table:table-cell>
          <table:table-cell table:formula="of:=[.$B$2]*[.$B$18]*[.F70]/([.$B$10]*[.$B$14]*[.$B$9])" office:value-type="float" office:value="0.0801996810848093" calcext:value-type="float">
            <text:p>8.02E-02</text:p>
          </table:table-cell>
          <table:table-cell table:formula="of:=[.$B$3]*([.E70]+[.F70])/([.E70]+[.F70]+[.G70])" office:value-type="float" office:value="2.81637697096022E-030" calcext:value-type="float">
            <text:p>2.82E-30</text:p>
          </table:table-cell>
          <table:table-cell table:formula="of:=[.$B$3]-[.J70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0]+1" office:value-type="float" office:value="69" calcext:value-type="float">
            <text:p>69</text:p>
          </table:table-cell>
          <table:table-cell table:formula="of:=[.E70]+[.$B$21]*(-[.$B$1]*[.K70]*[.E70])" office:value-type="float" office:value="0.0294210980915046" calcext:value-type="float">
            <text:p>2.94E-02</text:p>
          </table:table-cell>
          <table:table-cell table:formula="of:=[.F70]+[.$B$21]*([.$B$2]*[.J70]-[.$B$1]*[.K70])*[.F70]" office:value-type="float" office:value="0.000000980724218520561" calcext:value-type="float">
            <text:p>9.81E-07</text:p>
          </table:table-cell>
          <table:table-cell table:formula="of:=[.$B$1]*[.$B$18]*[.E71]/([.$B$10]*[.$B$15]*[.$B$9])" office:value-type="float" office:value="1044.64886918276" calcext:value-type="float">
            <text:p>1.04E+03</text:p>
          </table:table-cell>
          <table:table-cell table:formula="of:=[.$B$1]*[.$B$18]*[.F71]/([.$B$10]*[.$B$14]*[.$B$9])" office:value-type="float" office:value="0.0550762018737829" calcext:value-type="float">
            <text:p>5.51E-02</text:p>
          </table:table-cell>
          <table:table-cell table:formula="of:=[.$B$2]*[.$B$18]*[.F71]/([.$B$10]*[.$B$14]*[.$B$9])" office:value-type="float" office:value="0.080177020708495" calcext:value-type="float">
            <text:p>8.02E-02</text:p>
          </table:table-cell>
          <table:table-cell table:formula="of:=[.$B$3]*([.E71]+[.F71])/([.E71]+[.F71]+[.G71])" office:value-type="float" office:value="2.81637697096131E-030" calcext:value-type="float">
            <text:p>2.82E-30</text:p>
          </table:table-cell>
          <table:table-cell table:formula="of:=[.$B$3]-[.J71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1]+1" office:value-type="float" office:value="70" calcext:value-type="float">
            <text:p>70</text:p>
          </table:table-cell>
          <table:table-cell table:formula="of:=[.E71]+[.$B$21]*(-[.$B$1]*[.K71]*[.E71])" office:value-type="float" office:value="0.0294127848353772" calcext:value-type="float">
            <text:p>2.94E-02</text:p>
          </table:table-cell>
          <table:table-cell table:formula="of:=[.F71]+[.$B$21]*([.$B$2]*[.J71]-[.$B$1]*[.K71])*[.F71]" office:value-type="float" office:value="0.000000980447115425491" calcext:value-type="float">
            <text:p>9.80E-07</text:p>
          </table:table-cell>
          <table:table-cell table:formula="of:=[.$B$1]*[.$B$18]*[.E72]/([.$B$10]*[.$B$15]*[.$B$9])" office:value-type="float" office:value="1044.35369210998" calcext:value-type="float">
            <text:p>1.04E+03</text:p>
          </table:table-cell>
          <table:table-cell table:formula="of:=[.$B$1]*[.$B$18]*[.F72]/([.$B$10]*[.$B$14]*[.$B$9])" office:value-type="float" office:value="0.055060640122869" calcext:value-type="float">
            <text:p>5.51E-02</text:p>
          </table:table-cell>
          <table:table-cell table:formula="of:=[.$B$2]*[.$B$18]*[.F72]/([.$B$10]*[.$B$14]*[.$B$9])" office:value-type="float" office:value="0.0801543667348578" calcext:value-type="float">
            <text:p>8.02E-02</text:p>
          </table:table-cell>
          <table:table-cell table:formula="of:=[.$B$3]*([.E72]+[.F72])/([.E72]+[.F72]+[.G72])" office:value-type="float" office:value="2.8163769709624E-030" calcext:value-type="float">
            <text:p>2.82E-30</text:p>
          </table:table-cell>
          <table:table-cell table:formula="of:=[.$B$3]-[.J72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2]+1" office:value-type="float" office:value="71" calcext:value-type="float">
            <text:p>71</text:p>
          </table:table-cell>
          <table:table-cell table:formula="of:=[.E72]+[.$B$21]*(-[.$B$1]*[.K72]*[.E72])" office:value-type="float" office:value="0.0294044739282522" calcext:value-type="float">
            <text:p>2.94E-02</text:p>
          </table:table-cell>
          <table:table-cell table:formula="of:=[.F72]+[.$B$21]*([.$B$2]*[.J72]-[.$B$1]*[.K72])*[.F72]" office:value-type="float" office:value="0.000000980170090625751" calcext:value-type="float">
            <text:p>9.80E-07</text:p>
          </table:table-cell>
          <table:table-cell table:formula="of:=[.$B$1]*[.$B$18]*[.E73]/([.$B$10]*[.$B$15]*[.$B$9])" office:value-type="float" office:value="1044.05859844274" calcext:value-type="float">
            <text:p>1.04E+03</text:p>
          </table:table-cell>
          <table:table-cell table:formula="of:=[.$B$1]*[.$B$18]*[.F73]/([.$B$10]*[.$B$14]*[.$B$9])" office:value-type="float" office:value="0.0550450827689193" calcext:value-type="float">
            <text:p>5.50E-02</text:p>
          </table:table-cell>
          <table:table-cell table:formula="of:=[.$B$2]*[.$B$18]*[.F73]/([.$B$10]*[.$B$14]*[.$B$9])" office:value-type="float" office:value="0.0801317191620884" calcext:value-type="float">
            <text:p>8.01E-02</text:p>
          </table:table-cell>
          <table:table-cell table:formula="of:=[.$B$3]*([.E73]+[.F73])/([.E73]+[.F73]+[.G73])" office:value-type="float" office:value="2.81637697096349E-030" calcext:value-type="float">
            <text:p>2.82E-30</text:p>
          </table:table-cell>
          <table:table-cell table:formula="of:=[.$B$3]-[.J73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3]+1" office:value-type="float" office:value="72" calcext:value-type="float">
            <text:p>72</text:p>
          </table:table-cell>
          <table:table-cell table:formula="of:=[.E73]+[.$B$21]*(-[.$B$1]*[.K73]*[.E73])" office:value-type="float" office:value="0.0293961653694657" calcext:value-type="float">
            <text:p>2.94E-02</text:p>
          </table:table-cell>
          <table:table-cell table:formula="of:=[.F73]+[.$B$21]*([.$B$2]*[.J73]-[.$B$1]*[.K73])*[.F73]" office:value-type="float" office:value="0.000000979893144099217" calcext:value-type="float">
            <text:p>9.80E-07</text:p>
          </table:table-cell>
          <table:table-cell table:formula="of:=[.$B$1]*[.$B$18]*[.E74]/([.$B$10]*[.$B$15]*[.$B$9])" office:value-type="float" office:value="1043.76358815747" calcext:value-type="float">
            <text:p>1.04E+03</text:p>
          </table:table-cell>
          <table:table-cell table:formula="of:=[.$B$1]*[.$B$18]*[.F74]/([.$B$10]*[.$B$14]*[.$B$9])" office:value-type="float" office:value="0.0550295298106915" calcext:value-type="float">
            <text:p>5.50E-02</text:p>
          </table:table-cell>
          <table:table-cell table:formula="of:=[.$B$2]*[.$B$18]*[.F74]/([.$B$10]*[.$B$14]*[.$B$9])" office:value-type="float" office:value="0.0801090779883785" calcext:value-type="float">
            <text:p>8.01E-02</text:p>
          </table:table-cell>
          <table:table-cell table:formula="of:=[.$B$3]*([.E74]+[.F74])/([.E74]+[.F74]+[.G74])" office:value-type="float" office:value="2.81637697096458E-030" calcext:value-type="float">
            <text:p>2.82E-30</text:p>
          </table:table-cell>
          <table:table-cell table:formula="of:=[.$B$3]-[.J74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4]+1" office:value-type="float" office:value="73" calcext:value-type="float">
            <text:p>73</text:p>
          </table:table-cell>
          <table:table-cell table:formula="of:=[.E74]+[.$B$21]*(-[.$B$1]*[.K74]*[.E74])" office:value-type="float" office:value="0.0293878591583542" calcext:value-type="float">
            <text:p>2.94E-02</text:p>
          </table:table-cell>
          <table:table-cell table:formula="of:=[.F74]+[.$B$21]*([.$B$2]*[.J74]-[.$B$1]*[.K74])*[.F74]" office:value-type="float" office:value="0.000000979616275823773" calcext:value-type="float">
            <text:p>9.80E-07</text:p>
          </table:table-cell>
          <table:table-cell table:formula="of:=[.$B$1]*[.$B$18]*[.E75]/([.$B$10]*[.$B$15]*[.$B$9])" office:value-type="float" office:value="1043.46866123061" calcext:value-type="float">
            <text:p>1.04E+03</text:p>
          </table:table-cell>
          <table:table-cell table:formula="of:=[.$B$1]*[.$B$18]*[.F75]/([.$B$10]*[.$B$14]*[.$B$9])" office:value-type="float" office:value="0.0550139812469436" calcext:value-type="float">
            <text:p>5.50E-02</text:p>
          </table:table-cell>
          <table:table-cell table:formula="of:=[.$B$2]*[.$B$18]*[.F75]/([.$B$10]*[.$B$14]*[.$B$9])" office:value-type="float" office:value="0.0800864432119199" calcext:value-type="float">
            <text:p>8.01E-02</text:p>
          </table:table-cell>
          <table:table-cell table:formula="of:=[.$B$3]*([.E75]+[.F75])/([.E75]+[.F75]+[.G75])" office:value-type="float" office:value="2.81637697096566E-030" calcext:value-type="float">
            <text:p>2.82E-30</text:p>
          </table:table-cell>
          <table:table-cell table:formula="of:=[.$B$3]-[.J75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5]+1" office:value-type="float" office:value="74" calcext:value-type="float">
            <text:p>74</text:p>
          </table:table-cell>
          <table:table-cell table:formula="of:=[.E75]+[.$B$21]*(-[.$B$1]*[.K75]*[.E75])" office:value-type="float" office:value="0.0293795552942544" calcext:value-type="float">
            <text:p>2.94E-02</text:p>
          </table:table-cell>
          <table:table-cell table:formula="of:=[.F75]+[.$B$21]*([.$B$2]*[.J75]-[.$B$1]*[.K75])*[.F75]" office:value-type="float" office:value="0.00000097933948577731" calcext:value-type="float">
            <text:p>9.79E-07</text:p>
          </table:table-cell>
          <table:table-cell table:formula="of:=[.$B$1]*[.$B$18]*[.E76]/([.$B$10]*[.$B$15]*[.$B$9])" office:value-type="float" office:value="1043.17381763862" calcext:value-type="float">
            <text:p>1.04E+03</text:p>
          </table:table-cell>
          <table:table-cell table:formula="of:=[.$B$1]*[.$B$18]*[.F76]/([.$B$10]*[.$B$14]*[.$B$9])" office:value-type="float" office:value="0.0549984370764339" calcext:value-type="float">
            <text:p>5.50E-02</text:p>
          </table:table-cell>
          <table:table-cell table:formula="of:=[.$B$2]*[.$B$18]*[.F76]/([.$B$10]*[.$B$14]*[.$B$9])" office:value-type="float" office:value="0.0800638148309051" calcext:value-type="float">
            <text:p>8.01E-02</text:p>
          </table:table-cell>
          <table:table-cell table:formula="of:=[.$B$3]*([.E76]+[.F76])/([.E76]+[.F76]+[.G76])" office:value-type="float" office:value="2.81637697096675E-030" calcext:value-type="float">
            <text:p>2.82E-30</text:p>
          </table:table-cell>
          <table:table-cell table:formula="of:=[.$B$3]-[.J76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6]+1" office:value-type="float" office:value="75" calcext:value-type="float">
            <text:p>75</text:p>
          </table:table-cell>
          <table:table-cell table:formula="of:=[.E76]+[.$B$21]*(-[.$B$1]*[.K76]*[.E76])" office:value-type="float" office:value="0.029371253776503" calcext:value-type="float">
            <text:p>2.94E-02</text:p>
          </table:table-cell>
          <table:table-cell table:formula="of:=[.F76]+[.$B$21]*([.$B$2]*[.J76]-[.$B$1]*[.K76])*[.F76]" office:value-type="float" office:value="0.000000979062773937725" calcext:value-type="float">
            <text:p>9.79E-07</text:p>
          </table:table-cell>
          <table:table-cell table:formula="of:=[.$B$1]*[.$B$18]*[.E77]/([.$B$10]*[.$B$15]*[.$B$9])" office:value-type="float" office:value="1042.87905735794" calcext:value-type="float">
            <text:p>1.04E+03</text:p>
          </table:table-cell>
          <table:table-cell table:formula="of:=[.$B$1]*[.$B$18]*[.F77]/([.$B$10]*[.$B$14]*[.$B$9])" office:value-type="float" office:value="0.0549828972979212" calcext:value-type="float">
            <text:p>5.50E-02</text:p>
          </table:table-cell>
          <table:table-cell table:formula="of:=[.$B$2]*[.$B$18]*[.F77]/([.$B$10]*[.$B$14]*[.$B$9])" office:value-type="float" office:value="0.080041192843527" calcext:value-type="float">
            <text:p>8.00E-02</text:p>
          </table:table-cell>
          <table:table-cell table:formula="of:=[.$B$3]*([.E77]+[.F77])/([.E77]+[.F77]+[.G77])" office:value-type="float" office:value="2.81637697096784E-030" calcext:value-type="float">
            <text:p>2.82E-30</text:p>
          </table:table-cell>
          <table:table-cell table:formula="of:=[.$B$3]-[.J77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7]+1" office:value-type="float" office:value="76" calcext:value-type="float">
            <text:p>76</text:p>
          </table:table-cell>
          <table:table-cell table:formula="of:=[.E77]+[.$B$21]*(-[.$B$1]*[.K77]*[.E77])" office:value-type="float" office:value="0.0293629546044372" calcext:value-type="float">
            <text:p>2.94E-02</text:p>
          </table:table-cell>
          <table:table-cell table:formula="of:=[.F77]+[.$B$21]*([.$B$2]*[.J77]-[.$B$1]*[.K77])*[.F77]" office:value-type="float" office:value="0.000000978786140282919" calcext:value-type="float">
            <text:p>9.79E-07</text:p>
          </table:table-cell>
          <table:table-cell table:formula="of:=[.$B$1]*[.$B$18]*[.E78]/([.$B$10]*[.$B$15]*[.$B$9])" office:value-type="float" office:value="1042.58438036503" calcext:value-type="float">
            <text:p>1.04E+03</text:p>
          </table:table-cell>
          <table:table-cell table:formula="of:=[.$B$1]*[.$B$18]*[.F78]/([.$B$10]*[.$B$14]*[.$B$9])" office:value-type="float" office:value="0.0549673619101645" calcext:value-type="float">
            <text:p>5.50E-02</text:p>
          </table:table-cell>
          <table:table-cell table:formula="of:=[.$B$2]*[.$B$18]*[.F78]/([.$B$10]*[.$B$14]*[.$B$9])" office:value-type="float" office:value="0.0800185772479792" calcext:value-type="float">
            <text:p>8.00E-02</text:p>
          </table:table-cell>
          <table:table-cell table:formula="of:=[.$B$3]*([.E78]+[.F78])/([.E78]+[.F78]+[.G78])" office:value-type="float" office:value="2.81637697096893E-030" calcext:value-type="float">
            <text:p>2.82E-30</text:p>
          </table:table-cell>
          <table:table-cell table:formula="of:=[.$B$3]-[.J78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8]+1" office:value-type="float" office:value="77" calcext:value-type="float">
            <text:p>77</text:p>
          </table:table-cell>
          <table:table-cell table:formula="of:=[.E78]+[.$B$21]*(-[.$B$1]*[.K78]*[.E78])" office:value-type="float" office:value="0.0293546577773941" calcext:value-type="float">
            <text:p>2.94E-02</text:p>
          </table:table-cell>
          <table:table-cell table:formula="of:=[.F78]+[.$B$21]*([.$B$2]*[.J78]-[.$B$1]*[.K78])*[.F78]" office:value-type="float" office:value="0.000000978509584790803" calcext:value-type="float">
            <text:p>9.79E-07</text:p>
          </table:table-cell>
          <table:table-cell table:formula="of:=[.$B$1]*[.$B$18]*[.E79]/([.$B$10]*[.$B$15]*[.$B$9])" office:value-type="float" office:value="1042.28978663636" calcext:value-type="float">
            <text:p>1.04E+03</text:p>
          </table:table-cell>
          <table:table-cell table:formula="of:=[.$B$1]*[.$B$18]*[.F79]/([.$B$10]*[.$B$14]*[.$B$9])" office:value-type="float" office:value="0.0549518309119231" calcext:value-type="float">
            <text:p>5.50E-02</text:p>
          </table:table-cell>
          <table:table-cell table:formula="of:=[.$B$2]*[.$B$18]*[.F79]/([.$B$10]*[.$B$14]*[.$B$9])" office:value-type="float" office:value="0.0799959680424556" calcext:value-type="float">
            <text:p>8.00E-02</text:p>
          </table:table-cell>
          <table:table-cell table:formula="of:=[.$B$3]*([.E79]+[.F79])/([.E79]+[.F79]+[.G79])" office:value-type="float" office:value="2.81637697097002E-030" calcext:value-type="float">
            <text:p>2.82E-30</text:p>
          </table:table-cell>
          <table:table-cell table:formula="of:=[.$B$3]-[.J79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9]+1" office:value-type="float" office:value="78" calcext:value-type="float">
            <text:p>78</text:p>
          </table:table-cell>
          <table:table-cell table:formula="of:=[.E79]+[.$B$21]*(-[.$B$1]*[.K79]*[.E79])" office:value-type="float" office:value="0.0293463632947111" calcext:value-type="float">
            <text:p>2.93E-02</text:p>
          </table:table-cell>
          <table:table-cell table:formula="of:=[.F79]+[.$B$21]*([.$B$2]*[.J79]-[.$B$1]*[.K79])*[.F79]" office:value-type="float" office:value="0.00000097823310743929" calcext:value-type="float">
            <text:p>9.78E-07</text:p>
          </table:table-cell>
          <table:table-cell table:formula="of:=[.$B$1]*[.$B$18]*[.E80]/([.$B$10]*[.$B$15]*[.$B$9])" office:value-type="float" office:value="1041.99527614839" calcext:value-type="float">
            <text:p>1.04E+03</text:p>
          </table:table-cell>
          <table:table-cell table:formula="of:=[.$B$1]*[.$B$18]*[.F80]/([.$B$10]*[.$B$14]*[.$B$9])" office:value-type="float" office:value="0.0549363043019568" calcext:value-type="float">
            <text:p>5.49E-02</text:p>
          </table:table-cell>
          <table:table-cell table:formula="of:=[.$B$2]*[.$B$18]*[.F80]/([.$B$10]*[.$B$14]*[.$B$9])" office:value-type="float" office:value="0.0799733652251508" calcext:value-type="float">
            <text:p>8.00E-02</text:p>
          </table:table-cell>
          <table:table-cell table:formula="of:=[.$B$3]*([.E80]+[.F80])/([.E80]+[.F80]+[.G80])" office:value-type="float" office:value="2.8163769709711E-030" calcext:value-type="float">
            <text:p>2.82E-30</text:p>
          </table:table-cell>
          <table:table-cell table:formula="of:=[.$B$3]-[.J80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0]+1" office:value-type="float" office:value="79" calcext:value-type="float">
            <text:p>79</text:p>
          </table:table-cell>
          <table:table-cell table:formula="of:=[.E80]+[.$B$21]*(-[.$B$1]*[.K80]*[.E80])" office:value-type="float" office:value="0.0293380711557257" calcext:value-type="float">
            <text:p>2.93E-02</text:p>
          </table:table-cell>
          <table:table-cell table:formula="of:=[.F80]+[.$B$21]*([.$B$2]*[.J80]-[.$B$1]*[.K80])*[.F80]" office:value-type="float" office:value="0.000000977956708206303" calcext:value-type="float">
            <text:p>9.78E-07</text:p>
          </table:table-cell>
          <table:table-cell table:formula="of:=[.$B$1]*[.$B$18]*[.E81]/([.$B$10]*[.$B$15]*[.$B$9])" office:value-type="float" office:value="1041.70084887762" calcext:value-type="float">
            <text:p>1.04E+03</text:p>
          </table:table-cell>
          <table:table-cell table:formula="of:=[.$B$1]*[.$B$18]*[.F81]/([.$B$10]*[.$B$14]*[.$B$9])" office:value-type="float" office:value="0.0549207820790257" calcext:value-type="float">
            <text:p>5.49E-02</text:p>
          </table:table-cell>
          <table:table-cell table:formula="of:=[.$B$2]*[.$B$18]*[.F81]/([.$B$10]*[.$B$14]*[.$B$9])" office:value-type="float" office:value="0.0799507687942597" calcext:value-type="float">
            <text:p>8.00E-02</text:p>
          </table:table-cell>
          <table:table-cell table:formula="of:=[.$B$3]*([.E81]+[.F81])/([.E81]+[.F81]+[.G81])" office:value-type="float" office:value="2.81637697097219E-030" calcext:value-type="float">
            <text:p>2.82E-30</text:p>
          </table:table-cell>
          <table:table-cell table:formula="of:=[.$B$3]-[.J81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1]+1" office:value-type="float" office:value="80" calcext:value-type="float">
            <text:p>80</text:p>
          </table:table-cell>
          <table:table-cell table:formula="of:=[.E81]+[.$B$21]*(-[.$B$1]*[.K81]*[.E81])" office:value-type="float" office:value="0.0293297813597758" calcext:value-type="float">
            <text:p>2.93E-02</text:p>
          </table:table-cell>
          <table:table-cell table:formula="of:=[.F81]+[.$B$21]*([.$B$2]*[.J81]-[.$B$1]*[.K81])*[.F81]" office:value-type="float" office:value="0.000000977680387069769" calcext:value-type="float">
            <text:p>9.78E-07</text:p>
          </table:table-cell>
          <table:table-cell table:formula="of:=[.$B$1]*[.$B$18]*[.E82]/([.$B$10]*[.$B$15]*[.$B$9])" office:value-type="float" office:value="1041.40650480053" calcext:value-type="float">
            <text:p>1.04E+03</text:p>
          </table:table-cell>
          <table:table-cell table:formula="of:=[.$B$1]*[.$B$18]*[.F82]/([.$B$10]*[.$B$14]*[.$B$9])" office:value-type="float" office:value="0.0549052642418904" calcext:value-type="float">
            <text:p>5.49E-02</text:p>
          </table:table-cell>
          <table:table-cell table:formula="of:=[.$B$2]*[.$B$18]*[.F82]/([.$B$10]*[.$B$14]*[.$B$9])" office:value-type="float" office:value="0.0799281787479779" calcext:value-type="float">
            <text:p>7.99E-02</text:p>
          </table:table-cell>
          <table:table-cell table:formula="of:=[.$B$3]*([.E82]+[.F82])/([.E82]+[.F82]+[.G82])" office:value-type="float" office:value="2.81637697097328E-030" calcext:value-type="float">
            <text:p>2.82E-30</text:p>
          </table:table-cell>
          <table:table-cell table:formula="of:=[.$B$3]-[.J82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2]+1" office:value-type="float" office:value="81" calcext:value-type="float">
            <text:p>81</text:p>
          </table:table-cell>
          <table:table-cell table:formula="of:=[.E82]+[.$B$21]*(-[.$B$1]*[.K82]*[.E82])" office:value-type="float" office:value="0.0293214939061993" calcext:value-type="float">
            <text:p>2.93E-02</text:p>
          </table:table-cell>
          <table:table-cell table:formula="of:=[.F82]+[.$B$21]*([.$B$2]*[.J82]-[.$B$1]*[.K82])*[.F82]" office:value-type="float" office:value="0.000000977404144007622" calcext:value-type="float">
            <text:p>9.77E-07</text:p>
          </table:table-cell>
          <table:table-cell table:formula="of:=[.$B$1]*[.$B$18]*[.E83]/([.$B$10]*[.$B$15]*[.$B$9])" office:value-type="float" office:value="1041.1122438936" calcext:value-type="float">
            <text:p>1.04E+03</text:p>
          </table:table-cell>
          <table:table-cell table:formula="of:=[.$B$1]*[.$B$18]*[.F83]/([.$B$10]*[.$B$14]*[.$B$9])" office:value-type="float" office:value="0.0548897507893114" calcext:value-type="float">
            <text:p>5.49E-02</text:p>
          </table:table-cell>
          <table:table-cell table:formula="of:=[.$B$2]*[.$B$18]*[.F83]/([.$B$10]*[.$B$14]*[.$B$9])" office:value-type="float" office:value="0.0799055950845013" calcext:value-type="float">
            <text:p>7.99E-02</text:p>
          </table:table-cell>
          <table:table-cell table:formula="of:=[.$B$3]*([.E83]+[.F83])/([.E83]+[.F83]+[.G83])" office:value-type="float" office:value="2.81637697097437E-030" calcext:value-type="float">
            <text:p>2.82E-30</text:p>
          </table:table-cell>
          <table:table-cell table:formula="of:=[.$B$3]-[.J83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3]+1" office:value-type="float" office:value="82" calcext:value-type="float">
            <text:p>82</text:p>
          </table:table-cell>
          <table:table-cell table:formula="of:=[.E83]+[.$B$21]*(-[.$B$1]*[.K83]*[.E83])" office:value-type="float" office:value="0.0293132087943342" calcext:value-type="float">
            <text:p>2.93E-02</text:p>
          </table:table-cell>
          <table:table-cell table:formula="of:=[.F83]+[.$B$21]*([.$B$2]*[.J83]-[.$B$1]*[.K83])*[.F83]" office:value-type="float" office:value="0.000000977127978997802" calcext:value-type="float">
            <text:p>9.77E-07</text:p>
          </table:table-cell>
          <table:table-cell table:formula="of:=[.$B$1]*[.$B$18]*[.E84]/([.$B$10]*[.$B$15]*[.$B$9])" office:value-type="float" office:value="1040.81806613335" calcext:value-type="float">
            <text:p>1.04E+03</text:p>
          </table:table-cell>
          <table:table-cell table:formula="of:=[.$B$1]*[.$B$18]*[.F84]/([.$B$10]*[.$B$14]*[.$B$9])" office:value-type="float" office:value="0.0548742417200501" calcext:value-type="float">
            <text:p>5.49E-02</text:p>
          </table:table-cell>
          <table:table-cell table:formula="of:=[.$B$2]*[.$B$18]*[.F84]/([.$B$10]*[.$B$14]*[.$B$9])" office:value-type="float" office:value="0.0798830178020266" calcext:value-type="float">
            <text:p>7.99E-02</text:p>
          </table:table-cell>
          <table:table-cell table:formula="of:=[.$B$3]*([.E84]+[.F84])/([.E84]+[.F84]+[.G84])" office:value-type="float" office:value="2.81637697097546E-030" calcext:value-type="float">
            <text:p>2.82E-30</text:p>
          </table:table-cell>
          <table:table-cell table:formula="of:=[.$B$3]-[.J84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4]+1" office:value-type="float" office:value="83" calcext:value-type="float">
            <text:p>83</text:p>
          </table:table-cell>
          <table:table-cell table:formula="of:=[.E84]+[.$B$21]*(-[.$B$1]*[.K84]*[.E84])" office:value-type="float" office:value="0.0293049260235191" calcext:value-type="float">
            <text:p>2.93E-02</text:p>
          </table:table-cell>
          <table:table-cell table:formula="of:=[.F84]+[.$B$21]*([.$B$2]*[.J84]-[.$B$1]*[.K84])*[.F84]" office:value-type="float" office:value="0.000000976851892018255" calcext:value-type="float">
            <text:p>9.77E-07</text:p>
          </table:table-cell>
          <table:table-cell table:formula="of:=[.$B$1]*[.$B$18]*[.E85]/([.$B$10]*[.$B$15]*[.$B$9])" office:value-type="float" office:value="1040.52397149627" calcext:value-type="float">
            <text:p>1.04E+03</text:p>
          </table:table-cell>
          <table:table-cell table:formula="of:=[.$B$1]*[.$B$18]*[.F85]/([.$B$10]*[.$B$14]*[.$B$9])" office:value-type="float" office:value="0.0548587370328678" calcext:value-type="float">
            <text:p>5.49E-02</text:p>
          </table:table-cell>
          <table:table-cell table:formula="of:=[.$B$2]*[.$B$18]*[.F85]/([.$B$10]*[.$B$14]*[.$B$9])" office:value-type="float" office:value="0.0798604468987509" calcext:value-type="float">
            <text:p>7.99E-02</text:p>
          </table:table-cell>
          <table:table-cell table:formula="of:=[.$B$3]*([.E85]+[.F85])/([.E85]+[.F85]+[.G85])" office:value-type="float" office:value="2.81637697097654E-030" calcext:value-type="float">
            <text:p>2.82E-30</text:p>
          </table:table-cell>
          <table:table-cell table:formula="of:=[.$B$3]-[.J85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5]+1" office:value-type="float" office:value="84" calcext:value-type="float">
            <text:p>84</text:p>
          </table:table-cell>
          <table:table-cell table:formula="of:=[.E85]+[.$B$21]*(-[.$B$1]*[.K85]*[.E85])" office:value-type="float" office:value="0.0292966455930922" calcext:value-type="float">
            <text:p>2.93E-02</text:p>
          </table:table-cell>
          <table:table-cell table:formula="of:=[.F85]+[.$B$21]*([.$B$2]*[.J85]-[.$B$1]*[.K85])*[.F85]" office:value-type="float" office:value="0.000000976575883046935" calcext:value-type="float">
            <text:p>9.77E-07</text:p>
          </table:table-cell>
          <table:table-cell table:formula="of:=[.$B$1]*[.$B$18]*[.E86]/([.$B$10]*[.$B$15]*[.$B$9])" office:value-type="float" office:value="1040.22995995887" calcext:value-type="float">
            <text:p>1.04E+03</text:p>
          </table:table-cell>
          <table:table-cell table:formula="of:=[.$B$1]*[.$B$18]*[.F86]/([.$B$10]*[.$B$14]*[.$B$9])" office:value-type="float" office:value="0.0548432367265265" calcext:value-type="float">
            <text:p>5.48E-02</text:p>
          </table:table-cell>
          <table:table-cell table:formula="of:=[.$B$2]*[.$B$18]*[.F86]/([.$B$10]*[.$B$14]*[.$B$9])" office:value-type="float" office:value="0.0798378823728715" calcext:value-type="float">
            <text:p>7.98E-02</text:p>
          </table:table-cell>
          <table:table-cell table:formula="of:=[.$B$3]*([.E86]+[.F86])/([.E86]+[.F86]+[.G86])" office:value-type="float" office:value="2.81637697097763E-030" calcext:value-type="float">
            <text:p>2.82E-30</text:p>
          </table:table-cell>
          <table:table-cell table:formula="of:=[.$B$3]-[.J86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6]+1" office:value-type="float" office:value="85" calcext:value-type="float">
            <text:p>85</text:p>
          </table:table-cell>
          <table:table-cell table:formula="of:=[.E86]+[.$B$21]*(-[.$B$1]*[.K86]*[.E86])" office:value-type="float" office:value="0.0292883675023924" calcext:value-type="float">
            <text:p>2.93E-02</text:p>
          </table:table-cell>
          <table:table-cell table:formula="of:=[.F86]+[.$B$21]*([.$B$2]*[.J86]-[.$B$1]*[.K86])*[.F86]" office:value-type="float" office:value="0.000000976299952061799" calcext:value-type="float">
            <text:p>9.76E-07</text:p>
          </table:table-cell>
          <table:table-cell table:formula="of:=[.$B$1]*[.$B$18]*[.E87]/([.$B$10]*[.$B$15]*[.$B$9])" office:value-type="float" office:value="1039.93603149768" calcext:value-type="float">
            <text:p>1.04E+03</text:p>
          </table:table-cell>
          <table:table-cell table:formula="of:=[.$B$1]*[.$B$18]*[.F87]/([.$B$10]*[.$B$14]*[.$B$9])" office:value-type="float" office:value="0.0548277407997883" calcext:value-type="float">
            <text:p>5.48E-02</text:p>
          </table:table-cell>
          <table:table-cell table:formula="of:=[.$B$2]*[.$B$18]*[.F87]/([.$B$10]*[.$B$14]*[.$B$9])" office:value-type="float" office:value="0.0798153242225867" calcext:value-type="float">
            <text:p>7.98E-02</text:p>
          </table:table-cell>
          <table:table-cell table:formula="of:=[.$B$3]*([.E87]+[.F87])/([.E87]+[.F87]+[.G87])" office:value-type="float" office:value="2.81637697097872E-030" calcext:value-type="float">
            <text:p>2.82E-30</text:p>
          </table:table-cell>
          <table:table-cell table:formula="of:=[.$B$3]-[.J87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7]+1" office:value-type="float" office:value="86" calcext:value-type="float">
            <text:p>86</text:p>
          </table:table-cell>
          <table:table-cell table:formula="of:=[.E87]+[.$B$21]*(-[.$B$1]*[.K87]*[.E87])" office:value-type="float" office:value="0.0292800917507586" calcext:value-type="float">
            <text:p>2.93E-02</text:p>
          </table:table-cell>
          <table:table-cell table:formula="of:=[.F87]+[.$B$21]*([.$B$2]*[.J87]-[.$B$1]*[.K87])*[.F87]" office:value-type="float" office:value="0.000000976024099040814" calcext:value-type="float">
            <text:p>9.76E-07</text:p>
          </table:table-cell>
          <table:table-cell table:formula="of:=[.$B$1]*[.$B$18]*[.E88]/([.$B$10]*[.$B$15]*[.$B$9])" office:value-type="float" office:value="1039.64218608922" calcext:value-type="float">
            <text:p>1.04E+03</text:p>
          </table:table-cell>
          <table:table-cell table:formula="of:=[.$B$1]*[.$B$18]*[.F88]/([.$B$10]*[.$B$14]*[.$B$9])" office:value-type="float" office:value="0.0548122492514158" calcext:value-type="float">
            <text:p>5.48E-02</text:p>
          </table:table-cell>
          <table:table-cell table:formula="of:=[.$B$2]*[.$B$18]*[.F88]/([.$B$10]*[.$B$14]*[.$B$9])" office:value-type="float" office:value="0.079792772446095" calcext:value-type="float">
            <text:p>7.98E-02</text:p>
          </table:table-cell>
          <table:table-cell table:formula="of:=[.$B$3]*([.E88]+[.F88])/([.E88]+[.F88]+[.G88])" office:value-type="float" office:value="2.81637697097981E-030" calcext:value-type="float">
            <text:p>2.82E-30</text:p>
          </table:table-cell>
          <table:table-cell table:formula="of:=[.$B$3]-[.J88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8]+1" office:value-type="float" office:value="87" calcext:value-type="float">
            <text:p>87</text:p>
          </table:table-cell>
          <table:table-cell table:formula="of:=[.E88]+[.$B$21]*(-[.$B$1]*[.K88]*[.E88])" office:value-type="float" office:value="0.0292718183375297" calcext:value-type="float">
            <text:p>2.93E-02</text:p>
          </table:table-cell>
          <table:table-cell table:formula="of:=[.F88]+[.$B$21]*([.$B$2]*[.J88]-[.$B$1]*[.K88])*[.F88]" office:value-type="float" office:value="0.000000975748323961949" calcext:value-type="float">
            <text:p>9.76E-07</text:p>
          </table:table-cell>
          <table:table-cell table:formula="of:=[.$B$1]*[.$B$18]*[.E89]/([.$B$10]*[.$B$15]*[.$B$9])" office:value-type="float" office:value="1039.34842371003" calcext:value-type="float">
            <text:p>1.04E+03</text:p>
          </table:table-cell>
          <table:table-cell table:formula="of:=[.$B$1]*[.$B$18]*[.F89]/([.$B$10]*[.$B$14]*[.$B$9])" office:value-type="float" office:value="0.0547967620801719" calcext:value-type="float">
            <text:p>5.48E-02</text:p>
          </table:table-cell>
          <table:table-cell table:formula="of:=[.$B$2]*[.$B$18]*[.F89]/([.$B$10]*[.$B$14]*[.$B$9])" office:value-type="float" office:value="0.0797702270415956" calcext:value-type="float">
            <text:p>7.98E-02</text:p>
          </table:table-cell>
          <table:table-cell table:formula="of:=[.$B$3]*([.E89]+[.F89])/([.E89]+[.F89]+[.G89])" office:value-type="float" office:value="2.81637697098089E-030" calcext:value-type="float">
            <text:p>2.82E-30</text:p>
          </table:table-cell>
          <table:table-cell table:formula="of:=[.$B$3]-[.J89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9]+1" office:value-type="float" office:value="88" calcext:value-type="float">
            <text:p>88</text:p>
          </table:table-cell>
          <table:table-cell table:formula="of:=[.E89]+[.$B$21]*(-[.$B$1]*[.K89]*[.E89])" office:value-type="float" office:value="0.0292635472620451" calcext:value-type="float">
            <text:p>2.93E-02</text:p>
          </table:table-cell>
          <table:table-cell table:formula="of:=[.F89]+[.$B$21]*([.$B$2]*[.J89]-[.$B$1]*[.K89])*[.F89]" office:value-type="float" office:value="0.000000975472626803184" calcext:value-type="float">
            <text:p>9.75E-07</text:p>
          </table:table-cell>
          <table:table-cell table:formula="of:=[.$B$1]*[.$B$18]*[.E90]/([.$B$10]*[.$B$15]*[.$B$9])" office:value-type="float" office:value="1039.05474433664" calcext:value-type="float">
            <text:p>1.04E+03</text:p>
          </table:table-cell>
          <table:table-cell table:formula="of:=[.$B$1]*[.$B$18]*[.F90]/([.$B$10]*[.$B$14]*[.$B$9])" office:value-type="float" office:value="0.0547812792848197" calcext:value-type="float">
            <text:p>5.48E-02</text:p>
          </table:table-cell>
          <table:table-cell table:formula="of:=[.$B$2]*[.$B$18]*[.F90]/([.$B$10]*[.$B$14]*[.$B$9])" office:value-type="float" office:value="0.0797476880072879" calcext:value-type="float">
            <text:p>7.97E-02</text:p>
          </table:table-cell>
          <table:table-cell table:formula="of:=[.$B$3]*([.E90]+[.F90])/([.E90]+[.F90]+[.G90])" office:value-type="float" office:value="2.81637697098198E-030" calcext:value-type="float">
            <text:p>2.82E-30</text:p>
          </table:table-cell>
          <table:table-cell table:formula="of:=[.$B$3]-[.J90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0]+1" office:value-type="float" office:value="89" calcext:value-type="float">
            <text:p>89</text:p>
          </table:table-cell>
          <table:table-cell table:formula="of:=[.E90]+[.$B$21]*(-[.$B$1]*[.K90]*[.E90])" office:value-type="float" office:value="0.0292552785236442" calcext:value-type="float">
            <text:p>2.93E-02</text:p>
          </table:table-cell>
          <table:table-cell table:formula="of:=[.F90]+[.$B$21]*([.$B$2]*[.J90]-[.$B$1]*[.K90])*[.F90]" office:value-type="float" office:value="0.0000009751970075425" calcext:value-type="float">
            <text:p>9.75E-07</text:p>
          </table:table-cell>
          <table:table-cell table:formula="of:=[.$B$1]*[.$B$18]*[.E91]/([.$B$10]*[.$B$15]*[.$B$9])" office:value-type="float" office:value="1038.76114794561" calcext:value-type="float">
            <text:p>1.04E+03</text:p>
          </table:table-cell>
          <table:table-cell table:formula="of:=[.$B$1]*[.$B$18]*[.F91]/([.$B$10]*[.$B$14]*[.$B$9])" office:value-type="float" office:value="0.0547658008641231" calcext:value-type="float">
            <text:p>5.48E-02</text:p>
          </table:table-cell>
          <table:table-cell table:formula="of:=[.$B$2]*[.$B$18]*[.F91]/([.$B$10]*[.$B$14]*[.$B$9])" office:value-type="float" office:value="0.079725155341372" calcext:value-type="float">
            <text:p>7.97E-02</text:p>
          </table:table-cell>
          <table:table-cell table:formula="of:=[.$B$3]*([.E91]+[.F91])/([.E91]+[.F91]+[.G91])" office:value-type="float" office:value="2.81637697098307E-030" calcext:value-type="float">
            <text:p>2.82E-30</text:p>
          </table:table-cell>
          <table:table-cell table:formula="of:=[.$B$3]-[.J91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1]+1" office:value-type="float" office:value="90" calcext:value-type="float">
            <text:p>90</text:p>
          </table:table-cell>
          <table:table-cell table:formula="of:=[.E91]+[.$B$21]*(-[.$B$1]*[.K91]*[.E91])" office:value-type="float" office:value="0.0292470121216667" calcext:value-type="float">
            <text:p>2.92E-02</text:p>
          </table:table-cell>
          <table:table-cell table:formula="of:=[.F91]+[.$B$21]*([.$B$2]*[.J91]-[.$B$1]*[.K91])*[.F91]" office:value-type="float" office:value="0.000000974921466157889" calcext:value-type="float">
            <text:p>9.75E-07</text:p>
          </table:table-cell>
          <table:table-cell table:formula="of:=[.$B$1]*[.$B$18]*[.E92]/([.$B$10]*[.$B$15]*[.$B$9])" office:value-type="float" office:value="1038.46763451347" calcext:value-type="float">
            <text:p>1.04E+03</text:p>
          </table:table-cell>
          <table:table-cell table:formula="of:=[.$B$1]*[.$B$18]*[.F92]/([.$B$10]*[.$B$14]*[.$B$9])" office:value-type="float" office:value="0.0547503268168457" calcext:value-type="float">
            <text:p>5.48E-02</text:p>
          </table:table-cell>
          <table:table-cell table:formula="of:=[.$B$2]*[.$B$18]*[.F92]/([.$B$10]*[.$B$14]*[.$B$9])" office:value-type="float" office:value="0.0797026290420487" calcext:value-type="float">
            <text:p>7.97E-02</text:p>
          </table:table-cell>
          <table:table-cell table:formula="of:=[.$B$3]*([.E92]+[.F92])/([.E92]+[.F92]+[.G92])" office:value-type="float" office:value="2.81637697098416E-030" calcext:value-type="float">
            <text:p>2.82E-30</text:p>
          </table:table-cell>
          <table:table-cell table:formula="of:=[.$B$3]-[.J92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2]+1" office:value-type="float" office:value="91" calcext:value-type="float">
            <text:p>91</text:p>
          </table:table-cell>
          <table:table-cell table:formula="of:=[.E92]+[.$B$21]*(-[.$B$1]*[.K92]*[.E92])" office:value-type="float" office:value="0.0292387480554523" calcext:value-type="float">
            <text:p>2.92E-02</text:p>
          </table:table-cell>
          <table:table-cell table:formula="of:=[.F92]+[.$B$21]*([.$B$2]*[.J92]-[.$B$1]*[.K92])*[.F92]" office:value-type="float" office:value="0.000000974646002627346" calcext:value-type="float">
            <text:p>9.75E-07</text:p>
          </table:table-cell>
          <table:table-cell table:formula="of:=[.$B$1]*[.$B$18]*[.E93]/([.$B$10]*[.$B$15]*[.$B$9])" office:value-type="float" office:value="1038.17420401679" calcext:value-type="float">
            <text:p>1.04E+03</text:p>
          </table:table-cell>
          <table:table-cell table:formula="of:=[.$B$1]*[.$B$18]*[.F93]/([.$B$10]*[.$B$14]*[.$B$9])" office:value-type="float" office:value="0.054734857141752" calcext:value-type="float">
            <text:p>5.47E-02</text:p>
          </table:table-cell>
          <table:table-cell table:formula="of:=[.$B$2]*[.$B$18]*[.F93]/([.$B$10]*[.$B$14]*[.$B$9])" office:value-type="float" office:value="0.079680109107519" calcext:value-type="float">
            <text:p>7.97E-02</text:p>
          </table:table-cell>
          <table:table-cell table:formula="of:=[.$B$3]*([.E93]+[.F93])/([.E93]+[.F93]+[.G93])" office:value-type="float" office:value="2.81637697098525E-030" calcext:value-type="float">
            <text:p>2.82E-30</text:p>
          </table:table-cell>
          <table:table-cell table:formula="of:=[.$B$3]-[.J93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3]+1" office:value-type="float" office:value="92" calcext:value-type="float">
            <text:p>92</text:p>
          </table:table-cell>
          <table:table-cell table:formula="of:=[.E93]+[.$B$21]*(-[.$B$1]*[.K93]*[.E93])" office:value-type="float" office:value="0.0292304863243411" calcext:value-type="float">
            <text:p>2.92E-02</text:p>
          </table:table-cell>
          <table:table-cell table:formula="of:=[.F93]+[.$B$21]*([.$B$2]*[.J93]-[.$B$1]*[.K93])*[.F93]" office:value-type="float" office:value="0.000000974370616928875" calcext:value-type="float">
            <text:p>9.74E-07</text:p>
          </table:table-cell>
          <table:table-cell table:formula="of:=[.$B$1]*[.$B$18]*[.E94]/([.$B$10]*[.$B$15]*[.$B$9])" office:value-type="float" office:value="1037.88085643215" calcext:value-type="float">
            <text:p>1.04E+03</text:p>
          </table:table-cell>
          <table:table-cell table:formula="of:=[.$B$1]*[.$B$18]*[.F94]/([.$B$10]*[.$B$14]*[.$B$9])" office:value-type="float" office:value="0.0547193918376066" calcext:value-type="float">
            <text:p>5.47E-02</text:p>
          </table:table-cell>
          <table:table-cell table:formula="of:=[.$B$2]*[.$B$18]*[.F94]/([.$B$10]*[.$B$14]*[.$B$9])" office:value-type="float" office:value="0.0796575955359846" calcext:value-type="float">
            <text:p>7.97E-02</text:p>
          </table:table-cell>
          <table:table-cell table:formula="of:=[.$B$3]*([.E94]+[.F94])/([.E94]+[.F94]+[.G94])" office:value-type="float" office:value="2.81637697098633E-030" calcext:value-type="float">
            <text:p>2.82E-30</text:p>
          </table:table-cell>
          <table:table-cell table:formula="of:=[.$B$3]-[.J94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4]+1" office:value-type="float" office:value="93" calcext:value-type="float">
            <text:p>93</text:p>
          </table:table-cell>
          <table:table-cell table:formula="of:=[.E94]+[.$B$21]*(-[.$B$1]*[.K94]*[.E94])" office:value-type="float" office:value="0.0292222269276732" calcext:value-type="float">
            <text:p>2.92E-02</text:p>
          </table:table-cell>
          <table:table-cell table:formula="of:=[.F94]+[.$B$21]*([.$B$2]*[.J94]-[.$B$1]*[.K94])*[.F94]" office:value-type="float" office:value="0.000000974095309040483" calcext:value-type="float">
            <text:p>9.74E-07</text:p>
          </table:table-cell>
          <table:table-cell table:formula="of:=[.$B$1]*[.$B$18]*[.E95]/([.$B$10]*[.$B$15]*[.$B$9])" office:value-type="float" office:value="1037.5875917361" calcext:value-type="float">
            <text:p>1.04E+03</text:p>
          </table:table-cell>
          <table:table-cell table:formula="of:=[.$B$1]*[.$B$18]*[.F95]/([.$B$10]*[.$B$14]*[.$B$9])" office:value-type="float" office:value="0.0547039309031745" calcext:value-type="float">
            <text:p>5.47E-02</text:p>
          </table:table-cell>
          <table:table-cell table:formula="of:=[.$B$2]*[.$B$18]*[.F95]/([.$B$10]*[.$B$14]*[.$B$9])" office:value-type="float" office:value="0.0796350883256477" calcext:value-type="float">
            <text:p>7.96E-02</text:p>
          </table:table-cell>
          <table:table-cell table:formula="of:=[.$B$3]*([.E95]+[.F95])/([.E95]+[.F95]+[.G95])" office:value-type="float" office:value="2.81637697098742E-030" calcext:value-type="float">
            <text:p>2.82E-30</text:p>
          </table:table-cell>
          <table:table-cell table:formula="of:=[.$B$3]-[.J95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5]+1" office:value-type="float" office:value="94" calcext:value-type="float">
            <text:p>94</text:p>
          </table:table-cell>
          <table:table-cell table:formula="of:=[.E95]+[.$B$21]*(-[.$B$1]*[.K95]*[.E95])" office:value-type="float" office:value="0.029213969864789" calcext:value-type="float">
            <text:p>2.92E-02</text:p>
          </table:table-cell>
          <table:table-cell table:formula="of:=[.F95]+[.$B$21]*([.$B$2]*[.J95]-[.$B$1]*[.K95])*[.F95]" office:value-type="float" office:value="0.000000973820078940185" calcext:value-type="float">
            <text:p>9.74E-07</text:p>
          </table:table-cell>
          <table:table-cell table:formula="of:=[.$B$1]*[.$B$18]*[.E96]/([.$B$10]*[.$B$15]*[.$B$9])" office:value-type="float" office:value="1037.29440990523" calcext:value-type="float">
            <text:p>1.04E+03</text:p>
          </table:table-cell>
          <table:table-cell table:formula="of:=[.$B$1]*[.$B$18]*[.F96]/([.$B$10]*[.$B$14]*[.$B$9])" office:value-type="float" office:value="0.054688474337221" calcext:value-type="float">
            <text:p>5.47E-02</text:p>
          </table:table-cell>
          <table:table-cell table:formula="of:=[.$B$2]*[.$B$18]*[.F96]/([.$B$10]*[.$B$14]*[.$B$9])" office:value-type="float" office:value="0.0796125874747107" calcext:value-type="float">
            <text:p>7.96E-02</text:p>
          </table:table-cell>
          <table:table-cell table:formula="of:=[.$B$3]*([.E96]+[.F96])/([.E96]+[.F96]+[.G96])" office:value-type="float" office:value="2.81637697098851E-030" calcext:value-type="float">
            <text:p>2.82E-30</text:p>
          </table:table-cell>
          <table:table-cell table:formula="of:=[.$B$3]-[.J96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6]+1" office:value-type="float" office:value="95" calcext:value-type="float">
            <text:p>95</text:p>
          </table:table-cell>
          <table:table-cell table:formula="of:=[.E96]+[.$B$21]*(-[.$B$1]*[.K96]*[.E96])" office:value-type="float" office:value="0.0292057151350292" calcext:value-type="float">
            <text:p>2.92E-02</text:p>
          </table:table-cell>
          <table:table-cell table:formula="of:=[.F96]+[.$B$21]*([.$B$2]*[.J96]-[.$B$1]*[.K96])*[.F96]" office:value-type="float" office:value="0.000000973544926606002" calcext:value-type="float">
            <text:p>9.74E-07</text:p>
          </table:table-cell>
          <table:table-cell table:formula="of:=[.$B$1]*[.$B$18]*[.E97]/([.$B$10]*[.$B$15]*[.$B$9])" office:value-type="float" office:value="1037.00131091612" calcext:value-type="float">
            <text:p>1.04E+03</text:p>
          </table:table-cell>
          <table:table-cell table:formula="of:=[.$B$1]*[.$B$18]*[.F97]/([.$B$10]*[.$B$14]*[.$B$9])" office:value-type="float" office:value="0.0546730221385118" calcext:value-type="float">
            <text:p>5.47E-02</text:p>
          </table:table-cell>
          <table:table-cell table:formula="of:=[.$B$2]*[.$B$18]*[.F97]/([.$B$10]*[.$B$14]*[.$B$9])" office:value-type="float" office:value="0.079590092981377" calcext:value-type="float">
            <text:p>7.96E-02</text:p>
          </table:table-cell>
          <table:table-cell table:formula="of:=[.$B$3]*([.E97]+[.F97])/([.E97]+[.F97]+[.G97])" office:value-type="float" office:value="2.8163769709896E-030" calcext:value-type="float">
            <text:p>2.82E-30</text:p>
          </table:table-cell>
          <table:table-cell table:formula="of:=[.$B$3]-[.J97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7]+1" office:value-type="float" office:value="96" calcext:value-type="float">
            <text:p>96</text:p>
          </table:table-cell>
          <table:table-cell table:formula="of:=[.E97]+[.$B$21]*(-[.$B$1]*[.K97]*[.E97])" office:value-type="float" office:value="0.0291974627377343" calcext:value-type="float">
            <text:p>2.92E-02</text:p>
          </table:table-cell>
          <table:table-cell table:formula="of:=[.F97]+[.$B$21]*([.$B$2]*[.J97]-[.$B$1]*[.K97])*[.F97]" office:value-type="float" office:value="0.000000973269852015962" calcext:value-type="float">
            <text:p>9.73E-07</text:p>
          </table:table-cell>
          <table:table-cell table:formula="of:=[.$B$1]*[.$B$18]*[.E98]/([.$B$10]*[.$B$15]*[.$B$9])" office:value-type="float" office:value="1036.70829474537" calcext:value-type="float">
            <text:p>1.04E+03</text:p>
          </table:table-cell>
          <table:table-cell table:formula="of:=[.$B$1]*[.$B$18]*[.F98]/([.$B$10]*[.$B$14]*[.$B$9])" office:value-type="float" office:value="0.054657574305813" calcext:value-type="float">
            <text:p>5.47E-02</text:p>
          </table:table-cell>
          <table:table-cell table:formula="of:=[.$B$2]*[.$B$18]*[.F98]/([.$B$10]*[.$B$14]*[.$B$9])" office:value-type="float" office:value="0.0795676048438501" calcext:value-type="float">
            <text:p>7.96E-02</text:p>
          </table:table-cell>
          <table:table-cell table:formula="of:=[.$B$3]*([.E98]+[.F98])/([.E98]+[.F98]+[.G98])" office:value-type="float" office:value="2.81637697099069E-030" calcext:value-type="float">
            <text:p>2.82E-30</text:p>
          </table:table-cell>
          <table:table-cell table:formula="of:=[.$B$3]-[.J98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8]+1" office:value-type="float" office:value="97" calcext:value-type="float">
            <text:p>97</text:p>
          </table:table-cell>
          <table:table-cell table:formula="of:=[.E98]+[.$B$21]*(-[.$B$1]*[.K98]*[.E98])" office:value-type="float" office:value="0.0291892126722455" calcext:value-type="float">
            <text:p>2.92E-02</text:p>
          </table:table-cell>
          <table:table-cell table:formula="of:=[.F98]+[.$B$21]*([.$B$2]*[.J98]-[.$B$1]*[.K98])*[.F98]" office:value-type="float" office:value="0.000000972994855148098" calcext:value-type="float">
            <text:p>9.73E-07</text:p>
          </table:table-cell>
          <table:table-cell table:formula="of:=[.$B$1]*[.$B$18]*[.E99]/([.$B$10]*[.$B$15]*[.$B$9])" office:value-type="float" office:value="1036.41536136957" calcext:value-type="float">
            <text:p>1.04E+03</text:p>
          </table:table-cell>
          <table:table-cell table:formula="of:=[.$B$1]*[.$B$18]*[.F99]/([.$B$10]*[.$B$14]*[.$B$9])" office:value-type="float" office:value="0.0546421308378909" calcext:value-type="float">
            <text:p>5.46E-02</text:p>
          </table:table-cell>
          <table:table-cell table:formula="of:=[.$B$2]*[.$B$18]*[.F99]/([.$B$10]*[.$B$14]*[.$B$9])" office:value-type="float" office:value="0.0795451230603342" calcext:value-type="float">
            <text:p>7.95E-02</text:p>
          </table:table-cell>
          <table:table-cell table:formula="of:=[.$B$3]*([.E99]+[.F99])/([.E99]+[.F99]+[.G99])" office:value-type="float" office:value="2.81637697099177E-030" calcext:value-type="float">
            <text:p>2.82E-30</text:p>
          </table:table-cell>
          <table:table-cell table:formula="of:=[.$B$3]-[.J99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9]+1" office:value-type="float" office:value="98" calcext:value-type="float">
            <text:p>98</text:p>
          </table:table-cell>
          <table:table-cell table:formula="of:=[.E99]+[.$B$21]*(-[.$B$1]*[.K99]*[.E99])" office:value-type="float" office:value="0.0291809649379037" calcext:value-type="float">
            <text:p>2.92E-02</text:p>
          </table:table-cell>
          <table:table-cell table:formula="of:=[.F99]+[.$B$21]*([.$B$2]*[.J99]-[.$B$1]*[.K99])*[.F99]" office:value-type="float" office:value="0.000000972719935980449" calcext:value-type="float">
            <text:p>9.73E-07</text:p>
          </table:table-cell>
          <table:table-cell table:formula="of:=[.$B$1]*[.$B$18]*[.E100]/([.$B$10]*[.$B$15]*[.$B$9])" office:value-type="float" office:value="1036.12251076533" calcext:value-type="float">
            <text:p>1.04E+03</text:p>
          </table:table-cell>
          <table:table-cell table:formula="of:=[.$B$1]*[.$B$18]*[.F100]/([.$B$10]*[.$B$14]*[.$B$9])" office:value-type="float" office:value="0.0546266917335123" calcext:value-type="float">
            <text:p>5.46E-02</text:p>
          </table:table-cell>
          <table:table-cell table:formula="of:=[.$B$2]*[.$B$18]*[.F100]/([.$B$10]*[.$B$14]*[.$B$9])" office:value-type="float" office:value="0.0795226476290341" calcext:value-type="float">
            <text:p>7.95E-02</text:p>
          </table:table-cell>
          <table:table-cell table:formula="of:=[.$B$3]*([.E100]+[.F100])/([.E100]+[.F100]+[.G100])" office:value-type="float" office:value="2.81637697099286E-030" calcext:value-type="float">
            <text:p>2.82E-30</text:p>
          </table:table-cell>
          <table:table-cell table:formula="of:=[.$B$3]-[.J100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0]+1" office:value-type="float" office:value="99" calcext:value-type="float">
            <text:p>99</text:p>
          </table:table-cell>
          <table:table-cell table:formula="of:=[.E100]+[.$B$21]*(-[.$B$1]*[.K100]*[.E100])" office:value-type="float" office:value="0.0291727195340504" calcext:value-type="float">
            <text:p>2.92E-02</text:p>
          </table:table-cell>
          <table:table-cell table:formula="of:=[.F100]+[.$B$21]*([.$B$2]*[.J100]-[.$B$1]*[.K100])*[.F100]" office:value-type="float" office:value="0.000000972445094491062" calcext:value-type="float">
            <text:p>9.72E-07</text:p>
          </table:table-cell>
          <table:table-cell table:formula="of:=[.$B$1]*[.$B$18]*[.E101]/([.$B$10]*[.$B$15]*[.$B$9])" office:value-type="float" office:value="1035.82974290927" calcext:value-type="float">
            <text:p>1.04E+03</text:p>
          </table:table-cell>
          <table:table-cell table:formula="of:=[.$B$1]*[.$B$18]*[.F101]/([.$B$10]*[.$B$14]*[.$B$9])" office:value-type="float" office:value="0.0546112569914442" calcext:value-type="float">
            <text:p>5.46E-02</text:p>
          </table:table-cell>
          <table:table-cell table:formula="of:=[.$B$2]*[.$B$18]*[.F101]/([.$B$10]*[.$B$14]*[.$B$9])" office:value-type="float" office:value="0.0795001785481549" calcext:value-type="float">
            <text:p>7.95E-02</text:p>
          </table:table-cell>
          <table:table-cell table:formula="of:=[.$B$3]*([.E101]+[.F101])/([.E101]+[.F101]+[.G101])" office:value-type="float" office:value="2.81637697099395E-030" calcext:value-type="float">
            <text:p>2.82E-30</text:p>
          </table:table-cell>
          <table:table-cell table:formula="of:=[.$B$3]-[.J101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1]+1" office:value-type="float" office:value="100" calcext:value-type="float">
            <text:p>100</text:p>
          </table:table-cell>
          <table:table-cell table:formula="of:=[.E101]+[.$B$21]*(-[.$B$1]*[.K101]*[.E101])" office:value-type="float" office:value="0.0291644764600269" calcext:value-type="float">
            <text:p>2.92E-02</text:p>
          </table:table-cell>
          <table:table-cell table:formula="of:=[.F101]+[.$B$21]*([.$B$2]*[.J101]-[.$B$1]*[.K101])*[.F101]" office:value-type="float" office:value="0.000000972170330657989" calcext:value-type="float">
            <text:p>9.72E-07</text:p>
          </table:table-cell>
          <table:table-cell table:formula="of:=[.$B$1]*[.$B$18]*[.E102]/([.$B$10]*[.$B$15]*[.$B$9])" office:value-type="float" office:value="1035.53705777799" calcext:value-type="float">
            <text:p>1.04E+03</text:p>
          </table:table-cell>
          <table:table-cell table:formula="of:=[.$B$1]*[.$B$18]*[.F102]/([.$B$10]*[.$B$14]*[.$B$9])" office:value-type="float" office:value="0.0545958266104541" calcext:value-type="float">
            <text:p>5.46E-02</text:p>
          </table:table-cell>
          <table:table-cell table:formula="of:=[.$B$2]*[.$B$18]*[.F102]/([.$B$10]*[.$B$14]*[.$B$9])" office:value-type="float" office:value="0.0794777158159023" calcext:value-type="float">
            <text:p>7.95E-02</text:p>
          </table:table-cell>
          <table:table-cell table:formula="of:=[.$B$3]*([.E102]+[.F102])/([.E102]+[.F102]+[.G102])" office:value-type="float" office:value="2.81637697099504E-030" calcext:value-type="float">
            <text:p>2.82E-30</text:p>
          </table:table-cell>
          <table:table-cell table:formula="of:=[.$B$3]-[.J102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2]+1" office:value-type="float" office:value="101" calcext:value-type="float">
            <text:p>101</text:p>
          </table:table-cell>
          <table:table-cell table:formula="of:=[.E102]+[.$B$21]*(-[.$B$1]*[.K102]*[.E102])" office:value-type="float" office:value="0.0291562357151751" calcext:value-type="float">
            <text:p>2.92E-02</text:p>
          </table:table-cell>
          <table:table-cell table:formula="of:=[.F102]+[.$B$21]*([.$B$2]*[.J102]-[.$B$1]*[.K102])*[.F102]" office:value-type="float" office:value="0.000000971895644459287" calcext:value-type="float">
            <text:p>9.72E-07</text:p>
          </table:table-cell>
          <table:table-cell table:formula="of:=[.$B$1]*[.$B$18]*[.E103]/([.$B$10]*[.$B$15]*[.$B$9])" office:value-type="float" office:value="1035.24445534813" calcext:value-type="float">
            <text:p>1.04E+03</text:p>
          </table:table-cell>
          <table:table-cell table:formula="of:=[.$B$1]*[.$B$18]*[.F103]/([.$B$10]*[.$B$14]*[.$B$9])" office:value-type="float" office:value="0.0545804005893098" calcext:value-type="float">
            <text:p>5.46E-02</text:p>
          </table:table-cell>
          <table:table-cell table:formula="of:=[.$B$2]*[.$B$18]*[.F103]/([.$B$10]*[.$B$14]*[.$B$9])" office:value-type="float" office:value="0.0794552594304825" calcext:value-type="float">
            <text:p>7.95E-02</text:p>
          </table:table-cell>
          <table:table-cell table:formula="of:=[.$B$3]*([.E103]+[.F103])/([.E103]+[.F103]+[.G103])" office:value-type="float" office:value="2.81637697099613E-030" calcext:value-type="float">
            <text:p>2.82E-30</text:p>
          </table:table-cell>
          <table:table-cell table:formula="of:=[.$B$3]-[.J103]" office:value-type="float" office:value="9.9997183623029E-026" calcext:value-type="float">
            <text:p>1.00E-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3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4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5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6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7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8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9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0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1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2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3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4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5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6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7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8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19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0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1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2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3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4]+1"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5]+1" office:value-type="float" office:value="124" calcext:value-type="float">
            <text:p>1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6]+1"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7]+1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8]+1"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29]+1"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0]+1"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1]+1" office:value-type="float" office:value="130" calcext:value-type="float">
            <text:p>1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2]+1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3]+1" office:value-type="float" office:value="132" calcext:value-type="float">
            <text:p>1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4]+1" office:value-type="float" office:value="133" calcext:value-type="float">
            <text:p>1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5]+1" office:value-type="float" office:value="134" calcext:value-type="float">
            <text:p>1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6]+1" office:value-type="float" office:value="135" calcext:value-type="float">
            <text:p>1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7]+1" office:value-type="float" office:value="136" calcext:value-type="float">
            <text:p>1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8]+1" office:value-type="float" office:value="137" calcext:value-type="float">
            <text:p>1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39]+1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0]+1" office:value-type="float" office:value="139" calcext:value-type="float">
            <text:p>1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1]+1" office:value-type="float" office:value="140" calcext:value-type="float">
            <text:p>1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2]+1" office:value-type="float" office:value="141" calcext:value-type="float">
            <text:p>1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3]+1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4]+1"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5]+1"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6]+1"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7]+1"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8]+1" office:value-type="float" office:value="147" calcext:value-type="float">
            <text:p>1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49]+1" office:value-type="float" office:value="148" calcext:value-type="float">
            <text:p>1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0]+1" office:value-type="float" office:value="149" calcext:value-type="float">
            <text:p>1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1]+1"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2]+1"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3]+1" office:value-type="float" office:value="152" calcext:value-type="float">
            <text:p>1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4]+1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5]+1" office:value-type="float" office:value="154" calcext:value-type="float">
            <text:p>1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6]+1" office:value-type="float" office:value="155" calcext:value-type="float">
            <text:p>1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7]+1" office:value-type="float" office:value="156" calcext:value-type="float">
            <text:p>1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8]+1" office:value-type="float" office:value="157" calcext:value-type="float">
            <text:p>1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59]+1" office:value-type="float" office:value="158" calcext:value-type="float">
            <text:p>1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0]+1" office:value-type="float" office:value="159" calcext:value-type="float">
            <text:p>1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1]+1" office:value-type="float" office:value="160" calcext:value-type="float">
            <text:p>1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2]+1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3]+1" office:value-type="float" office:value="162" calcext:value-type="float">
            <text:p>1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4]+1" office:value-type="float" office:value="163" calcext:value-type="float">
            <text:p>1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5]+1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6]+1" office:value-type="float" office:value="165" calcext:value-type="float">
            <text:p>1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7]+1" office:value-type="float" office:value="166" calcext:value-type="float">
            <text:p>1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8]+1" office:value-type="float" office:value="167" calcext:value-type="float">
            <text:p>1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69]+1" office:value-type="float" office:value="168" calcext:value-type="float">
            <text:p>1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0]+1" office:value-type="float" office:value="169" calcext:value-type="float">
            <text:p>1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1]+1" office:value-type="float" office:value="170" calcext:value-type="float">
            <text:p>1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2]+1"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3]+1" office:value-type="float" office:value="172" calcext:value-type="float">
            <text:p>1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4]+1" office:value-type="float" office:value="173" calcext:value-type="float">
            <text:p>1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5]+1" office:value-type="float" office:value="174" calcext:value-type="float">
            <text:p>1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6]+1"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7]+1" office:value-type="float" office:value="176" calcext:value-type="float">
            <text:p>1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8]+1" office:value-type="float" office:value="177" calcext:value-type="float">
            <text:p>1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79]+1" office:value-type="float" office:value="178" calcext:value-type="float">
            <text:p>1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0]+1" office:value-type="float" office:value="179" calcext:value-type="float">
            <text:p>1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1]+1"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2]+1" office:value-type="float" office:value="181" calcext:value-type="float">
            <text:p>1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3]+1" office:value-type="float" office:value="182" calcext:value-type="float">
            <text:p>1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4]+1" office:value-type="float" office:value="183" calcext:value-type="float">
            <text:p>1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5]+1" office:value-type="float" office:value="184" calcext:value-type="float">
            <text:p>1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6]+1" office:value-type="float" office:value="185" calcext:value-type="float">
            <text:p>1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7]+1" office:value-type="float" office:value="186" calcext:value-type="float">
            <text:p>1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8]+1" office:value-type="float" office:value="187" calcext:value-type="float">
            <text:p>1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89]+1" office:value-type="float" office:value="188" calcext:value-type="float">
            <text:p>1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0]+1" office:value-type="float" office:value="189" calcext:value-type="float">
            <text:p>1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1]+1" office:value-type="float" office:value="190" calcext:value-type="float">
            <text:p>1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2]+1"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3]+1"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4]+1"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5]+1"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6]+1"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7]+1"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8]+1"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99]+1"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0]+1"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1]+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2]+1"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3]+1"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4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5]+1"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6]+1"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7]+1"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8]+1"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9]+1"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0]+1"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1]+1"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2]+1"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3]+1"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4]+1"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5]+1"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6]+1"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7]+1"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8]+1"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9]+1"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0]+1"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1]+1"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2]+1"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3]+1"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4]+1"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5]+1" office:value-type="float" office:value="224" calcext:value-type="float">
            <text:p>2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6]+1"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7]+1" office:value-type="float" office:value="226" calcext:value-type="float">
            <text:p>2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8]+1" office:value-type="float" office:value="227" calcext:value-type="float">
            <text:p>2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9]+1" office:value-type="float" office:value="228" calcext:value-type="float">
            <text:p>2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0]+1" office:value-type="float" office:value="229" calcext:value-type="float">
            <text:p>2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1]+1" office:value-type="float" office:value="230" calcext:value-type="float">
            <text:p>2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2]+1"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3]+1" office:value-type="float" office:value="232" calcext:value-type="float">
            <text:p>2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4]+1" office:value-type="float" office:value="233" calcext:value-type="float">
            <text:p>2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5]+1" office:value-type="float" office:value="234" calcext:value-type="float">
            <text:p>2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6]+1" office:value-type="float" office:value="235" calcext:value-type="float">
            <text:p>2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7]+1" office:value-type="float" office:value="236" calcext:value-type="float">
            <text:p>2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8]+1" office:value-type="float" office:value="237" calcext:value-type="float">
            <text:p>2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9]+1" office:value-type="float" office:value="238" calcext:value-type="float">
            <text:p>2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0]+1" office:value-type="float" office:value="239" calcext:value-type="float">
            <text:p>2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1]+1" office:value-type="float" office:value="240" calcext:value-type="float">
            <text:p>2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2]+1"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3]+1" office:value-type="float" office:value="242" calcext:value-type="float">
            <text:p>2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4]+1" office:value-type="float" office:value="243" calcext:value-type="float">
            <text:p>2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5]+1" office:value-type="float" office:value="244" calcext:value-type="float">
            <text:p>2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6]+1" office:value-type="float" office:value="245" calcext:value-type="float">
            <text:p>2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7]+1" office:value-type="float" office:value="246" calcext:value-type="float">
            <text:p>2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8]+1" office:value-type="float" office:value="247" calcext:value-type="float">
            <text:p>2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9]+1"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0]+1" office:value-type="float" office:value="249" calcext:value-type="float">
            <text:p>2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1]+1"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2]+1"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3]+1" office:value-type="float" office:value="252" calcext:value-type="float">
            <text:p>2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4]+1" office:value-type="float" office:value="253" calcext:value-type="float">
            <text:p>2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5]+1" office:value-type="float" office:value="254" calcext:value-type="float">
            <text:p>2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6]+1"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7]+1"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8]+1" office:value-type="float" office:value="257" calcext:value-type="float">
            <text:p>2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9]+1" office:value-type="float" office:value="258" calcext:value-type="float">
            <text:p>2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0]+1" office:value-type="float" office:value="259" calcext:value-type="float">
            <text:p>2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1]+1" office:value-type="float" office:value="260" calcext:value-type="float">
            <text:p>2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2]+1"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3]+1" office:value-type="float" office:value="262" calcext:value-type="float">
            <text:p>2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4]+1" office:value-type="float" office:value="263" calcext:value-type="float">
            <text:p>2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5]+1" office:value-type="float" office:value="264" calcext:value-type="float">
            <text:p>2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6]+1" office:value-type="float" office:value="265" calcext:value-type="float">
            <text:p>2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7]+1" office:value-type="float" office:value="266" calcext:value-type="float">
            <text:p>2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8]+1" office:value-type="float" office:value="267" calcext:value-type="float">
            <text:p>2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9]+1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0]+1" office:value-type="float" office:value="269" calcext:value-type="float">
            <text:p>2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1]+1" office:value-type="float" office:value="270" calcext:value-type="float">
            <text:p>2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2]+1" office:value-type="float" office:value="271" calcext:value-type="float">
            <text:p>2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3]+1"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4]+1"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5]+1"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6]+1" office:value-type="float" office:value="275" calcext:value-type="float">
            <text:p>2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7]+1" office:value-type="float" office:value="276" calcext:value-type="float">
            <text:p>2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8]+1" office:value-type="float" office:value="277" calcext:value-type="float">
            <text:p>2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9]+1" office:value-type="float" office:value="278" calcext:value-type="float">
            <text:p>2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0]+1" office:value-type="float" office:value="279" calcext:value-type="float">
            <text:p>2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1]+1" office:value-type="float" office:value="280" calcext:value-type="float">
            <text:p>2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2]+1" office:value-type="float" office:value="281" calcext:value-type="float">
            <text:p>2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3]+1" office:value-type="float" office:value="282" calcext:value-type="float">
            <text:p>2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4]+1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5]+1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6]+1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7]+1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8]+1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9]+1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0]+1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1]+1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2]+1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3]+1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4]+1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5]+1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6]+1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7]+1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8]+1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9]+1" office:value-type="float" office:value="298" calcext:value-type="float">
            <text:p>2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0]+1" office:value-type="float" office:value="299" calcext:value-type="float">
            <text:p>2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1]+1" office:value-type="float" office:value="300" calcext:value-type="float">
            <text:p>3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2]+1" office:value-type="float" office:value="301" calcext:value-type="float">
            <text:p>3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3]+1" office:value-type="float" office:value="302" calcext:value-type="float">
            <text:p>3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4]+1"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5]+1" office:value-type="float" office:value="304" calcext:value-type="float">
            <text:p>3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6]+1" office:value-type="float" office:value="305" calcext:value-type="float">
            <text:p>3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7]+1" office:value-type="float" office:value="306" calcext:value-type="float">
            <text:p>3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8]+1" office:value-type="float" office:value="307" calcext:value-type="float">
            <text:p>3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9]+1" office:value-type="float" office:value="308" calcext:value-type="float">
            <text:p>3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0]+1" office:value-type="float" office:value="309" calcext:value-type="float">
            <text:p>3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1]+1" office:value-type="float" office:value="310" calcext:value-type="float">
            <text:p>3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2]+1" office:value-type="float" office:value="311" calcext:value-type="float">
            <text:p>3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3]+1" office:value-type="float" office:value="312" calcext:value-type="float">
            <text:p>3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4]+1" office:value-type="float" office:value="313" calcext:value-type="float">
            <text:p>3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5]+1" office:value-type="float" office:value="314" calcext:value-type="float">
            <text:p>3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6]+1" office:value-type="float" office:value="315" calcext:value-type="float">
            <text:p>3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7]+1" office:value-type="float" office:value="316" calcext:value-type="float">
            <text:p>3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8]+1" office:value-type="float" office:value="317" calcext:value-type="float">
            <text:p>3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9]+1" office:value-type="float" office:value="318" calcext:value-type="float">
            <text:p>3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0]+1"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1]+1"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2]+1" office:value-type="float" office:value="321" calcext:value-type="float">
            <text:p>3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3]+1" office:value-type="float" office:value="322" calcext:value-type="float">
            <text:p>3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4]+1" office:value-type="float" office:value="323" calcext:value-type="float">
            <text:p>3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5]+1" office:value-type="float" office:value="324" calcext:value-type="float">
            <text:p>3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6]+1" office:value-type="float" office:value="325" calcext:value-type="float">
            <text:p>3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7]+1" office:value-type="float" office:value="326" calcext:value-type="float">
            <text:p>3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8]+1" office:value-type="float" office:value="327" calcext:value-type="float">
            <text:p>3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9]+1" office:value-type="float" office:value="328" calcext:value-type="float">
            <text:p>3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0]+1" office:value-type="float" office:value="329" calcext:value-type="float">
            <text:p>3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1]+1" office:value-type="float" office:value="330" calcext:value-type="float">
            <text:p>3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2]+1" office:value-type="float" office:value="331" calcext:value-type="float">
            <text:p>3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3]+1" office:value-type="float" office:value="332" calcext:value-type="float">
            <text:p>3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4]+1" office:value-type="float" office:value="333" calcext:value-type="float">
            <text:p>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5]+1" office:value-type="float" office:value="334" calcext:value-type="float">
            <text:p>3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6]+1" office:value-type="float" office:value="335" calcext:value-type="float">
            <text:p>3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7]+1" office:value-type="float" office:value="336" calcext:value-type="float">
            <text:p>3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8]+1" office:value-type="float" office:value="337" calcext:value-type="float">
            <text:p>3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39]+1" office:value-type="float" office:value="338" calcext:value-type="float">
            <text:p>3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0]+1" office:value-type="float" office:value="339" calcext:value-type="float">
            <text:p>3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1]+1"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2]+1" office:value-type="float" office:value="341" calcext:value-type="float">
            <text:p>3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3]+1" office:value-type="float" office:value="342" calcext:value-type="float">
            <text:p>3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4]+1" office:value-type="float" office:value="343" calcext:value-type="float">
            <text:p>3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5]+1" office:value-type="float" office:value="344" calcext:value-type="float">
            <text:p>3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6]+1" office:value-type="float" office:value="345" calcext:value-type="float">
            <text:p>3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7]+1"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8]+1" office:value-type="float" office:value="347" calcext:value-type="float">
            <text:p>3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9]+1" office:value-type="float" office:value="348" calcext:value-type="float">
            <text:p>3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0]+1" office:value-type="float" office:value="349" calcext:value-type="float">
            <text:p>3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1]+1" office:value-type="float" office:value="350" calcext:value-type="float">
            <text:p>3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2]+1"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3]+1" office:value-type="float" office:value="352" calcext:value-type="float">
            <text:p>3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4]+1" office:value-type="float" office:value="353" calcext:value-type="float">
            <text:p>3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5]+1" office:value-type="float" office:value="354" calcext:value-type="float">
            <text:p>3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6]+1" office:value-type="float" office:value="355" calcext:value-type="float">
            <text:p>3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7]+1" office:value-type="float" office:value="356" calcext:value-type="float">
            <text:p>3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8]+1" office:value-type="float" office:value="357" calcext:value-type="float">
            <text:p>3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59]+1" office:value-type="float" office:value="358" calcext:value-type="float">
            <text:p>3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0]+1" office:value-type="float" office:value="359" calcext:value-type="float">
            <text:p>3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1]+1" office:value-type="float" office:value="360" calcext:value-type="float">
            <text:p>3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2]+1" office:value-type="float" office:value="361" calcext:value-type="float">
            <text:p>3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3]+1" office:value-type="float" office:value="362" calcext:value-type="float">
            <text:p>3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4]+1" office:value-type="float" office:value="363" calcext:value-type="float">
            <text:p>3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5]+1" office:value-type="float" office:value="364" calcext:value-type="float">
            <text:p>3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6]+1" office:value-type="float" office:value="365" calcext:value-type="float">
            <text:p>3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7]+1" office:value-type="float" office:value="366" calcext:value-type="float">
            <text:p>3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8]+1" office:value-type="float" office:value="367" calcext:value-type="float">
            <text:p>3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69]+1"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0]+1" office:value-type="float" office:value="369" calcext:value-type="float">
            <text:p>3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1]+1" office:value-type="float" office:value="370" calcext:value-type="float">
            <text:p>3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2]+1" office:value-type="float" office:value="371" calcext:value-type="float">
            <text:p>3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3]+1" office:value-type="float" office:value="372" calcext:value-type="float">
            <text:p>3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4]+1" office:value-type="float" office:value="373" calcext:value-type="float">
            <text:p>3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5]+1" office:value-type="float" office:value="374" calcext:value-type="float">
            <text:p>3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6]+1" office:value-type="float" office:value="375" calcext:value-type="float">
            <text:p>3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7]+1" office:value-type="float" office:value="376" calcext:value-type="float">
            <text:p>3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8]+1" office:value-type="float" office:value="377" calcext:value-type="float">
            <text:p>3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79]+1" office:value-type="float" office:value="378" calcext:value-type="float">
            <text:p>3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0]+1" office:value-type="float" office:value="379" calcext:value-type="float">
            <text:p>3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1]+1" office:value-type="float" office:value="380" calcext:value-type="float">
            <text:p>3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2]+1" office:value-type="float" office:value="381" calcext:value-type="float">
            <text:p>3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3]+1" office:value-type="float" office:value="382" calcext:value-type="float">
            <text:p>3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4]+1" office:value-type="float" office:value="383" calcext:value-type="float">
            <text:p>3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5]+1"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6]+1" office:value-type="float" office:value="385" calcext:value-type="float">
            <text:p>3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7]+1" office:value-type="float" office:value="386" calcext:value-type="float">
            <text:p>3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8]+1" office:value-type="float" office:value="387" calcext:value-type="float">
            <text:p>3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89]+1" office:value-type="float" office:value="388" calcext:value-type="float">
            <text:p>3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0]+1" office:value-type="float" office:value="389" calcext:value-type="float">
            <text:p>3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1]+1" office:value-type="float" office:value="390" calcext:value-type="float">
            <text:p>3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2]+1"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3]+1" office:value-type="float" office:value="392" calcext:value-type="float">
            <text:p>3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4]+1" office:value-type="float" office:value="393" calcext:value-type="float">
            <text:p>3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5]+1" office:value-type="float" office:value="394" calcext:value-type="float">
            <text:p>3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6]+1" office:value-type="float" office:value="395" calcext:value-type="float">
            <text:p>3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7]+1" office:value-type="float" office:value="396" calcext:value-type="float">
            <text:p>3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8]+1" office:value-type="float" office:value="397" calcext:value-type="float">
            <text:p>3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99]+1"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0]+1" office:value-type="float" office:value="399" calcext:value-type="float">
            <text:p>3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1]+1" office:value-type="float" office:value="400" calcext:value-type="float">
            <text:p>4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2]+1" office:value-type="float" office:value="401" calcext:value-type="float">
            <text:p>4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3]+1" office:value-type="float" office:value="402" calcext:value-type="float">
            <text:p>4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4]+1" office:value-type="float" office:value="403" calcext:value-type="float">
            <text:p>4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5]+1" office:value-type="float" office:value="404" calcext:value-type="float">
            <text:p>4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6]+1" office:value-type="float" office:value="405" calcext:value-type="float">
            <text:p>4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7]+1" office:value-type="float" office:value="406" calcext:value-type="float">
            <text:p>4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8]+1" office:value-type="float" office:value="407" calcext:value-type="float">
            <text:p>4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09]+1" office:value-type="float" office:value="408" calcext:value-type="float">
            <text:p>4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0]+1" office:value-type="float" office:value="409" calcext:value-type="float">
            <text:p>4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1]+1" office:value-type="float" office:value="410" calcext:value-type="float">
            <text:p>4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2]+1" office:value-type="float" office:value="411" calcext:value-type="float">
            <text:p>4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3]+1" office:value-type="float" office:value="412" calcext:value-type="float">
            <text:p>4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4]+1" office:value-type="float" office:value="413" calcext:value-type="float">
            <text:p>4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5]+1" office:value-type="float" office:value="414" calcext:value-type="float">
            <text:p>4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6]+1" office:value-type="float" office:value="415" calcext:value-type="float">
            <text:p>4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7]+1" office:value-type="float" office:value="416" calcext:value-type="float">
            <text:p>4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8]+1" office:value-type="float" office:value="417" calcext:value-type="float">
            <text:p>4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19]+1" office:value-type="float" office:value="418" calcext:value-type="float">
            <text:p>4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0]+1" office:value-type="float" office:value="419" calcext:value-type="float">
            <text:p>4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1]+1" office:value-type="float" office:value="420" calcext:value-type="float">
            <text:p>4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2]+1" office:value-type="float" office:value="421" calcext:value-type="float">
            <text:p>4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3]+1" office:value-type="float" office:value="422" calcext:value-type="float">
            <text:p>4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4]+1" office:value-type="float" office:value="423" calcext:value-type="float">
            <text:p>4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5]+1" office:value-type="float" office:value="424" calcext:value-type="float">
            <text:p>4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6]+1" office:value-type="float" office:value="425" calcext:value-type="float">
            <text:p>4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7]+1" office:value-type="float" office:value="426" calcext:value-type="float">
            <text:p>4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8]+1" office:value-type="float" office:value="427" calcext:value-type="float">
            <text:p>4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29]+1" office:value-type="float" office:value="428" calcext:value-type="float">
            <text:p>4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0]+1" office:value-type="float" office:value="429" calcext:value-type="float">
            <text:p>4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1]+1" office:value-type="float" office:value="430" calcext:value-type="float">
            <text:p>4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2]+1" office:value-type="float" office:value="431" calcext:value-type="float">
            <text:p>4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3]+1" office:value-type="float" office:value="432" calcext:value-type="float">
            <text:p>4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4]+1" office:value-type="float" office:value="433" calcext:value-type="float">
            <text:p>4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5]+1" office:value-type="float" office:value="434" calcext:value-type="float">
            <text:p>4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6]+1" office:value-type="float" office:value="435" calcext:value-type="float">
            <text:p>4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7]+1" office:value-type="float" office:value="436" calcext:value-type="float">
            <text:p>4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8]+1" office:value-type="float" office:value="437" calcext:value-type="float">
            <text:p>4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39]+1" office:value-type="float" office:value="438" calcext:value-type="float">
            <text:p>4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0]+1" office:value-type="float" office:value="439" calcext:value-type="float">
            <text:p>4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1]+1" office:value-type="float" office:value="440" calcext:value-type="float">
            <text:p>4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2]+1" office:value-type="float" office:value="441" calcext:value-type="float">
            <text:p>4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3]+1" office:value-type="float" office:value="442" calcext:value-type="float">
            <text:p>4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4]+1" office:value-type="float" office:value="443" calcext:value-type="float">
            <text:p>4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5]+1" office:value-type="float" office:value="444" calcext:value-type="float">
            <text:p>4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6]+1" office:value-type="float" office:value="445" calcext:value-type="float">
            <text:p>4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7]+1" office:value-type="float" office:value="446" calcext:value-type="float">
            <text:p>4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8]+1" office:value-type="float" office:value="447" calcext:value-type="float">
            <text:p>4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49]+1"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0]+1" office:value-type="float" office:value="449" calcext:value-type="float">
            <text:p>4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1]+1" office:value-type="float" office:value="450" calcext:value-type="float">
            <text:p>4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2]+1" office:value-type="float" office:value="451" calcext:value-type="float">
            <text:p>4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3]+1" office:value-type="float" office:value="452" calcext:value-type="float">
            <text:p>4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4]+1" office:value-type="float" office:value="453" calcext:value-type="float">
            <text:p>4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5]+1" office:value-type="float" office:value="454" calcext:value-type="float">
            <text:p>4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6]+1" office:value-type="float" office:value="455" calcext:value-type="float">
            <text:p>4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7]+1" office:value-type="float" office:value="456" calcext:value-type="float">
            <text:p>4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8]+1" office:value-type="float" office:value="457" calcext:value-type="float">
            <text:p>4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59]+1" office:value-type="float" office:value="458" calcext:value-type="float">
            <text:p>4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0]+1" office:value-type="float" office:value="459" calcext:value-type="float">
            <text:p>4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1]+1" office:value-type="float" office:value="460" calcext:value-type="float">
            <text:p>4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2]+1" office:value-type="float" office:value="461" calcext:value-type="float">
            <text:p>4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3]+1" office:value-type="float" office:value="462" calcext:value-type="float">
            <text:p>4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4]+1" office:value-type="float" office:value="463" calcext:value-type="float">
            <text:p>4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5]+1" office:value-type="float" office:value="464" calcext:value-type="float">
            <text:p>4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6]+1" office:value-type="float" office:value="465" calcext:value-type="float">
            <text:p>4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7]+1" office:value-type="float" office:value="466" calcext:value-type="float">
            <text:p>4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8]+1" office:value-type="float" office:value="467" calcext:value-type="float">
            <text:p>4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69]+1" office:value-type="float" office:value="468" calcext:value-type="float">
            <text:p>4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0]+1" office:value-type="float" office:value="469" calcext:value-type="float">
            <text:p>4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1]+1" office:value-type="float" office:value="470" calcext:value-type="float">
            <text:p>4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2]+1" office:value-type="float" office:value="471" calcext:value-type="float">
            <text:p>4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3]+1" office:value-type="float" office:value="472" calcext:value-type="float">
            <text:p>4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4]+1" office:value-type="float" office:value="473" calcext:value-type="float">
            <text:p>4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5]+1" office:value-type="float" office:value="474" calcext:value-type="float">
            <text:p>4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6]+1" office:value-type="float" office:value="475" calcext:value-type="float">
            <text:p>4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7]+1" office:value-type="float" office:value="476" calcext:value-type="float">
            <text:p>4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8]+1" office:value-type="float" office:value="477" calcext:value-type="float">
            <text:p>4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79]+1" office:value-type="float" office:value="478" calcext:value-type="float">
            <text:p>4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0]+1" office:value-type="float" office:value="479" calcext:value-type="float">
            <text:p>4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1]+1" office:value-type="float" office:value="480" calcext:value-type="float">
            <text:p>4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2]+1" office:value-type="float" office:value="481" calcext:value-type="float">
            <text:p>4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3]+1" office:value-type="float" office:value="482" calcext:value-type="float">
            <text:p>4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4]+1"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5]+1" office:value-type="float" office:value="484" calcext:value-type="float">
            <text:p>4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6]+1" office:value-type="float" office:value="485" calcext:value-type="float">
            <text:p>4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7]+1" office:value-type="float" office:value="486" calcext:value-type="float">
            <text:p>4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8]+1" office:value-type="float" office:value="487" calcext:value-type="float">
            <text:p>4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89]+1" office:value-type="float" office:value="488" calcext:value-type="float">
            <text:p>4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0]+1" office:value-type="float" office:value="489" calcext:value-type="float">
            <text:p>4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1]+1" office:value-type="float" office:value="490" calcext:value-type="float">
            <text:p>4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2]+1" office:value-type="float" office:value="491" calcext:value-type="float">
            <text:p>4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3]+1" office:value-type="float" office:value="492" calcext:value-type="float">
            <text:p>4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4]+1" office:value-type="float" office:value="493" calcext:value-type="float">
            <text:p>4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5]+1" office:value-type="float" office:value="494" calcext:value-type="float">
            <text:p>4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6]+1" office:value-type="float" office:value="495" calcext:value-type="float">
            <text:p>4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7]+1" office:value-type="float" office:value="496" calcext:value-type="float">
            <text:p>4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8]+1" office:value-type="float" office:value="497" calcext:value-type="float">
            <text:p>4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499]+1" office:value-type="float" office:value="498" calcext:value-type="float">
            <text:p>4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0]+1" office:value-type="float" office:value="499" calcext:value-type="float">
            <text:p>4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1]+1"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2]+1" office:value-type="float" office:value="501" calcext:value-type="float">
            <text:p>5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3]+1" office:value-type="float" office:value="502" calcext:value-type="float">
            <text:p>5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4]+1" office:value-type="float" office:value="503" calcext:value-type="float">
            <text:p>5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5]+1" office:value-type="float" office:value="504" calcext:value-type="float">
            <text:p>5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6]+1" office:value-type="float" office:value="505" calcext:value-type="float">
            <text:p>5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7]+1" office:value-type="float" office:value="506" calcext:value-type="float">
            <text:p>5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8]+1" office:value-type="float" office:value="507" calcext:value-type="float">
            <text:p>5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09]+1" office:value-type="float" office:value="508" calcext:value-type="float">
            <text:p>5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0]+1" office:value-type="float" office:value="509" calcext:value-type="float">
            <text:p>5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1]+1" office:value-type="float" office:value="510" calcext:value-type="float">
            <text:p>5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2]+1" office:value-type="float" office:value="511" calcext:value-type="float">
            <text:p>5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3]+1"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4]+1" office:value-type="float" office:value="513" calcext:value-type="float">
            <text:p>5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5]+1" office:value-type="float" office:value="514" calcext:value-type="float">
            <text:p>5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6]+1" office:value-type="float" office:value="515" calcext:value-type="float">
            <text:p>5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7]+1" office:value-type="float" office:value="516" calcext:value-type="float">
            <text:p>5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8]+1" office:value-type="float" office:value="517" calcext:value-type="float">
            <text:p>5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19]+1" office:value-type="float" office:value="518" calcext:value-type="float">
            <text:p>5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0]+1" office:value-type="float" office:value="519" calcext:value-type="float">
            <text:p>5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1]+1" office:value-type="float" office:value="520" calcext:value-type="float">
            <text:p>5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2]+1" office:value-type="float" office:value="521" calcext:value-type="float">
            <text:p>5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3]+1" office:value-type="float" office:value="522" calcext:value-type="float">
            <text:p>5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4]+1" office:value-type="float" office:value="523" calcext:value-type="float">
            <text:p>5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5]+1" office:value-type="float" office:value="524" calcext:value-type="float">
            <text:p>5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6]+1" office:value-type="float" office:value="525" calcext:value-type="float">
            <text:p>5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7]+1" office:value-type="float" office:value="526" calcext:value-type="float">
            <text:p>5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8]+1" office:value-type="float" office:value="527" calcext:value-type="float">
            <text:p>5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29]+1" office:value-type="float" office:value="528" calcext:value-type="float">
            <text:p>5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0]+1" office:value-type="float" office:value="529" calcext:value-type="float">
            <text:p>5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1]+1" office:value-type="float" office:value="530" calcext:value-type="float">
            <text:p>5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2]+1" office:value-type="float" office:value="531" calcext:value-type="float">
            <text:p>5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3]+1" office:value-type="float" office:value="532" calcext:value-type="float">
            <text:p>5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4]+1" office:value-type="float" office:value="533" calcext:value-type="float">
            <text:p>5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5]+1" office:value-type="float" office:value="534" calcext:value-type="float">
            <text:p>5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6]+1" office:value-type="float" office:value="535" calcext:value-type="float">
            <text:p>5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7]+1" office:value-type="float" office:value="536" calcext:value-type="float">
            <text:p>5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8]+1" office:value-type="float" office:value="537" calcext:value-type="float">
            <text:p>5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39]+1" office:value-type="float" office:value="538" calcext:value-type="float">
            <text:p>5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0]+1" office:value-type="float" office:value="539" calcext:value-type="float">
            <text:p>5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1]+1"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2]+1" office:value-type="float" office:value="541" calcext:value-type="float">
            <text:p>5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3]+1" office:value-type="float" office:value="542" calcext:value-type="float">
            <text:p>5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4]+1" office:value-type="float" office:value="543" calcext:value-type="float">
            <text:p>5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5]+1" office:value-type="float" office:value="544" calcext:value-type="float">
            <text:p>5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6]+1" office:value-type="float" office:value="545" calcext:value-type="float">
            <text:p>5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7]+1"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8]+1" office:value-type="float" office:value="547" calcext:value-type="float">
            <text:p>5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49]+1"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0]+1" office:value-type="float" office:value="549" calcext:value-type="float">
            <text:p>5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1]+1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2]+1" office:value-type="float" office:value="551" calcext:value-type="float">
            <text:p>5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3]+1" office:value-type="float" office:value="552" calcext:value-type="float">
            <text:p>5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4]+1" office:value-type="float" office:value="553" calcext:value-type="float">
            <text:p>5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5]+1" office:value-type="float" office:value="554" calcext:value-type="float">
            <text:p>5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6]+1" office:value-type="float" office:value="555" calcext:value-type="float">
            <text:p>5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7]+1" office:value-type="float" office:value="556" calcext:value-type="float">
            <text:p>5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8]+1" office:value-type="float" office:value="557" calcext:value-type="float">
            <text:p>5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59]+1" office:value-type="float" office:value="558" calcext:value-type="float">
            <text:p>5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0]+1" office:value-type="float" office:value="559" calcext:value-type="float">
            <text:p>5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1]+1" office:value-type="float" office:value="560" calcext:value-type="float">
            <text:p>5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2]+1" office:value-type="float" office:value="561" calcext:value-type="float">
            <text:p>5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3]+1" office:value-type="float" office:value="562" calcext:value-type="float">
            <text:p>5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4]+1" office:value-type="float" office:value="563" calcext:value-type="float">
            <text:p>5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5]+1" office:value-type="float" office:value="564" calcext:value-type="float">
            <text:p>5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6]+1" office:value-type="float" office:value="565" calcext:value-type="float">
            <text:p>5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7]+1" office:value-type="float" office:value="566" calcext:value-type="float">
            <text:p>5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8]+1" office:value-type="float" office:value="567" calcext:value-type="float">
            <text:p>5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69]+1" office:value-type="float" office:value="568" calcext:value-type="float">
            <text:p>5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0]+1" office:value-type="float" office:value="569" calcext:value-type="float">
            <text:p>5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1]+1" office:value-type="float" office:value="570" calcext:value-type="float">
            <text:p>5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2]+1" office:value-type="float" office:value="571" calcext:value-type="float">
            <text:p>5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3]+1" office:value-type="float" office:value="572" calcext:value-type="float">
            <text:p>5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4]+1" office:value-type="float" office:value="573" calcext:value-type="float">
            <text:p>5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5]+1" office:value-type="float" office:value="574" calcext:value-type="float">
            <text:p>5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6]+1"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7]+1"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8]+1" office:value-type="float" office:value="577" calcext:value-type="float">
            <text:p>5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79]+1" office:value-type="float" office:value="578" calcext:value-type="float">
            <text:p>5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0]+1" office:value-type="float" office:value="579" calcext:value-type="float">
            <text:p>5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1]+1" office:value-type="float" office:value="580" calcext:value-type="float">
            <text:p>5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2]+1" office:value-type="float" office:value="581" calcext:value-type="float">
            <text:p>5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3]+1" office:value-type="float" office:value="582" calcext:value-type="float">
            <text:p>5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4]+1" office:value-type="float" office:value="583" calcext:value-type="float">
            <text:p>5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5]+1" office:value-type="float" office:value="584" calcext:value-type="float">
            <text:p>5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6]+1" office:value-type="float" office:value="585" calcext:value-type="float">
            <text:p>5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7]+1" office:value-type="float" office:value="586" calcext:value-type="float">
            <text:p>5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8]+1" office:value-type="float" office:value="587" calcext:value-type="float">
            <text:p>5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89]+1" office:value-type="float" office:value="588" calcext:value-type="float">
            <text:p>5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0]+1" office:value-type="float" office:value="589" calcext:value-type="float">
            <text:p>5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1]+1" office:value-type="float" office:value="590" calcext:value-type="float">
            <text:p>5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2]+1" office:value-type="float" office:value="591" calcext:value-type="float">
            <text:p>5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3]+1" office:value-type="float" office:value="592" calcext:value-type="float">
            <text:p>5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4]+1" office:value-type="float" office:value="593" calcext:value-type="float">
            <text:p>5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5]+1" office:value-type="float" office:value="594" calcext:value-type="float">
            <text:p>5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6]+1" office:value-type="float" office:value="595" calcext:value-type="float">
            <text:p>5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7]+1" office:value-type="float" office:value="596" calcext:value-type="float">
            <text:p>5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8]+1" office:value-type="float" office:value="597" calcext:value-type="float">
            <text:p>5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9]+1" office:value-type="float" office:value="598" calcext:value-type="float">
            <text:p>5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0]+1" office:value-type="float" office:value="599" calcext:value-type="float">
            <text:p>5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1]+1" office:value-type="float" office:value="600" calcext:value-type="float">
            <text:p>6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2]+1" office:value-type="float" office:value="601" calcext:value-type="float">
            <text:p>6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3]+1" office:value-type="float" office:value="602" calcext:value-type="float">
            <text:p>6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4]+1" office:value-type="float" office:value="603" calcext:value-type="float">
            <text:p>6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5]+1"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6]+1" office:value-type="float" office:value="605" calcext:value-type="float">
            <text:p>6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7]+1" office:value-type="float" office:value="606" calcext:value-type="float">
            <text:p>6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8]+1" office:value-type="float" office:value="607" calcext:value-type="float">
            <text:p>6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9]+1"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0]+1" office:value-type="float" office:value="609" calcext:value-type="float">
            <text:p>6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1]+1" office:value-type="float" office:value="610" calcext:value-type="float">
            <text:p>6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2]+1" office:value-type="float" office:value="611" calcext:value-type="float">
            <text:p>6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3]+1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4]+1" office:value-type="float" office:value="613" calcext:value-type="float">
            <text:p>6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5]+1" office:value-type="float" office:value="614" calcext:value-type="float">
            <text:p>6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6]+1" office:value-type="float" office:value="615" calcext:value-type="float">
            <text:p>6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7]+1" office:value-type="float" office:value="616" calcext:value-type="float">
            <text:p>6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8]+1" office:value-type="float" office:value="617" calcext:value-type="float">
            <text:p>6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9]+1" office:value-type="float" office:value="618" calcext:value-type="float">
            <text:p>6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0]+1" office:value-type="float" office:value="619" calcext:value-type="float">
            <text:p>6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1]+1" office:value-type="float" office:value="620" calcext:value-type="float">
            <text:p>6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2]+1" office:value-type="float" office:value="621" calcext:value-type="float">
            <text:p>6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3]+1" office:value-type="float" office:value="622" calcext:value-type="float">
            <text:p>6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4]+1" office:value-type="float" office:value="623" calcext:value-type="float">
            <text:p>6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5]+1" office:value-type="float" office:value="624" calcext:value-type="float">
            <text:p>6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6]+1" office:value-type="float" office:value="625" calcext:value-type="float">
            <text:p>6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7]+1" office:value-type="float" office:value="626" calcext:value-type="float">
            <text:p>6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8]+1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9]+1" office:value-type="float" office:value="628" calcext:value-type="float">
            <text:p>6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0]+1" office:value-type="float" office:value="629" calcext:value-type="float">
            <text:p>6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1]+1" office:value-type="float" office:value="630" calcext:value-type="float">
            <text:p>6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2]+1" office:value-type="float" office:value="631" calcext:value-type="float">
            <text:p>6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3]+1" office:value-type="float" office:value="632" calcext:value-type="float">
            <text:p>6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4]+1" office:value-type="float" office:value="633" calcext:value-type="float">
            <text:p>6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5]+1" office:value-type="float" office:value="634" calcext:value-type="float">
            <text:p>6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6]+1" office:value-type="float" office:value="635" calcext:value-type="float">
            <text:p>6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7]+1" office:value-type="float" office:value="636" calcext:value-type="float">
            <text:p>6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8]+1" office:value-type="float" office:value="637" calcext:value-type="float">
            <text:p>6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9]+1" office:value-type="float" office:value="638" calcext:value-type="float">
            <text:p>6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0]+1" office:value-type="float" office:value="639" calcext:value-type="float">
            <text:p>6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1]+1"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2]+1" office:value-type="float" office:value="641" calcext:value-type="float">
            <text:p>6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3]+1" office:value-type="float" office:value="642" calcext:value-type="float">
            <text:p>6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4]+1" office:value-type="float" office:value="643" calcext:value-type="float">
            <text:p>6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5]+1" office:value-type="float" office:value="644" calcext:value-type="float">
            <text:p>6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6]+1" office:value-type="float" office:value="645" calcext:value-type="float">
            <text:p>6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7]+1" office:value-type="float" office:value="646" calcext:value-type="float">
            <text:p>6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8]+1" office:value-type="float" office:value="647" calcext:value-type="float">
            <text:p>6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49]+1" office:value-type="float" office:value="648" calcext:value-type="float">
            <text:p>6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0]+1"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1]+1" office:value-type="float" office:value="650" calcext:value-type="float">
            <text:p>6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2]+1" office:value-type="float" office:value="651" calcext:value-type="float">
            <text:p>6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3]+1" office:value-type="float" office:value="652" calcext:value-type="float">
            <text:p>6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4]+1" office:value-type="float" office:value="653" calcext:value-type="float">
            <text:p>6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5]+1" office:value-type="float" office:value="654" calcext:value-type="float">
            <text:p>6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6]+1" office:value-type="float" office:value="655" calcext:value-type="float">
            <text:p>6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7]+1" office:value-type="float" office:value="656" calcext:value-type="float">
            <text:p>6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8]+1" office:value-type="float" office:value="657" calcext:value-type="float">
            <text:p>6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59]+1" office:value-type="float" office:value="658" calcext:value-type="float">
            <text:p>6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0]+1" office:value-type="float" office:value="659" calcext:value-type="float">
            <text:p>6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1]+1" office:value-type="float" office:value="660" calcext:value-type="float">
            <text:p>6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2]+1" office:value-type="float" office:value="661" calcext:value-type="float">
            <text:p>6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3]+1" office:value-type="float" office:value="662" calcext:value-type="float">
            <text:p>6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4]+1" office:value-type="float" office:value="663" calcext:value-type="float">
            <text:p>6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5]+1" office:value-type="float" office:value="664" calcext:value-type="float">
            <text:p>6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6]+1" office:value-type="float" office:value="665" calcext:value-type="float">
            <text:p>6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7]+1" office:value-type="float" office:value="666" calcext:value-type="float">
            <text:p>6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8]+1" office:value-type="float" office:value="667" calcext:value-type="float">
            <text:p>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69]+1" office:value-type="float" office:value="668" calcext:value-type="float">
            <text:p>6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0]+1" office:value-type="float" office:value="669" calcext:value-type="float">
            <text:p>6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1]+1" office:value-type="float" office:value="670" calcext:value-type="float">
            <text:p>6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2]+1" office:value-type="float" office:value="671" calcext:value-type="float">
            <text:p>6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3]+1" office:value-type="float" office:value="672" calcext:value-type="float">
            <text:p>6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4]+1" office:value-type="float" office:value="673" calcext:value-type="float">
            <text:p>6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5]+1"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6]+1" office:value-type="float" office:value="675" calcext:value-type="float">
            <text:p>6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7]+1" office:value-type="float" office:value="676" calcext:value-type="float">
            <text:p>6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8]+1" office:value-type="float" office:value="677" calcext:value-type="float">
            <text:p>6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79]+1" office:value-type="float" office:value="678" calcext:value-type="float">
            <text:p>6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0]+1" office:value-type="float" office:value="679" calcext:value-type="float">
            <text:p>6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1]+1" office:value-type="float" office:value="680" calcext:value-type="float">
            <text:p>6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2]+1" office:value-type="float" office:value="681" calcext:value-type="float">
            <text:p>6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3]+1" office:value-type="float" office:value="682" calcext:value-type="float">
            <text:p>6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4]+1" office:value-type="float" office:value="683" calcext:value-type="float">
            <text:p>6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5]+1" office:value-type="float" office:value="684" calcext:value-type="float">
            <text:p>6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6]+1" office:value-type="float" office:value="685" calcext:value-type="float">
            <text:p>6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7]+1" office:value-type="float" office:value="686" calcext:value-type="float">
            <text:p>6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8]+1" office:value-type="float" office:value="687" calcext:value-type="float">
            <text:p>6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89]+1" office:value-type="float" office:value="688" calcext:value-type="float">
            <text:p>6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0]+1" office:value-type="float" office:value="689" calcext:value-type="float">
            <text:p>6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1]+1" office:value-type="float" office:value="690" calcext:value-type="float">
            <text:p>6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2]+1" office:value-type="float" office:value="691" calcext:value-type="float">
            <text:p>6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3]+1" office:value-type="float" office:value="692" calcext:value-type="float">
            <text:p>6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4]+1" office:value-type="float" office:value="693" calcext:value-type="float">
            <text:p>6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5]+1" office:value-type="float" office:value="694" calcext:value-type="float">
            <text:p>6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6]+1" office:value-type="float" office:value="695" calcext:value-type="float">
            <text:p>6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7]+1" office:value-type="float" office:value="696" calcext:value-type="float">
            <text:p>6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8]+1" office:value-type="float" office:value="697" calcext:value-type="float">
            <text:p>6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99]+1" office:value-type="float" office:value="698" calcext:value-type="float">
            <text:p>6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0]+1" office:value-type="float" office:value="699" calcext:value-type="float">
            <text:p>6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1]+1" office:value-type="float" office:value="700" calcext:value-type="float">
            <text:p>7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2]+1" office:value-type="float" office:value="701" calcext:value-type="float">
            <text:p>7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3]+1" office:value-type="float" office:value="702" calcext:value-type="float">
            <text:p>7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4]+1" office:value-type="float" office:value="703" calcext:value-type="float">
            <text:p>7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5]+1"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6]+1" office:value-type="float" office:value="705" calcext:value-type="float">
            <text:p>7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7]+1" office:value-type="float" office:value="706" calcext:value-type="float">
            <text:p>7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8]+1" office:value-type="float" office:value="707" calcext:value-type="float">
            <text:p>7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09]+1" office:value-type="float" office:value="708" calcext:value-type="float">
            <text:p>7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0]+1" office:value-type="float" office:value="709" calcext:value-type="float">
            <text:p>7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1]+1" office:value-type="float" office:value="710" calcext:value-type="float">
            <text:p>7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2]+1" office:value-type="float" office:value="711" calcext:value-type="float">
            <text:p>7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3]+1" office:value-type="float" office:value="712" calcext:value-type="float">
            <text:p>7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4]+1" office:value-type="float" office:value="713" calcext:value-type="float">
            <text:p>7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5]+1" office:value-type="float" office:value="714" calcext:value-type="float">
            <text:p>7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6]+1" office:value-type="float" office:value="715" calcext:value-type="float">
            <text:p>7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7]+1" office:value-type="float" office:value="716" calcext:value-type="float">
            <text:p>7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8]+1" office:value-type="float" office:value="717" calcext:value-type="float">
            <text:p>7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19]+1" office:value-type="float" office:value="718" calcext:value-type="float">
            <text:p>7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0]+1" office:value-type="float" office:value="719" calcext:value-type="float">
            <text:p>7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1]+1" office:value-type="float" office:value="720" calcext:value-type="float">
            <text:p>7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2]+1" office:value-type="float" office:value="721" calcext:value-type="float">
            <text:p>7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3]+1" office:value-type="float" office:value="722" calcext:value-type="float">
            <text:p>7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4]+1" office:value-type="float" office:value="723" calcext:value-type="float">
            <text:p>7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5]+1" office:value-type="float" office:value="724" calcext:value-type="float">
            <text:p>7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6]+1" office:value-type="float" office:value="725" calcext:value-type="float">
            <text:p>7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7]+1" office:value-type="float" office:value="726" calcext:value-type="float">
            <text:p>7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8]+1" office:value-type="float" office:value="727" calcext:value-type="float">
            <text:p>7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29]+1" office:value-type="float" office:value="728" calcext:value-type="float">
            <text:p>7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0]+1"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1]+1" office:value-type="float" office:value="730" calcext:value-type="float">
            <text:p>7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2]+1" office:value-type="float" office:value="731" calcext:value-type="float">
            <text:p>7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3]+1" office:value-type="float" office:value="732" calcext:value-type="float">
            <text:p>7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4]+1" office:value-type="float" office:value="733" calcext:value-type="float">
            <text:p>7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5]+1" office:value-type="float" office:value="734" calcext:value-type="float">
            <text:p>7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6]+1" office:value-type="float" office:value="735" calcext:value-type="float">
            <text:p>7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7]+1" office:value-type="float" office:value="736" calcext:value-type="float">
            <text:p>7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8]+1" office:value-type="float" office:value="737" calcext:value-type="float">
            <text:p>7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39]+1" office:value-type="float" office:value="738" calcext:value-type="float">
            <text:p>7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0]+1" office:value-type="float" office:value="739" calcext:value-type="float">
            <text:p>7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1]+1" office:value-type="float" office:value="740" calcext:value-type="float">
            <text:p>7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2]+1" office:value-type="float" office:value="741" calcext:value-type="float">
            <text:p>7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3]+1" office:value-type="float" office:value="742" calcext:value-type="float">
            <text:p>7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4]+1" office:value-type="float" office:value="743" calcext:value-type="float">
            <text:p>7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5]+1" office:value-type="float" office:value="744" calcext:value-type="float">
            <text:p>7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6]+1" office:value-type="float" office:value="745" calcext:value-type="float">
            <text:p>7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7]+1" office:value-type="float" office:value="746" calcext:value-type="float">
            <text:p>7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8]+1" office:value-type="float" office:value="747" calcext:value-type="float">
            <text:p>7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49]+1" office:value-type="float" office:value="748" calcext:value-type="float">
            <text:p>7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0]+1" office:value-type="float" office:value="749" calcext:value-type="float">
            <text:p>7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1]+1" office:value-type="float" office:value="750" calcext:value-type="float">
            <text:p>7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2]+1" office:value-type="float" office:value="751" calcext:value-type="float">
            <text:p>7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3]+1" office:value-type="float" office:value="752" calcext:value-type="float">
            <text:p>7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4]+1" office:value-type="float" office:value="753" calcext:value-type="float">
            <text:p>7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5]+1" office:value-type="float" office:value="754" calcext:value-type="float">
            <text:p>7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6]+1" office:value-type="float" office:value="755" calcext:value-type="float">
            <text:p>7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7]+1" office:value-type="float" office:value="756" calcext:value-type="float">
            <text:p>7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8]+1" office:value-type="float" office:value="757" calcext:value-type="float">
            <text:p>7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59]+1" office:value-type="float" office:value="758" calcext:value-type="float">
            <text:p>7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0]+1" office:value-type="float" office:value="759" calcext:value-type="float">
            <text:p>7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1]+1" office:value-type="float" office:value="760" calcext:value-type="float">
            <text:p>7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2]+1" office:value-type="float" office:value="761" calcext:value-type="float">
            <text:p>7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3]+1" office:value-type="float" office:value="762" calcext:value-type="float">
            <text:p>7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4]+1" office:value-type="float" office:value="763" calcext:value-type="float">
            <text:p>7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5]+1" office:value-type="float" office:value="764" calcext:value-type="float">
            <text:p>7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6]+1" office:value-type="float" office:value="765" calcext:value-type="float">
            <text:p>7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7]+1" office:value-type="float" office:value="766" calcext:value-type="float">
            <text:p>7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8]+1" office:value-type="float" office:value="767" calcext:value-type="float">
            <text:p>7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69]+1"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0]+1" office:value-type="float" office:value="769" calcext:value-type="float">
            <text:p>7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1]+1" office:value-type="float" office:value="770" calcext:value-type="float">
            <text:p>7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2]+1" office:value-type="float" office:value="771" calcext:value-type="float">
            <text:p>7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3]+1" office:value-type="float" office:value="772" calcext:value-type="float">
            <text:p>7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4]+1" office:value-type="float" office:value="773" calcext:value-type="float">
            <text:p>7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5]+1" office:value-type="float" office:value="774" calcext:value-type="float">
            <text:p>7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6]+1" office:value-type="float" office:value="775" calcext:value-type="float">
            <text:p>7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7]+1" office:value-type="float" office:value="776" calcext:value-type="float">
            <text:p>7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8]+1" office:value-type="float" office:value="777" calcext:value-type="float">
            <text:p>7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79]+1" office:value-type="float" office:value="778" calcext:value-type="float">
            <text:p>7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0]+1" office:value-type="float" office:value="779" calcext:value-type="float">
            <text:p>7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1]+1" office:value-type="float" office:value="780" calcext:value-type="float">
            <text:p>7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2]+1" office:value-type="float" office:value="781" calcext:value-type="float">
            <text:p>7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3]+1" office:value-type="float" office:value="782" calcext:value-type="float">
            <text:p>7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4]+1" office:value-type="float" office:value="783" calcext:value-type="float">
            <text:p>7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5]+1" office:value-type="float" office:value="784" calcext:value-type="float">
            <text:p>7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6]+1" office:value-type="float" office:value="785" calcext:value-type="float">
            <text:p>7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7]+1" office:value-type="float" office:value="786" calcext:value-type="float">
            <text:p>7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8]+1" office:value-type="float" office:value="787" calcext:value-type="float">
            <text:p>7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89]+1" office:value-type="float" office:value="788" calcext:value-type="float">
            <text:p>7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0]+1" office:value-type="float" office:value="789" calcext:value-type="float">
            <text:p>7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1]+1" office:value-type="float" office:value="790" calcext:value-type="float">
            <text:p>7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2]+1" office:value-type="float" office:value="791" calcext:value-type="float">
            <text:p>7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3]+1" office:value-type="float" office:value="792" calcext:value-type="float">
            <text:p>7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4]+1" office:value-type="float" office:value="793" calcext:value-type="float">
            <text:p>7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5]+1" office:value-type="float" office:value="794" calcext:value-type="float">
            <text:p>7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6]+1" office:value-type="float" office:value="795" calcext:value-type="float">
            <text:p>7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7]+1" office:value-type="float" office:value="796" calcext:value-type="float">
            <text:p>7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8]+1" office:value-type="float" office:value="797" calcext:value-type="float">
            <text:p>7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799]+1" office:value-type="float" office:value="798" calcext:value-type="float">
            <text:p>7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0]+1" office:value-type="float" office:value="799" calcext:value-type="float">
            <text:p>7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1]+1" office:value-type="float" office:value="800" calcext:value-type="float">
            <text:p>8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2]+1" office:value-type="float" office:value="801" calcext:value-type="float">
            <text:p>8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3]+1" office:value-type="float" office:value="802" calcext:value-type="float">
            <text:p>8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4]+1" office:value-type="float" office:value="803" calcext:value-type="float">
            <text:p>8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5]+1" office:value-type="float" office:value="804" calcext:value-type="float">
            <text:p>8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6]+1" office:value-type="float" office:value="805" calcext:value-type="float">
            <text:p>8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7]+1" office:value-type="float" office:value="806" calcext:value-type="float">
            <text:p>8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8]+1" office:value-type="float" office:value="807" calcext:value-type="float">
            <text:p>8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09]+1" office:value-type="float" office:value="808" calcext:value-type="float">
            <text:p>8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0]+1" office:value-type="float" office:value="809" calcext:value-type="float">
            <text:p>8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1]+1" office:value-type="float" office:value="810" calcext:value-type="float">
            <text:p>8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2]+1" office:value-type="float" office:value="811" calcext:value-type="float">
            <text:p>8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3]+1" office:value-type="float" office:value="812" calcext:value-type="float">
            <text:p>8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4]+1" office:value-type="float" office:value="813" calcext:value-type="float">
            <text:p>8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5]+1" office:value-type="float" office:value="814" calcext:value-type="float">
            <text:p>8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6]+1" office:value-type="float" office:value="815" calcext:value-type="float">
            <text:p>8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7]+1" office:value-type="float" office:value="816" calcext:value-type="float">
            <text:p>8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8]+1" office:value-type="float" office:value="817" calcext:value-type="float">
            <text:p>8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19]+1" office:value-type="float" office:value="818" calcext:value-type="float">
            <text:p>8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0]+1" office:value-type="float" office:value="819" calcext:value-type="float">
            <text:p>8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1]+1" office:value-type="float" office:value="820" calcext:value-type="float">
            <text:p>8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2]+1" office:value-type="float" office:value="821" calcext:value-type="float">
            <text:p>8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3]+1" office:value-type="float" office:value="822" calcext:value-type="float">
            <text:p>8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4]+1" office:value-type="float" office:value="823" calcext:value-type="float">
            <text:p>8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5]+1" office:value-type="float" office:value="824" calcext:value-type="float">
            <text:p>8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6]+1" office:value-type="float" office:value="825" calcext:value-type="float">
            <text:p>8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7]+1" office:value-type="float" office:value="826" calcext:value-type="float">
            <text:p>8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8]+1" office:value-type="float" office:value="827" calcext:value-type="float">
            <text:p>8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29]+1" office:value-type="float" office:value="828" calcext:value-type="float">
            <text:p>8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0]+1" office:value-type="float" office:value="829" calcext:value-type="float">
            <text:p>8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1]+1" office:value-type="float" office:value="830" calcext:value-type="float">
            <text:p>8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2]+1" office:value-type="float" office:value="831" calcext:value-type="float">
            <text:p>8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3]+1"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4]+1" office:value-type="float" office:value="833" calcext:value-type="float">
            <text:p>8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5]+1" office:value-type="float" office:value="834" calcext:value-type="float">
            <text:p>8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6]+1" office:value-type="float" office:value="835" calcext:value-type="float">
            <text:p>8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7]+1" office:value-type="float" office:value="836" calcext:value-type="float">
            <text:p>8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8]+1" office:value-type="float" office:value="837" calcext:value-type="float">
            <text:p>8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39]+1" office:value-type="float" office:value="838" calcext:value-type="float">
            <text:p>8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0]+1" office:value-type="float" office:value="839" calcext:value-type="float">
            <text:p>8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1]+1" office:value-type="float" office:value="840" calcext:value-type="float">
            <text:p>8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2]+1" office:value-type="float" office:value="841" calcext:value-type="float">
            <text:p>8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3]+1" office:value-type="float" office:value="842" calcext:value-type="float">
            <text:p>8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4]+1" office:value-type="float" office:value="843" calcext:value-type="float">
            <text:p>8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5]+1" office:value-type="float" office:value="844" calcext:value-type="float">
            <text:p>8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6]+1" office:value-type="float" office:value="845" calcext:value-type="float">
            <text:p>8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7]+1" office:value-type="float" office:value="846" calcext:value-type="float">
            <text:p>8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8]+1" office:value-type="float" office:value="847" calcext:value-type="float">
            <text:p>8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49]+1" office:value-type="float" office:value="848" calcext:value-type="float">
            <text:p>8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0]+1" office:value-type="float" office:value="849" calcext:value-type="float">
            <text:p>8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1]+1" office:value-type="float" office:value="850" calcext:value-type="float">
            <text:p>8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2]+1" office:value-type="float" office:value="851" calcext:value-type="float">
            <text:p>8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3]+1" office:value-type="float" office:value="852" calcext:value-type="float">
            <text:p>8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4]+1" office:value-type="float" office:value="853" calcext:value-type="float">
            <text:p>8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5]+1" office:value-type="float" office:value="854" calcext:value-type="float">
            <text:p>8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6]+1" office:value-type="float" office:value="855" calcext:value-type="float">
            <text:p>8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7]+1" office:value-type="float" office:value="856" calcext:value-type="float">
            <text:p>8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8]+1" office:value-type="float" office:value="857" calcext:value-type="float">
            <text:p>8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59]+1" office:value-type="float" office:value="858" calcext:value-type="float">
            <text:p>8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0]+1" office:value-type="float" office:value="859" calcext:value-type="float">
            <text:p>8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1]+1" office:value-type="float" office:value="860" calcext:value-type="float">
            <text:p>8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2]+1" office:value-type="float" office:value="861" calcext:value-type="float">
            <text:p>8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3]+1" office:value-type="float" office:value="862" calcext:value-type="float">
            <text:p>8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4]+1" office:value-type="float" office:value="863" calcext:value-type="float">
            <text:p>8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5]+1" office:value-type="float" office:value="864" calcext:value-type="float">
            <text:p>8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6]+1" office:value-type="float" office:value="865" calcext:value-type="float">
            <text:p>8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7]+1" office:value-type="float" office:value="866" calcext:value-type="float">
            <text:p>8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8]+1" office:value-type="float" office:value="867" calcext:value-type="float">
            <text:p>8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69]+1" office:value-type="float" office:value="868" calcext:value-type="float">
            <text:p>8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0]+1" office:value-type="float" office:value="869" calcext:value-type="float">
            <text:p>8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1]+1" office:value-type="float" office:value="870" calcext:value-type="float">
            <text:p>8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2]+1" office:value-type="float" office:value="871" calcext:value-type="float">
            <text:p>8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3]+1" office:value-type="float" office:value="872" calcext:value-type="float">
            <text:p>8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4]+1" office:value-type="float" office:value="873" calcext:value-type="float">
            <text:p>8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5]+1" office:value-type="float" office:value="874" calcext:value-type="float">
            <text:p>8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6]+1" office:value-type="float" office:value="875" calcext:value-type="float">
            <text:p>8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7]+1" office:value-type="float" office:value="876" calcext:value-type="float">
            <text:p>8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8]+1" office:value-type="float" office:value="877" calcext:value-type="float">
            <text:p>8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79]+1" office:value-type="float" office:value="878" calcext:value-type="float">
            <text:p>8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0]+1" office:value-type="float" office:value="879" calcext:value-type="float">
            <text:p>8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1]+1" office:value-type="float" office:value="880" calcext:value-type="float">
            <text:p>8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2]+1" office:value-type="float" office:value="881" calcext:value-type="float">
            <text:p>8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3]+1" office:value-type="float" office:value="882" calcext:value-type="float">
            <text:p>8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4]+1" office:value-type="float" office:value="883" calcext:value-type="float">
            <text:p>8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5]+1" office:value-type="float" office:value="884" calcext:value-type="float">
            <text:p>8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6]+1" office:value-type="float" office:value="885" calcext:value-type="float">
            <text:p>8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7]+1" office:value-type="float" office:value="886" calcext:value-type="float">
            <text:p>8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8]+1" office:value-type="float" office:value="887" calcext:value-type="float">
            <text:p>8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89]+1" office:value-type="float" office:value="888" calcext:value-type="float">
            <text:p>8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0]+1" office:value-type="float" office:value="889" calcext:value-type="float">
            <text:p>8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1]+1" office:value-type="float" office:value="890" calcext:value-type="float">
            <text:p>8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2]+1" office:value-type="float" office:value="891" calcext:value-type="float">
            <text:p>8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3]+1" office:value-type="float" office:value="892" calcext:value-type="float">
            <text:p>8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4]+1" office:value-type="float" office:value="893" calcext:value-type="float">
            <text:p>8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5]+1" office:value-type="float" office:value="894" calcext:value-type="float">
            <text:p>8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6]+1" office:value-type="float" office:value="895" calcext:value-type="float">
            <text:p>8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7]+1"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8]+1" office:value-type="float" office:value="897" calcext:value-type="float">
            <text:p>8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899]+1" office:value-type="float" office:value="898" calcext:value-type="float">
            <text:p>8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0]+1" office:value-type="float" office:value="899" calcext:value-type="float">
            <text:p>8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1]+1"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2]+1" office:value-type="float" office:value="901" calcext:value-type="float">
            <text:p>90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3]+1" office:value-type="float" office:value="902" calcext:value-type="float">
            <text:p>90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4]+1" office:value-type="float" office:value="903" calcext:value-type="float">
            <text:p>90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5]+1" office:value-type="float" office:value="904" calcext:value-type="float">
            <text:p>90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6]+1" office:value-type="float" office:value="905" calcext:value-type="float">
            <text:p>9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7]+1" office:value-type="float" office:value="906" calcext:value-type="float">
            <text:p>90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8]+1" office:value-type="float" office:value="907" calcext:value-type="float">
            <text:p>9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09]+1" office:value-type="float" office:value="908" calcext:value-type="float">
            <text:p>9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0]+1" office:value-type="float" office:value="909" calcext:value-type="float">
            <text:p>90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1]+1" office:value-type="float" office:value="910" calcext:value-type="float">
            <text:p>9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2]+1" office:value-type="float" office:value="911" calcext:value-type="float">
            <text:p>91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3]+1" office:value-type="float" office:value="912" calcext:value-type="float">
            <text:p>9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4]+1" office:value-type="float" office:value="913" calcext:value-type="float">
            <text:p>9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5]+1" office:value-type="float" office:value="914" calcext:value-type="float">
            <text:p>9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6]+1" office:value-type="float" office:value="915" calcext:value-type="float">
            <text:p>9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7]+1" office:value-type="float" office:value="916" calcext:value-type="float">
            <text:p>9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8]+1" office:value-type="float" office:value="917" calcext:value-type="float">
            <text:p>91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19]+1" office:value-type="float" office:value="918" calcext:value-type="float">
            <text:p>91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0]+1" office:value-type="float" office:value="919" calcext:value-type="float">
            <text:p>91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1]+1" office:value-type="float" office:value="920" calcext:value-type="float">
            <text:p>92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2]+1" office:value-type="float" office:value="921" calcext:value-type="float">
            <text:p>92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3]+1" office:value-type="float" office:value="922" calcext:value-type="float">
            <text:p>9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4]+1" office:value-type="float" office:value="923" calcext:value-type="float">
            <text:p>9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5]+1" office:value-type="float" office:value="924" calcext:value-type="float">
            <text:p>9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6]+1" office:value-type="float" office:value="925" calcext:value-type="float">
            <text:p>9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7]+1" office:value-type="float" office:value="926" calcext:value-type="float">
            <text:p>92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8]+1" office:value-type="float" office:value="927" calcext:value-type="float">
            <text:p>9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29]+1" office:value-type="float" office:value="928" calcext:value-type="float">
            <text:p>9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0]+1" office:value-type="float" office:value="929" calcext:value-type="float">
            <text:p>9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1]+1" office:value-type="float" office:value="930" calcext:value-type="float">
            <text:p>93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2]+1" office:value-type="float" office:value="931" calcext:value-type="float">
            <text:p>9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3]+1" office:value-type="float" office:value="932" calcext:value-type="float">
            <text:p>9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4]+1" office:value-type="float" office:value="933" calcext:value-type="float">
            <text:p>9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5]+1" office:value-type="float" office:value="934" calcext:value-type="float">
            <text:p>93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6]+1" office:value-type="float" office:value="935" calcext:value-type="float">
            <text:p>93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7]+1" office:value-type="float" office:value="936" calcext:value-type="float">
            <text:p>9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8]+1" office:value-type="float" office:value="937" calcext:value-type="float">
            <text:p>93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39]+1" office:value-type="float" office:value="938" calcext:value-type="float">
            <text:p>9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0]+1" office:value-type="float" office:value="939" calcext:value-type="float">
            <text:p>93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1]+1" office:value-type="float" office:value="940" calcext:value-type="float">
            <text:p>94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2]+1" office:value-type="float" office:value="941" calcext:value-type="float">
            <text:p>94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3]+1" office:value-type="float" office:value="942" calcext:value-type="float">
            <text:p>94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4]+1" office:value-type="float" office:value="943" calcext:value-type="float">
            <text:p>94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5]+1" office:value-type="float" office:value="944" calcext:value-type="float">
            <text:p>9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6]+1" office:value-type="float" office:value="945" calcext:value-type="float">
            <text:p>94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7]+1" office:value-type="float" office:value="946" calcext:value-type="float">
            <text:p>94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8]+1" office:value-type="float" office:value="947" calcext:value-type="float">
            <text:p>94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49]+1" office:value-type="float" office:value="948" calcext:value-type="float">
            <text:p>9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0]+1" office:value-type="float" office:value="949" calcext:value-type="float">
            <text:p>94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1]+1" office:value-type="float" office:value="950" calcext:value-type="float">
            <text:p>95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2]+1" office:value-type="float" office:value="951" calcext:value-type="float">
            <text:p>95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3]+1" office:value-type="float" office:value="952" calcext:value-type="float">
            <text:p>95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4]+1" office:value-type="float" office:value="953" calcext:value-type="float">
            <text:p>95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5]+1" office:value-type="float" office:value="954" calcext:value-type="float">
            <text:p>95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6]+1" office:value-type="float" office:value="955" calcext:value-type="float">
            <text:p>95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7]+1" office:value-type="float" office:value="956" calcext:value-type="float">
            <text:p>95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8]+1" office:value-type="float" office:value="957" calcext:value-type="float">
            <text:p>95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59]+1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0]+1" office:value-type="float" office:value="959" calcext:value-type="float">
            <text:p>95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1]+1"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2]+1" office:value-type="float" office:value="961" calcext:value-type="float">
            <text:p>9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3]+1" office:value-type="float" office:value="962" calcext:value-type="float">
            <text:p>9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4]+1" office:value-type="float" office:value="963" calcext:value-type="float">
            <text:p>96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5]+1" office:value-type="float" office:value="964" calcext:value-type="float">
            <text:p>9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6]+1" office:value-type="float" office:value="965" calcext:value-type="float">
            <text:p>96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7]+1" office:value-type="float" office:value="966" calcext:value-type="float">
            <text:p>96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8]+1" office:value-type="float" office:value="967" calcext:value-type="float">
            <text:p>9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69]+1" office:value-type="float" office:value="968" calcext:value-type="float">
            <text:p>96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0]+1" office:value-type="float" office:value="969" calcext:value-type="float">
            <text:p>96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1]+1" office:value-type="float" office:value="970" calcext:value-type="float">
            <text:p>9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2]+1" office:value-type="float" office:value="971" calcext:value-type="float">
            <text:p>97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3]+1" office:value-type="float" office:value="972" calcext:value-type="float">
            <text:p>9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4]+1" office:value-type="float" office:value="973" calcext:value-type="float">
            <text:p>97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5]+1" office:value-type="float" office:value="974" calcext:value-type="float">
            <text:p>97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6]+1" office:value-type="float" office:value="975" calcext:value-type="float">
            <text:p>9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7]+1" office:value-type="float" office:value="976" calcext:value-type="float">
            <text:p>9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8]+1" office:value-type="float" office:value="977" calcext:value-type="float">
            <text:p>97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79]+1" office:value-type="float" office:value="978" calcext:value-type="float">
            <text:p>97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0]+1" office:value-type="float" office:value="979" calcext:value-type="float">
            <text:p>97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1]+1" office:value-type="float" office:value="980" calcext:value-type="float">
            <text:p>9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2]+1" office:value-type="float" office:value="981" calcext:value-type="float">
            <text:p>9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3]+1" office:value-type="float" office:value="982" calcext:value-type="float">
            <text:p>9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4]+1" office:value-type="float" office:value="983" calcext:value-type="float">
            <text:p>98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5]+1" office:value-type="float" office:value="984" calcext:value-type="float">
            <text:p>98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6]+1" office:value-type="float" office:value="985" calcext:value-type="float">
            <text:p>9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7]+1" office:value-type="float" office:value="986" calcext:value-type="float">
            <text:p>98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8]+1"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89]+1" office:value-type="float" office:value="988" calcext:value-type="float">
            <text:p>9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0]+1" office:value-type="float" office:value="989" calcext:value-type="float">
            <text:p>9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1]+1" office:value-type="float" office:value="990" calcext:value-type="float">
            <text:p>99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2]+1" office:value-type="float" office:value="991" calcext:value-type="float">
            <text:p>99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3]+1" office:value-type="float" office:value="992" calcext:value-type="float">
            <text:p>9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4]+1" office:value-type="float" office:value="993" calcext:value-type="float">
            <text:p>9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5]+1" office:value-type="float" office:value="994" calcext:value-type="float">
            <text:p>99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6]+1" office:value-type="float" office:value="995" calcext:value-type="float">
            <text:p>99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7]+1" office:value-type="float" office:value="996" calcext:value-type="float">
            <text:p>9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8]+1"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999]+1" office:value-type="float" office:value="998" calcext:value-type="float">
            <text:p>99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00]+1"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1001]+1" office:value-type="float" office:value="1000" calcext:value-type="float">
            <text:p>1000</text:p>
          </table:table-cell>
          <table:table-cell table:number-columns-repeated="13"/>
        </table:table-row>
        <table:table-row table:style-name="ro1" table:number-rows-repeated="10475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0:16:34.149311889</meta:creation-date>
    <dc:date>2015-02-28T11:37:45.835657783</dc:date>
    <meta:editing-duration>PT50M29S</meta:editing-duration>
    <meta:editing-cycles>11</meta:editing-cycles>
    <meta:generator>LibreOffice/4.3.6.2$Linux_X86_64 LibreOffice_project/430$Build-2</meta:generator>
    <meta:document-statistic meta:table-count="1" meta:cell-count="1799" meta:object-count="0"/>
  </office:meta>
</office:document-meta>
</file>